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1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855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231f20" fo:border-left="none" fo:border-right="none" fo:border-top="none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231f20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231f20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231f20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002cm solid #231f2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231f20" style:text-outline="false" style:text-line-through-style="none" style:font-name="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font-name="F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31f20" style:text-outline="false" style:text-line-through-style="none" style:font-name="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31f20" style:text-outline="false" style:text-line-through-style="none" style:font-name="F" fo:font-size="8pt" fo:language="en" fo:country="US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231f20" fo:background-color="#bebebe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231f20" fo:background-color="#bebebe" fo:border-left="none" fo:border-right="none" fo:border-top="0.002cm solid #231f2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231f20" fo:background-color="#bebebe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231f2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/>
      <style:text-properties fo:color="#231f20" style:text-outline="false" style:text-line-through-style="none" style:font-name="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color="#231f20" style:text-outline="false" style:text-line-through-style="none" style:font-name="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231f20" fo:border-left="none" fo:border-right="none" fo:border-top="none"/>
      <style:text-properties fo:color="#1a161b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231f2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font-name="F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font-name="F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231f20" style:text-outline="false" style:text-line-through-style="none" style:font-name="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231f20" style:text-outline="false" style:text-line-through-style="none" style:font-name="F" fo:font-size="9pt" fo:language="en" fo:country="US" fo:text-shadow="none" style:text-underline-style="none" style:text-underline-mode="continuous" style:text-overline-mode="continuous" style:text-line-through-mode="continuous" style:font-size-asian="12pt" style:language-asian="en" style:country-asian="U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/>
      <style:text-properties fo:color="#231f20" style:text-outline="false" style:text-line-through-style="none" style:font-name="F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231f20" style:text-outline="false" style:text-line-through-style="none" style:font-name="F" fo:font-size="9pt" fo:language="en" fo:country="US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231f20" style:text-outline="false" style:text-line-through-style="none" style:font-name="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231f20" style:text-outline="false" style:text-line-through-style="none" style:font-name="F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2cm solid #231f20" fo:border-left="none" fo:border-right="none" fo:border-top="none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02cm solid #231f20" fo:background-color="#bebebe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2cm solid #231f20" fo:border-left="none" fo:border-right="none" fo:border-top="0.002cm solid #231f20"/>
      <style:text-properties fo:color="#231f20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231f20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231f20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231f20" fo:border-left="none" fo:border-right="none" fo:border-top="none"/>
      <style:text-properties fo:color="#231f20"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231f20" fo:background-color="#bebebe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bebebe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02cm solid #231f20" fo:background-color="#bebebe" fo:border-left="none" fo:border-right="none" fo:border-top="none"/>
      <style:text-properties fo:color="#231f20"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02cm solid #231f20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bebebe" fo:border-left="none" fo:border-right="none" fo:border-top="0.002cm solid #231f2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02cm solid #231f20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231f20" fo:border-left="none" fo:border-right="none" fo:border-top="0.002cm solid #231f20"/>
      <style:text-properties fo:color="#231f20" style:text-outline="false" style:text-line-through-style="none" style:font-name="Times New Roman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02cm solid #231f20" fo:background-color="#bebebe" fo:border-left="none" fo:border-right="none" fo:border-top="0.002cm solid #231f20"/>
      <style:text-properties fo:color="#231f20" style:text-outline="false" style:text-line-through-style="none" style:font-name="Times New Roman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231f20" fo:border-left="none" fo:border-right="none" fo:border-top="none"/>
      <style:text-properties fo:color="#231f20" style:text-outline="false" style:text-line-through-style="none" style:font-name="Times New Roman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231f20" style:text-align-source="fix" style:repeat-content="false" fo:border-left="none" fo:border-right="none" fo:border-top="0.002cm solid #231f20"/>
      <style:paragraph-properties fo:text-align="center"/>
      <style:text-properties fo:color="#231f20" style:text-outline="false" style:text-line-through-style="none" style:font-name="Times New Roman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231f20" style:text-align-source="fix" style:repeat-content="false" fo:border-left="none" fo:border-right="none" fo:border-top="none"/>
      <style:paragraph-properties fo:text-align="center"/>
      <style:text-properties fo:color="#1a161b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bebebe" fo:border-left="none" fo:border-right="none" fo:border-top="0.002cm solid #231f20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231f20" fo:background-color="#bebebe" fo:border-left="none" fo:border-right="none" fo:border-top="none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02cm solid #231f20" fo:border-left="none" fo:border-right="none" fo:border-top="0.002cm solid #231f20"/>
      <style:text-properties fo:color="#231f2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02cm solid #231f20" fo:background-color="#bebebe" fo:border-left="none" fo:border-right="none" fo:border-top="0.002cm solid #231f20"/>
      <style:text-properties fo:color="#231f2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02cm solid #231f20" fo:border-left="none" fo:border-right="none" fo:border-top="none"/>
      <style:text-properties fo:color="#231f2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02cm solid #231f20" fo:border-left="none" fo:border-right="none" fo:border-top="0.002cm solid #231f2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231f20" style:text-align-source="fix" style:repeat-content="false" fo:border-left="none" fo:border-right="none" fo:border-top="0.002cm solid #231f20"/>
      <style:paragraph-properties fo:text-align="center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02cm solid #231f20" fo:background-color="#bebebe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02cm solid #231f20" style:text-align-source="fix" style:repeat-content="false" fo:border-left="none" fo:border-right="none" fo:border-top="none"/>
      <style:paragraph-properties fo:text-align="center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02cm solid #231f20"/>
      <style:paragraph-properties fo:text-align="center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02cm solid #231f20" style:text-align-source="fix" style:repeat-content="false" fo:border-left="none" fo:border-right="none" fo:border-top="0.002cm solid #231f20"/>
      <style:paragraph-properties fo:text-align="end"/>
      <style:text-properties fo:color="#231f20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02cm solid #231f20" style:text-align-source="fix" style:repeat-content="false" fo:border-left="none" fo:border-right="none" fo:border-top="0.002cm solid #231f20"/>
      <style:paragraph-properties fo:text-align="center"/>
      <style:text-properties fo:color="#231f2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02cm solid #231f20" style:text-align-source="fix" style:repeat-content="false" fo:border-left="none" fo:border-right="none" fo:border-top="none"/>
      <style:paragraph-properties fo:text-align="center"/>
      <style:text-properties fo:color="#231f2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02cm solid #231f20" fo:border-left="none" fo:border-right="none" fo:border-top="none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02cm solid #231f20" style:text-align-source="fix" style:repeat-content="false" fo:border-left="none" fo:border-right="none" fo:border-top="none"/>
      <style:paragraph-properties fo:text-align="end"/>
      <style:text-properties fo:color="#1a161b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231f20" fo:background-color="#bebebe" fo:border-left="none" fo:border-right="none" fo:border-top="0.002cm solid #231f2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8pt" fo:language="en" fo:country="US" style:font-name-asian="Times New Roman" style:language-asian="en" style:country-asian="US" style:font-name-complex="Times New Roman"/>
    </style:style>
    <style:style style:name="T2" style:family="text">
      <style:text-properties style:font-name="Times New Roman" fo:font-size="8pt" fo:letter-spacing="-0.004cm" fo:language="en" fo:country="US" style:font-name-asian="Times New Roman" style:language-asian="en" style:country-asian="US" style:font-name-complex="Times New Roman"/>
    </style:style>
    <style:style style:name="T3" style:family="text">
      <style:text-properties fo:color="#231f20" style:font-name="Times New Roman" fo:font-size="8pt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4" style:family="text">
      <style:text-properties fo:color="#231f20" style:font-name="Times New Roman" fo:font-size="8pt" fo:letter-spacing="-0.016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5" style:family="text">
      <style:text-properties fo:color="#231f20" style:font-name="Times New Roman" fo:font-size="8pt" fo:letter-spacing="-0.004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6" style:family="text">
      <style:text-properties fo:color="#231f20" style:font-name="Times New Roman" fo:font-size="8pt" fo:letter-spacing="-0.012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7" style:family="text">
      <style:text-properties fo:color="#231f20" style:font-name="Times New Roman" fo:font-size="8pt" fo:letter-spacing="0.071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8" style:family="text">
      <style:text-properties fo:color="#231f20" style:font-name="Times New Roman" fo:font-size="8pt" fo:letter-spacing="-0.014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9" style:family="text">
      <style:text-properties fo:color="#231f20" style:font-name="Times New Roman" fo:font-size="8pt" fo:letter-spacing="-0.018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10" style:family="text">
      <style:text-properties fo:color="#231f20" style:font-name="Times New Roman" fo:font-size="8pt" fo:letter-spacing="-0.011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11" style:family="text">
      <style:text-properties fo:color="#231f20" style:font-name="Times New Roman" fo:font-size="8pt" fo:letter-spacing="0.021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12" style:family="text">
      <style:text-properties fo:color="#231f20" style:font-name="Times New Roman" fo:font-size="8pt" fo:language="en" fo:country="US" style:font-name-asian="Times New Roman" style:language-asian="en" style:country-asian="US" style:font-name-complex="Times New Roman"/>
    </style:style>
    <style:style style:name="T13" style:family="text">
      <style:text-properties fo:color="#231f20" style:font-name="Times New Roman" fo:font-size="8pt" fo:letter-spacing="0.011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14" style:family="text">
      <style:text-properties fo:color="#231f20" style:font-name="Times New Roman" fo:font-size="8pt" fo:letter-spacing="0.019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15" style:family="text">
      <style:text-properties fo:color="#231f20" style:font-name="Times New Roman" fo:font-size="8pt" fo:letter-spacing="0.018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16" style:family="text">
      <style:text-properties fo:color="#1a161b" style:font-name="Times New Roman" fo:font-size="9pt" fo:language="en" fo:country="US" fo:font-weight="bold" style:font-name-asian="Times New Roman" style:language-asian="en" style:country-asian="US" style:font-weight-asian="bold" style:font-name-complex="Times New Roman" style:font-weight-complex="bold"/>
    </style:style>
    <style:style style:name="T17" style:family="text">
      <style:text-properties fo:color="#1a161b" style:font-name="Times New Roman" fo:font-size="9pt" fo:letter-spacing="-0.007cm" fo:language="en" fo:country="US" fo:font-weight="bold" style:font-name-asian="Times New Roman" style:language-asian="en" style:country-asian="US" style:font-weight-asian="bold" style:font-name-complex="Times New Roman" style:font-weight-complex="bold"/>
    </style:style>
    <style:style style:name="T18" style:family="text">
      <style:text-properties fo:color="#1a161b" style:font-name="Times New Roman" fo:font-size="9pt" fo:letter-spacing="-0.004cm" fo:language="en" fo:country="US" fo:font-weight="bold" style:font-name-asian="Times New Roman" style:language-asian="en" style:country-asian="US" style:font-weight-asian="bold" style:font-name-complex="Times New Roman" style:font-weight-complex="bold"/>
    </style:style>
    <style:style style:name="T19" style:family="text">
      <style:text-properties fo:color="#231f20" style:font-name="Times New Roman" fo:font-size="9pt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0" style:family="text">
      <style:text-properties fo:color="#231f20" style:font-name="Times New Roman" fo:font-size="9pt" fo:letter-spacing="-0.019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1" style:family="text">
      <style:text-properties fo:color="#231f20" style:font-name="Times New Roman" fo:font-size="9pt" fo:letter-spacing="-0.004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2" style:family="text">
      <style:text-properties fo:color="#231f20" style:font-name="Times New Roman" fo:font-size="9pt" fo:letter-spacing="0.011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3" style:family="text">
      <style:text-properties fo:color="#231f20" style:font-name="Times New Roman" fo:font-size="9pt" fo:letter-spacing="0.021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4" style:family="text">
      <style:text-properties fo:color="#231f20" style:font-name="Times New Roman" fo:font-size="9pt" fo:letter-spacing="-0.005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5" style:family="text">
      <style:text-properties fo:color="#231f20" style:font-name="Times New Roman" fo:font-size="9pt" fo:letter-spacing="-0.007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6" style:family="text">
      <style:text-properties fo:color="#231f20" style:font-name="Times New Roman" fo:font-size="9pt" fo:letter-spacing="-0.012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7" style:family="text">
      <style:text-properties fo:color="#231f20" style:font-name="Times New Roman" fo:font-size="9pt" fo:letter-spacing="-0.016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8" style:family="text">
      <style:text-properties fo:color="#231f20" style:font-name="Times New Roman" fo:font-size="9pt" fo:letter-spacing="0.004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29" style:family="text">
      <style:text-properties fo:color="#231f20" style:font-name="Times New Roman" fo:font-size="9pt" fo:letter-spacing="-0.018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30" style:family="text">
      <style:text-properties fo:color="#231f20" style:font-name="Times New Roman" fo:font-size="9pt" fo:letter-spacing="-0.021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31" style:family="text">
      <style:text-properties fo:color="#231f20" style:font-name="Times New Roman" fo:font-size="9pt" fo:letter-spacing="0.005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32" style:family="text">
      <style:text-properties style:font-name="Times New Roman" fo:font-size="8pt" fo:letter-spacing="0.071cm" fo:language="en" fo:country="US" style:font-name-asian="Times New Roman" style:language-asian="en" style:country-asian="US" style:font-name-complex="Times New Roman"/>
    </style:style>
    <style:style style:name="T33" style:family="text">
      <style:text-properties fo:color="#231f20" style:font-name="Times New Roman" fo:font-size="8pt" fo:letter-spacing="-0.009cm" fo:language="en" fo:country="US" style:font-name-asian="Times New Roman" style:language-asian="en" style:country-asian="US" style:font-name-complex="Times New Roman"/>
    </style:style>
    <style:style style:name="T34" style:family="text">
      <style:text-properties fo:color="#231f20" style:font-name="Times New Roman" fo:font-size="8pt" fo:letter-spacing="-0.018cm" fo:language="en" fo:country="US" style:font-name-asian="Times New Roman" style:language-asian="en" style:country-asian="US" style:font-name-complex="Times New Roman"/>
    </style:style>
    <style:style style:name="T35" style:family="text">
      <style:text-properties fo:color="#231f20" style:font-name="Times New Roman" fo:font-size="8pt" fo:letter-spacing="0.071cm" fo:language="en" fo:country="US" style:font-name-asian="Times New Roman" style:language-asian="en" style:country-asian="US" style:font-name-complex="Times New Roman"/>
    </style:style>
    <style:style style:name="T36" style:family="text">
      <style:text-properties fo:color="#231f20" style:font-name="Times New Roman" fo:font-size="8pt" fo:letter-spacing="-0.004cm" fo:language="en" fo:country="US" style:font-name-asian="Times New Roman" style:language-asian="en" style:country-asian="US" style:font-name-complex="Times New Roman"/>
    </style:style>
    <style:style style:name="T37" style:family="text">
      <style:text-properties fo:color="#231f20" style:font-name="Times New Roman" fo:font-size="8pt" fo:letter-spacing="-0.007cm" fo:language="en" fo:country="US" style:font-name-asian="Times New Roman" style:language-asian="en" style:country-asian="US" style:font-name-complex="Times New Roman"/>
    </style:style>
    <style:style style:name="T38" style:family="text">
      <style:text-properties fo:color="#231f20" style:font-name="Times New Roman" fo:font-size="8pt" fo:letter-spacing="normal" fo:language="en" fo:country="US" style:font-name-asian="Times New Roman" style:language-asian="en" style:country-asian="US" style:font-name-complex="Times New Roman"/>
    </style:style>
    <style:style style:name="T39" style:family="text">
      <style:text-properties fo:color="#231f20" style:text-position="88% 100%" style:font-name="Times New Roman" fo:font-size="8pt" fo:letter-spacing="-0.018cm" fo:language="en" fo:country="US" style:font-name-asian="Times New Roman" style:language-asian="en" style:country-asian="US" style:font-name-complex="Times New Roman"/>
    </style:style>
    <style:style style:name="T40" style:family="text">
      <style:text-properties fo:color="#231f20" style:font-name="Times New Roman" fo:font-size="8pt" fo:letter-spacing="-0.007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41" style:family="text">
      <style:text-properties fo:color="#231f20" style:font-name="Times New Roman" fo:font-size="8pt" fo:letter-spacing="0.081cm" fo:language="en" fo:country="US" fo:font-style="italic" style:font-name-asian="Times New Roman" style:language-asian="en" style:country-asian="US" style:font-style-asian="italic" style:font-name-complex="Times New Roman" style:font-style-complex="italic"/>
    </style:style>
    <style:style style:name="T42" style:family="text">
      <style:text-properties fo:color="#231f20" style:font-name="Times New Roman" fo:font-size="9pt" fo:language="en" fo:country="US" style:font-name-asian="Times New Roman" style:language-asian="en" style:country-asian="US" style:font-name-complex="Times New Roman"/>
    </style:style>
    <style:style style:name="T43" style:family="text">
      <style:text-properties fo:color="#231f20" style:font-name="Times New Roman" fo:font-size="9pt" fo:letter-spacing="-0.007cm" fo:language="en" fo:country="US" style:font-name-asian="Times New Roman" style:language-asian="en" style:country-asian="US" style:font-name-complex="Times New Roman"/>
    </style:style>
    <style:style style:name="T44" style:family="text">
      <style:text-properties fo:color="#231f20" style:font-name="Times New Roman" fo:font-size="9pt" fo:letter-spacing="-0.004cm" fo:language="en" fo:country="US" style:font-name-asian="Times New Roman" style:language-asian="en" style:country-asian="US" style:font-name-complex="Times New Roman"/>
    </style:style>
    <style:style style:name="T45" style:family="text">
      <style:text-properties fo:color="#231f20" style:font-name="Times New Roman" fo:font-size="9pt" fo:letter-spacing="-0.009cm" fo:language="en" fo:country="US" style:font-name-asian="Times New Roman" style:language-asian="en" style:country-asian="US" style:font-name-complex="Times New Roman"/>
    </style:style>
    <style:style style:name="T46" style:family="text">
      <style:text-properties fo:color="#231f20" style:font-name="Times New Roman" fo:font-size="9pt" fo:letter-spacing="-0.019cm" fo:language="en" fo:country="US" style:font-name-asian="Times New Roman" style:language-asian="en" style:country-asian="US" style:font-name-complex="Times New Roman"/>
    </style:style>
    <style:style style:name="T47" style:family="text">
      <style:text-properties fo:color="#231f20" style:font-name="Times New Roman" fo:font-size="9pt" fo:letter-spacing="-0.021cm" fo:language="en" fo:country="US" style:font-name-asian="Times New Roman" style:language-asian="en" style:country-asian="US" style:font-name-complex="Times New Roman"/>
    </style:style>
    <style:style style:name="T48" style:family="text">
      <style:text-properties fo:color="#231f20" style:font-name="Times New Roman" fo:font-size="9pt" fo:letter-spacing="-0.005cm" fo:language="en" fo:country="US" style:font-name-asian="Times New Roman" style:language-asian="en" style:country-asian="US" style:font-name-complex="Times New Roman"/>
    </style:style>
    <style:style style:name="T49" style:family="text">
      <style:text-properties fo:color="#231f20" style:font-name="Times New Roman" fo:font-size="9pt" fo:letter-spacing="normal" fo:language="en" fo:country="US" style:font-name-asian="Times New Roman" style:language-asian="en" style:country-asian="US" style:font-name-complex="Times New Roman"/>
    </style:style>
    <style:style style:name="T50" style:family="text">
      <style:text-properties style:font-name="Times New Roman" fo:font-size="8pt" fo:letter-spacing="-0.007cm" fo:language="en" fo:country="US" style:font-name-asian="Times New Roman" style:language-asian="en" style:country-asian="US" style:font-name-complex="Times New Roman"/>
    </style:style>
  </office:automatic-styles>
  <office:body>
    <office:spreadsheet>
      <table:table table:name="Hoja1" table:style-name="ta1" table:print="false">
        <table:table-column table:style-name="co1" table:default-cell-style-name="ce8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table:number-columns-repeated="2"/>
          <table:table-cell table:style-name="ce1" office:value-type="string">
            <text:p><text:span text:style-name="T1">Nombre </text:span><text:span text:style-name="T2">científico</text:span></text:p>
          </table:table-cell>
          <table:table-cell table:style-name="ce1" office:value-type="string">
            <text:p><text:span text:style-name="T2">Nombre</text:span><text:span text:style-name="T32"> </text:span><text:span text:style-name="T2">vulgar</text:span></text:p>
          </table:table-cell>
          <table:table-cell table:style-name="ce20"/>
          <table:table-cell table:style-name="ce68" office:value-type="string">
            <text:p>estado_conservacion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40" office:value-type="string">
            <text:p><text:span text:style-name="T3">Acipenser</text:span><text:span text:style-name="T4"> </text:span><text:span text:style-name="T5">sturio</text:span></text:p>
          </table:table-cell>
          <table:table-cell table:style-name="ce2" office:value-type="string">
            <text:p>esturión</text:p>
          </table:table-cell>
          <table:table-cell table:style-name="ce60"/>
          <table:table-cell table:style-name="ce2" office:value-type="string">
            <text:p><text:span text:style-name="T12">En peligro </text:span><text:span text:style-name="T36">crítico</text:span>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40" office:value-type="string">
            <text:p><text:span text:style-name="T3">Anguilla </text:span><text:span text:style-name="T5">anguilla</text:span></text:p>
          </table:table-cell>
          <table:table-cell table:style-name="ce2" office:value-type="string">
            <text:p>anguila</text:p>
          </table:table-cell>
          <table:table-cell table:style-name="ce60"/>
          <table:table-cell table:style-name="ce2" office:value-type="string">
            <text:p><text:span text:style-name="T12">En peligro </text:span><text:span text:style-name="T36">crítico</text:span>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40" office:value-type="string">
            <text:p><text:span text:style-name="T3">Atherina </text:span><text:span text:style-name="T5">boyeri</text:span></text:p>
          </table:table-cell>
          <table:table-cell table:style-name="ce2" office:value-type="string">
            <text:p>pejerrey</text:p>
          </table:table-cell>
          <table:table-cell table:style-name="ce60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40" office:value-type="string">
            <text:p><text:span text:style-name="T3">Alosa </text:span><text:span text:style-name="T5">alosa</text:span></text:p>
          </table:table-cell>
          <table:table-cell table:style-name="ce2" office:value-type="string">
            <text:p>sábalo</text:p>
          </table:table-cell>
          <table:table-cell table:style-name="ce60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1" office:value-type="string">
            <text:p><text:span text:style-name="T3">Alosa </text:span><text:span text:style-name="T5">fallax</text:span></text:p>
          </table:table-cell>
          <table:table-cell table:style-name="ce2" office:value-type="string">
            <text:p>saboga</text:p>
          </table:table-cell>
          <table:table-cell table:style-name="ce60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 table:style-name="ce5"/>
          <table:table-cell table:style-name="ce36"/>
          <table:table-cell table:style-name="ce42" office:value-type="string">
            <text:p><text:span text:style-name="T3">Barbatula </text:span><text:span text:style-name="T5">barbatula</text:span></text:p>
          </table:table-cell>
          <table:table-cell table:style-name="ce2" office:value-type="string">
            <text:p><text:span text:style-name="T12">lobo de </text:span><text:span text:style-name="T33">río</text:span></text:p>
          </table:table-cell>
          <table:table-cell table:style-name="ce60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 table:style-name="ce6" table:number-columns-repeated="2"/>
          <table:table-cell table:style-name="ce40" office:value-type="string">
            <text:p><text:span text:style-name="T3">Barbatula </text:span><text:span text:style-name="T5">quignardi</text:span></text:p>
          </table:table-cell>
          <table:table-cell table:style-name="ce2" office:value-type="string">
            <text:p><text:span text:style-name="T12">lobo de </text:span><text:span text:style-name="T33">río</text:span></text:p>
          </table:table-cell>
          <table:table-cell table:style-name="ce61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 table:style-name="ce7" table:number-columns-repeated="2"/>
          <table:table-cell table:style-name="ce40" office:value-type="string">
            <text:p><text:span text:style-name="T3">Cobitis</text:span><text:span text:style-name="T4"> </text:span><text:span text:style-name="T5">calderoni</text:span></text:p>
          </table:table-cell>
          <table:table-cell table:style-name="ce2" office:value-type="string">
            <text:p>lamprehuela</text:p>
          </table:table-cell>
          <table:table-cell table:style-name="ce61"/>
          <table:table-cell table:style-name="ce2" office:value-type="string">
            <text:p><text:span text:style-name="T12">En </text:span><text:span text:style-name="T36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3">Cobitis</text:span><text:span text:style-name="T6"> </text:span><text:span text:style-name="T5">paludica</text:span></text:p>
          </table:table-cell>
          <table:table-cell table:style-name="ce2" office:value-type="string">
            <text:p>colmilleja</text:p>
          </table:table-cell>
          <table:table-cell table:style-name="ce60"/>
          <table:table-cell table:style-name="ce2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9"/>
          <table:table-cell table:style-name="ce40" office:value-type="string">
            <text:p><text:span text:style-name="T3">Cobitis</text:span><text:span text:style-name="T6"> </text:span><text:span text:style-name="T5">vettonica</text:span></text:p>
          </table:table-cell>
          <table:table-cell table:style-name="ce2" office:value-type="string">
            <text:p><text:span text:style-name="T12">colmilleja</text:span><text:span text:style-name="T34"> </text:span><text:span text:style-name="T12">de</text:span><text:span text:style-name="T35"> </text:span><text:span text:style-name="T36">alagón</text:span></text:p>
          </table:table-cell>
          <table:table-cell table:style-name="ce61"/>
          <table:table-cell table:style-name="ce2" office:value-type="string">
            <text:p><text:span text:style-name="T12">En </text:span><text:span text:style-name="T36">peligro</text:span></text:p>
          </table:table-cell>
          <table:table-cell/>
        </table:table-row>
        <table:table-row table:style-name="ro2">
          <table:table-cell/>
          <table:table-cell table:style-name="ce5"/>
          <table:table-cell table:style-name="ce43" office:value-type="string">
            <text:p><text:span text:style-name="T5">Misgurnus</text:span><text:span text:style-name="T7"> </text:span><text:span text:style-name="T5">anguillicaudatus</text:span></text:p>
          </table:table-cell>
          <table:table-cell table:style-name="ce37" office:value-type="string">
            <text:p>misgurno</text:p>
          </table:table-cell>
          <table:table-cell table:style-name="ce18" table:number-columns-repeated="2"/>
          <table:table-cell/>
        </table:table-row>
        <table:table-row table:style-name="ro2">
          <table:table-cell/>
          <table:table-cell table:style-name="ce7"/>
          <table:table-cell table:style-name="ce44" office:value-type="string">
            <text:p><text:span text:style-name="T3">Abramis</text:span><text:span text:style-name="T6"> </text:span><text:span text:style-name="T5">bjoerkna</text:span></text:p>
          </table:table-cell>
          <table:table-cell table:style-name="ce55" office:value-type="string">
            <text:p><text:span text:style-name="T12">brema </text:span><text:span text:style-name="T36">blanca</text:span></text:p>
          </table:table-cell>
          <table:table-cell table:style-name="ce47" table:number-columns-repeated="2"/>
          <table:table-cell/>
        </table:table-row>
        <table:table-row table:style-name="ro2">
          <table:table-cell table:style-name="ce9"/>
          <table:table-cell table:style-name="ce8"/>
          <table:table-cell table:style-name="ce45" office:value-type="string">
            <text:p><text:span text:style-name="T3">Abramis</text:span><text:span text:style-name="T6"> </text:span><text:span text:style-name="T5">brema</text:span></text:p>
          </table:table-cell>
          <table:table-cell table:style-name="ce56" office:value-type="string">
            <text:p><text:span text:style-name="T12">brema </text:span><text:span text:style-name="T36">común</text:span></text:p>
          </table:table-cell>
          <table:table-cell table:style-name="ce62" table:number-columns-repeated="2"/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Achondrostoma</text:span><text:span text:style-name="T7"> </text:span><text:span text:style-name="T5">arcasii</text:span></text:p>
          </table:table-cell>
          <table:table-cell table:style-name="ce2" office:value-type="string">
            <text:p>bermejuela</text:p>
          </table:table-cell>
          <table:table-cell table:style-name="ce61"/>
          <table:table-cell table:style-name="ce2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9"/>
          <table:table-cell table:style-name="ce40" office:value-type="string">
            <text:p><text:span text:style-name="T5">Achondrostoma</text:span><text:span text:style-name="T7"> </text:span><text:span text:style-name="T5">occidentale</text:span></text:p>
          </table:table-cell>
          <table:table-cell table:style-name="ce2" office:value-type="string">
            <text:p><text:span text:style-name="T36">bermejuela</text:span><text:span text:style-name="T35"> </text:span><text:span text:style-name="T36">occidental</text:span></text:p>
          </table:table-cell>
          <table:table-cell table:style-name="ce7" table:number-columns-repeated="2"/>
          <table:table-cell/>
        </table:table-row>
        <table:table-row table:style-name="ro2">
          <table:table-cell/>
          <table:table-cell table:style-name="ce8"/>
          <table:table-cell table:style-name="ce6" table:number-columns-repeated="2"/>
          <table:table-cell table:style-name="ce63"/>
          <table:table-cell table:style-name="ce36" office:value-type="string">
            <text:p><text:span text:style-name="T12">En </text:span><text:span text:style-name="T36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Achondrostoma</text:span><text:span text:style-name="T7"> </text:span><text:span text:style-name="T5">salmantinum</text:span></text:p>
          </table:table-cell>
          <table:table-cell table:style-name="ce2" office:value-type="string">
            <text:p>sarda</text:p>
          </table:table-cell>
          <table:table-cell table:style-name="ce61"/>
          <table:table-cell table:style-name="ce2" office:value-type="string">
            <text:p><text:span text:style-name="T12">No </text:span><text:span text:style-name="T36">Evaluada</text:span></text:p>
          </table:table-cell>
          <table:table-cell/>
        </table:table-row>
        <table:table-row table:style-name="ro2">
          <table:table-cell table:style-name="ce5" table:number-columns-repeated="2"/>
          <table:table-cell table:style-name="ce40" office:value-type="string">
            <text:p><text:span text:style-name="T5">Achondrostoma</text:span><text:span text:style-name="T7"> </text:span><text:span text:style-name="T5">oligolepis</text:span></text:p>
          </table:table-cell>
          <table:table-cell table:style-name="ce2" office:value-type="string">
            <text:p>ruivaco</text:p>
          </table:table-cell>
          <table:table-cell table:style-name="ce61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>
            <text:p><text:span text:style-name="T1">Nombre </text:span><text:span text:style-name="T2">científico</text:span></text:p>
          </table:table-cell>
          <table:table-cell table:style-name="ce1" office:value-type="string">
            <text:p><text:span text:style-name="T2">Nombre</text:span><text:span text:style-name="T32"> </text:span><text:span text:style-name="T2">vulgar</text:span></text:p>
          </table:table-cell>
          <table:table-cell table:style-name="ce20"/>
          <table:table-cell table:style-name="ce1" office:value-type="string">
            <text:p><text:span text:style-name="T1">UICN</text:span><text:span text:style-name="T50"> 2009</text:span></text:p>
          </table:table-cell>
          <table:table-cell/>
        </table:table-row>
        <table:table-row table:style-name="ro2">
          <table:table-cell table:style-name="ce7" table:number-columns-repeated="2"/>
          <table:table-cell table:style-name="ce43" office:value-type="string">
            <text:p><text:span text:style-name="T3">Abramis</text:span><text:span text:style-name="T6"> </text:span><text:span text:style-name="T5">bjoerkna</text:span></text:p>
          </table:table-cell>
          <table:table-cell table:style-name="ce37" office:value-type="string">
            <text:p><text:span text:style-name="T12">brema </text:span><text:span text:style-name="T36">blanca</text:span></text:p>
          </table:table-cell>
          <table:table-cell table:style-name="ce18" table:number-columns-repeated="2"/>
          <table:table-cell/>
        </table:table-row>
        <table:table-row table:style-name="ro2">
          <table:table-cell/>
          <table:table-cell table:style-name="ce8"/>
          <table:table-cell table:style-name="ce43" office:value-type="string">
            <text:p><text:span text:style-name="T3">Abramis</text:span><text:span text:style-name="T6"> </text:span><text:span text:style-name="T5">brema</text:span></text:p>
          </table:table-cell>
          <table:table-cell table:style-name="ce37" office:value-type="string">
            <text:p><text:span text:style-name="T12">brema </text:span><text:span text:style-name="T36">común</text:span></text:p>
          </table:table-cell>
          <table:table-cell table:style-name="ce18" table:number-columns-repeated="2"/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Achondrostoma</text:span><text:span text:style-name="T7"> </text:span><text:span text:style-name="T5">arcasii</text:span></text:p>
          </table:table-cell>
          <table:table-cell table:style-name="ce2" office:value-type="string">
            <text:p>bermejuela</text:p>
          </table:table-cell>
          <table:table-cell table:style-name="ce61"/>
          <table:table-cell table:style-name="ce2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Achondrostoma</text:span><text:span text:style-name="T7"> </text:span><text:span text:style-name="T5">occidentale</text:span></text:p>
          </table:table-cell>
          <table:table-cell table:style-name="ce2" office:value-type="string">
            <text:p><text:span text:style-name="T36">bermejuela</text:span><text:span text:style-name="T35"> </text:span><text:span text:style-name="T36">occidental</text:span></text:p>
          </table:table-cell>
          <table:table-cell table:style-name="ce61"/>
          <table:table-cell table:style-name="ce2" office:value-type="string">
            <text:p><text:span text:style-name="T12">En </text:span><text:span text:style-name="T36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Achondrostoma</text:span><text:span text:style-name="T7"> </text:span><text:span text:style-name="T5">salmantinum</text:span></text:p>
          </table:table-cell>
          <table:table-cell table:style-name="ce2" office:value-type="string">
            <text:p>sarda</text:p>
          </table:table-cell>
          <table:table-cell table:style-name="ce61"/>
          <table:table-cell table:style-name="ce2" office:value-type="string">
            <text:p><text:span text:style-name="T12">No </text:span><text:span text:style-name="T36">Evaluada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Achondrostoma</text:span><text:span text:style-name="T7"> </text:span><text:span text:style-name="T5">oligolepis</text:span></text:p>
          </table:table-cell>
          <table:table-cell table:style-name="ce2" office:value-type="string">
            <text:p>ruivaco</text:p>
          </table:table-cell>
          <table:table-cell table:style-name="ce61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3" office:value-type="string">
            <text:p><text:span text:style-name="T3">Alburnus</text:span><text:span text:style-name="T8"> </text:span><text:span text:style-name="T5">alburnus</text:span></text:p>
          </table:table-cell>
          <table:table-cell table:style-name="ce37" office:value-type="string">
            <text:p>alburno</text:p>
          </table:table-cell>
          <table:table-cell table:style-name="ce18" table:number-columns-repeated="2"/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3">Anaecypris</text:span><text:span text:style-name="T9"> </text:span><text:span text:style-name="T5">hispanica</text:span></text:p>
          </table:table-cell>
          <table:table-cell table:style-name="ce2" office:value-type="string">
            <text:p>jarabugo</text:p>
          </table:table-cell>
          <table:table-cell table:style-name="ce61"/>
          <table:table-cell table:style-name="ce2" office:value-type="string">
            <text:p><text:span text:style-name="T12">En </text:span><text:span text:style-name="T36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3">Barbus</text:span><text:span text:style-name="T10"> </text:span><text:span text:style-name="T5">haasi</text:span></text:p>
          </table:table-cell>
          <table:table-cell table:style-name="ce2" office:value-type="string">
            <text:p><text:span text:style-name="T36">barbo</text:span><text:span text:style-name="T35"> </text:span><text:span text:style-name="T36">colirrojo</text:span></text:p>
          </table:table-cell>
          <table:table-cell table:style-name="ce61"/>
          <table:table-cell table:style-name="ce2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3">Barbus</text:span><text:span text:style-name="T10"> </text:span><text:span text:style-name="T5">meridionalis</text:span></text:p>
          </table:table-cell>
          <table:table-cell table:style-name="ce2" office:value-type="string">
            <text:p><text:span text:style-name="T12">barbo</text:span><text:span text:style-name="T34"> </text:span><text:span text:style-name="T12">de</text:span><text:span text:style-name="T35"> </text:span><text:span text:style-name="T36">montaña</text:span></text:p>
          </table:table-cell>
          <table:table-cell table:style-name="ce61"/>
          <table:table-cell table:style-name="ce2" office:value-type="string">
            <text:p><text:span text:style-name="T12">Casi </text:span><text:span text:style-name="T36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3" office:value-type="string">
            <text:p><text:span text:style-name="T3">Carassius</text:span><text:span text:style-name="T4"> </text:span><text:span text:style-name="T5">auratus</text:span></text:p>
          </table:table-cell>
          <table:table-cell table:style-name="ce37" office:value-type="string">
            <text:p><text:span text:style-name="T12">carpín </text:span><text:span text:style-name="T37">rojo</text:span></text:p>
          </table:table-cell>
          <table:table-cell table:style-name="ce18" table:number-columns-repeated="2"/>
          <table:table-cell/>
        </table:table-row>
        <table:table-row table:style-name="ro2">
          <table:table-cell/>
          <table:table-cell table:style-name="ce8"/>
          <table:table-cell table:style-name="ce43" office:value-type="string">
            <text:p><text:span text:style-name="T3">Cyprinus</text:span><text:span text:style-name="T8"> </text:span><text:span text:style-name="T5">carpio</text:span></text:p>
          </table:table-cell>
          <table:table-cell table:style-name="ce37" office:value-type="string">
            <text:p>carpa</text:p>
          </table:table-cell>
          <table:table-cell table:style-name="ce18" table:number-columns-repeated="2"/>
          <table:table-cell/>
        </table:table-row>
        <table:table-row table:style-name="ro2">
          <table:table-cell/>
          <table:table-cell table:style-name="ce8"/>
          <table:table-cell table:style-name="ce43" office:value-type="string">
            <text:p><text:span text:style-name="T3">Gobio </text:span><text:span text:style-name="T5">lozanoi</text:span></text:p>
          </table:table-cell>
          <table:table-cell table:style-name="ce37" office:value-type="string">
            <text:p>gobio</text:p>
          </table:table-cell>
          <table:table-cell table:style-name="ce18"/>
          <table:table-cell table:style-name="ce37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6" office:value-type="string">
            <text:p><text:span text:style-name="T5">Iberocypris</text:span><text:span text:style-name="T7"> </text:span><text:span text:style-name="T3">alburnoides</text:span><text:span text:style-name="T11"> </text:span><text:span text:style-name="T12">complex</text:span></text:p>
          </table:table-cell>
          <table:table-cell table:style-name="ce3" office:value-type="string">
            <text:p>calandino</text:p>
          </table:table-cell>
          <table:table-cell table:style-name="ce64"/>
          <table:table-cell table:style-name="ce3" office:value-type="string">
            <text:p>Vulnerable</text:p>
          </table:table-cell>
          <table:table-cell/>
        </table:table-row>
        <table:table-row table:style-name="ro2">
          <table:table-cell table:style-name="ce9" table:number-columns-repeated="2"/>
          <table:table-cell table:style-name="ce6"/>
          <table:table-cell table:style-name="ce5" table:number-columns-repeated="3"/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Iberocypris</text:span><text:span text:style-name="T13"> </text:span><text:span text:style-name="T5">palaciosi</text:span></text:p>
          </table:table-cell>
          <table:table-cell table:style-name="ce2" office:value-type="string">
            <text:p>bogardilla</text:p>
          </table:table-cell>
          <table:table-cell table:style-name="ce61"/>
          <table:table-cell table:style-name="ce2" office:value-type="string">
            <text:p><text:span text:style-name="T12">En peligro </text:span><text:span text:style-name="T36">crític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Iberochondrostoma</text:span><text:span text:style-name="T7"> </text:span><text:span text:style-name="T5">almacai</text:span></text:p>
          </table:table-cell>
          <table:table-cell table:style-name="ce2" office:value-type="string">
            <text:p>mira</text:p>
          </table:table-cell>
          <table:table-cell table:style-name="ce61"/>
          <table:table-cell table:style-name="ce2" office:value-type="string">
            <text:p><text:span text:style-name="T12">En peligro </text:span><text:span text:style-name="T36">crític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Iberochondrostoma</text:span><text:span text:style-name="T7"> </text:span><text:span text:style-name="T5">lemmingii</text:span></text:p>
          </table:table-cell>
          <table:table-cell table:style-name="ce2" office:value-type="string">
            <text:p>pardilla</text:p>
          </table:table-cell>
          <table:table-cell table:style-name="ce61"/>
          <table:table-cell table:style-name="ce2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Iberochondrostoma</text:span><text:span text:style-name="T7"> </text:span><text:span text:style-name="T5">lusitanicum</text:span></text:p>
          </table:table-cell>
          <table:table-cell table:style-name="ce2" office:value-type="string">
            <text:p><text:span text:style-name="T36">pardilla</text:span><text:span text:style-name="T35"> </text:span><text:span text:style-name="T36">portuguesa</text:span></text:p>
          </table:table-cell>
          <table:table-cell table:style-name="ce61"/>
          <table:table-cell table:style-name="ce2" office:value-type="string">
            <text:p><text:span text:style-name="T12">En peligro </text:span><text:span text:style-name="T36">crític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Iberochondrostoma</text:span><text:span text:style-name="T7"> </text:span><text:span text:style-name="T5">olisiponensis</text:span></text:p>
          </table:table-cell>
          <table:table-cell table:style-name="ce2" office:value-type="string">
            <text:p><text:span text:style-name="T12">boga</text:span><text:span text:style-name="T34"> </text:span><text:span text:style-name="T12">de</text:span><text:span text:style-name="T35"> </text:span><text:span text:style-name="T36">Lisboa</text:span></text:p>
          </table:table-cell>
          <table:table-cell table:style-name="ce61"/>
          <table:table-cell table:style-name="ce2" office:value-type="string">
            <text:p><text:span text:style-name="T12">No </text:span><text:span text:style-name="T36">Evaluada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Iberochondrostoma</text:span><text:span text:style-name="T7"> </text:span><text:span text:style-name="T5">oretanum</text:span></text:p>
          </table:table-cell>
          <table:table-cell table:style-name="ce2" office:value-type="string">
            <text:p><text:span text:style-name="T36">pardilla</text:span><text:span text:style-name="T35"> </text:span><text:span text:style-name="T36">oretana</text:span></text:p>
          </table:table-cell>
          <table:table-cell table:style-name="ce61"/>
          <table:table-cell table:style-name="ce2" office:value-type="string">
            <text:p><text:span text:style-name="T12">En peligro </text:span><text:span text:style-name="T36">crític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Luciobarbus</text:span><text:span text:style-name="T14"> </text:span><text:span text:style-name="T5">bocagei</text:span></text:p>
          </table:table-cell>
          <table:table-cell table:style-name="ce2" office:value-type="string">
            <text:p><text:span text:style-name="T12">barbo </text:span><text:span text:style-name="T36">común</text:span></text:p>
          </table:table-cell>
          <table:table-cell table:style-name="ce61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Luciobarbus</text:span><text:span text:style-name="T14"> </text:span><text:span text:style-name="T5">comizo</text:span></text:p>
          </table:table-cell>
          <table:table-cell table:style-name="ce2" office:value-type="string">
            <text:p><text:span text:style-name="T12">barbo </text:span><text:span text:style-name="T36">comizo</text:span></text:p>
          </table:table-cell>
          <table:table-cell table:style-name="ce61"/>
          <table:table-cell table:style-name="ce2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Luciobarbus</text:span><text:span text:style-name="T14"> </text:span><text:span text:style-name="T5">graellsii</text:span></text:p>
          </table:table-cell>
          <table:table-cell table:style-name="ce2" office:value-type="string">
            <text:p><text:span text:style-name="T12">barbo</text:span><text:span text:style-name="T34"> </text:span><text:span text:style-name="T12">de</text:span><text:span text:style-name="T35"> </text:span><text:span text:style-name="T36">graells</text:span></text:p>
          </table:table-cell>
          <table:table-cell table:style-name="ce61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Luciobarbus</text:span><text:span text:style-name="T7"> </text:span><text:span text:style-name="T5">guiraonis</text:span></text:p>
          </table:table-cell>
          <table:table-cell table:style-name="ce2" office:value-type="string">
            <text:p><text:span text:style-name="T36">barbo</text:span><text:span text:style-name="T35"> </text:span><text:span text:style-name="T36">mediterráneo</text:span></text:p>
          </table:table-cell>
          <table:table-cell table:style-name="ce61"/>
          <table:table-cell table:style-name="ce2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Luciobarbus</text:span><text:span text:style-name="T7"> </text:span><text:span text:style-name="T5">microcephalus</text:span></text:p>
          </table:table-cell>
          <table:table-cell table:style-name="ce2" office:value-type="string">
            <text:p><text:span text:style-name="T36">barbo</text:span><text:span text:style-name="T35"> </text:span><text:span text:style-name="T36">cabecicorto</text:span></text:p>
          </table:table-cell>
          <table:table-cell table:style-name="ce61"/>
          <table:table-cell table:style-name="ce2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8"/>
          <table:table-cell table:style-name="ce40" office:value-type="string">
            <text:p><text:span text:style-name="T5">Luciobarbus</text:span><text:span text:style-name="T14"> </text:span><text:span text:style-name="T5">sclateri</text:span></text:p>
          </table:table-cell>
          <table:table-cell table:style-name="ce2" office:value-type="string">
            <text:p><text:span text:style-name="T12">barbo </text:span><text:span text:style-name="T36">gitano</text:span></text:p>
          </table:table-cell>
          <table:table-cell table:style-name="ce61"/>
          <table:table-cell table:style-name="ce2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2">
          <table:table-cell table:style-name="ce5" table:number-columns-repeated="2"/>
          <table:table-cell table:style-name="ce40" office:value-type="string">
            <text:p><text:span text:style-name="T5">Luciobarbus</text:span><text:span text:style-name="T7"> </text:span><text:span text:style-name="T5">steindachneri</text:span></text:p>
          </table:table-cell>
          <table:table-cell table:style-name="ce2" office:value-type="string">
            <text:p><text:span text:style-name="T12">barbo</text:span><text:span text:style-name="T34"> </text:span><text:span text:style-name="T12">del</text:span><text:span text:style-name="T35"> </text:span><text:span text:style-name="T36">Guadiana</text:span></text:p>
          </table:table-cell>
          <table:table-cell table:style-name="ce61"/>
          <table:table-cell table:style-name="ce2" office:value-type="string">
            <text:p>Vulnerable</text:p>
          </table:table-cell>
          <table:table-cell/>
        </table:table-row>
        <table:table-row table:style-name="ro2">
          <table:table-cell table:style-name="Default"/>
          <table:table-cell/>
          <table:table-cell table:style-name="ce43" office:value-type="string">
            <text:p><text:span text:style-name="T3">Tinca</text:span><text:span text:style-name="T4"> </text:span><text:span text:style-name="T5">tinca</text:span></text:p>
          </table:table-cell>
          <table:table-cell table:style-name="ce37" office:value-type="string">
            <text:p>tenca</text:p>
          </table:table-cell>
          <table:table-cell table:style-name="ce18"/>
          <table:table-cell table:style-name="ce37" office:value-type="string">
            <text:p><text:span text:style-name="T12">Preocupación </text:span><text:span text:style-name="T36">menor</text:span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40" office:value-type="string">
            <text:p><text:span text:style-name="T3">Aphanius</text:span><text:span text:style-name="T8"> </text:span><text:span text:style-name="T5">baeticus</text:span></text:p>
          </table:table-cell>
          <table:table-cell table:style-name="ce2" office:value-type="string">
            <text:p>salinete</text:p>
          </table:table-cell>
          <table:table-cell table:style-name="ce61"/>
          <table:table-cell table:style-name="ce2" office:value-type="string">
            <text:p><text:span text:style-name="T12">En </text:span><text:span text:style-name="T36">peligro</text:span></text:p>
          </table:table-cell>
          <table:table-cell/>
        </table:table-row>
        <table:table-row table:style-name="ro2">
          <table:table-cell table:style-name="Default"/>
          <table:table-cell/>
          <table:table-cell table:style-name="ce43" office:value-type="string">
            <text:p><text:span text:style-name="T3">Aphanius</text:span><text:span text:style-name="T9"> </text:span><text:span text:style-name="T5">fasciatus</text:span></text:p>
          </table:table-cell>
          <table:table-cell table:style-name="ce37" office:value-type="string">
            <text:p><text:span text:style-name="T12">fartet </text:span><text:span text:style-name="T36">oriental</text:span>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Default"/>
          <table:table-cell/>
          <table:table-cell table:style-name="ce41" office:value-type="string">
            <text:p><text:span text:style-name="T3">Aphanius</text:span><text:span text:style-name="T8"> </text:span><text:span text:style-name="T5">iberus</text:span></text:p>
          </table:table-cell>
          <table:table-cell table:style-name="ce3" office:value-type="string">
            <text:p>fartet</text:p>
          </table:table-cell>
          <table:table-cell table:style-name="ce64"/>
          <table:table-cell table:style-name="ce3" office:value-type="string">
            <text:p><text:span text:style-name="T12">En </text:span><text:span text:style-name="T36">peligro</text:span></text:p>
          </table:table-cell>
          <table:table-cell/>
        </table:table-row>
        <table:table-row table:style-name="ro1">
          <table:table-cell table:style-name="ce10"/>
          <table:table-cell/>
          <table:table-cell table:style-name="ce43" office:value-type="string">
            <text:p><text:span text:style-name="T3">Lepomis</text:span><text:span text:style-name="T6"> </text:span><text:span text:style-name="T5">gibbosus</text:span></text:p>
          </table:table-cell>
          <table:table-cell table:style-name="ce37" office:value-type="string">
            <text:p><text:span text:style-name="T12">pez </text:span><text:span text:style-name="T33">sol</text:span></text:p>
          </table:table-cell>
          <table:table-cell table:number-columns-repeated="3"/>
        </table:table-row>
        <table:table-row table:style-name="ro1">
          <table:table-cell table:style-name="ce11"/>
          <table:table-cell/>
          <table:table-cell table:style-name="ce43" office:value-type="string">
            <text:p><text:span text:style-name="T5">Micropterus</text:span><text:span text:style-name="T7"> </text:span><text:span text:style-name="T5">salmoides</text:span></text:p>
          </table:table-cell>
          <table:table-cell table:style-name="ce37" office:value-type="string">
            <text:p><text:span text:style-name="T36">perca</text:span><text:span text:style-name="T35"> </text:span><text:span text:style-name="T36">americana</text:span></text:p>
          </table:table-cell>
          <table:table-cell table:number-columns-repeated="3"/>
        </table:table-row>
        <table:table-row table:style-name="ro1">
          <table:table-cell table:style-name="ce11"/>
          <table:table-cell/>
          <table:table-cell table:style-name="ce43" office:value-type="string">
            <text:p><text:span text:style-name="T3">Herichthys</text:span><text:span text:style-name="T9"> </text:span><text:span text:style-name="T5">facetum</text:span></text:p>
          </table:table-cell>
          <table:table-cell table:style-name="ce37" office:value-type="string">
            <text:p>chanchito</text:p>
          </table:table-cell>
          <table:table-cell table:number-columns-repeated="3"/>
        </table:table-row>
        <table:table-row table:style-name="ro1">
          <table:table-cell table:style-name="ce11"/>
          <table:table-cell/>
          <table:table-cell table:style-name="ce43" office:value-type="string">
            <text:p><text:span text:style-name="T3">Perca</text:span><text:span text:style-name="T8"> </text:span><text:span text:style-name="T5">fluviatilis</text:span></text:p>
          </table:table-cell>
          <table:table-cell table:style-name="ce37" office:value-type="string">
            <text:p><text:span text:style-name="T12">perca de </text:span><text:span text:style-name="T33">río</text:span>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43" office:value-type="string">
            <text:p><text:span text:style-name="T3">Sander</text:span><text:span text:style-name="T10"> </text:span><text:span text:style-name="T5">lucioperca</text:span></text:p>
          </table:table-cell>
          <table:table-cell table:style-name="ce37" office:value-type="string">
            <text:p>lucioperca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table:style-name="ce1" table:number-columns-repeated="2"/>
          <table:table-cell table:style-name="ce20"/>
          <table:table-cell table:style-name="ce1" table:number-columns-spanned="2" table:number-rows-spanned="1"/>
          <table:covered-table-cell/>
        </table:table-row>
        <table:table-row table:style-name="ro2">
          <table:table-cell table:style-name="ce12"/>
          <table:table-cell/>
          <table:table-cell table:style-name="ce40" office:value-type="string">
            <text:p><text:span text:style-name="T3">Lampetra </text:span><text:span text:style-name="T5">fluviatilis</text:span></text:p>
          </table:table-cell>
          <table:table-cell table:style-name="ce2" office:value-type="string">
            <text:p><text:span text:style-name="T12">lamprea</text:span><text:span text:style-name="T34"> </text:span><text:span text:style-name="T12">de</text:span><text:span text:style-name="T35"> </text:span><text:span text:style-name="T37">río</text:span></text:p>
          </table:table-cell>
          <table:table-cell table:style-name="ce60"/>
          <table:table-cell table:style-name="ce2" office:value-type="string" table:number-columns-spanned="2" table:number-rows-spanned="1">
            <text:p><text:span text:style-name="T12">Preocupación </text:span><text:span text:style-name="T36">menor</text:span></text:p>
          </table:table-cell>
          <table:covered-table-cell/>
        </table:table-row>
        <table:table-row table:style-name="ro3">
          <table:table-cell table:style-name="ce13"/>
          <table:table-cell/>
          <table:table-cell table:style-name="ce40" office:value-type="string">
            <text:p><text:span text:style-name="T3">Lampetra </text:span><text:span text:style-name="T5">planeri</text:span></text:p>
          </table:table-cell>
          <table:table-cell table:style-name="ce2" office:value-type="string">
            <text:p><text:span text:style-name="T12">lamprea</text:span><text:span text:style-name="T34"> </text:span><text:span text:style-name="T12">de</text:span><text:span text:style-name="T35"> </text:span><text:span text:style-name="T36">arroyo</text:span></text:p>
          </table:table-cell>
          <table:table-cell table:style-name="ce61" office:value-type="string">
            <text:p>E</text:p>
          </table:table-cell>
          <table:table-cell table:style-name="ce2" office:value-type="string" table:number-columns-spanned="2" table:number-rows-spanned="1">
            <text:p><text:span text:style-name="T12">Preocupación </text:span><text:span text:style-name="T36">menor</text:span></text:p>
          </table:table-cell>
          <table:covered-table-cell/>
        </table:table-row>
        <table:table-row table:style-name="ro2">
          <table:table-cell table:style-name="ce13"/>
          <table:table-cell/>
          <table:table-cell table:style-name="ce40" office:value-type="string">
            <text:p><text:span text:style-name="T3">Petromyzon</text:span><text:span text:style-name="T4"> </text:span><text:span text:style-name="T5">marinus</text:span></text:p>
          </table:table-cell>
          <table:table-cell table:style-name="ce2" office:value-type="string">
            <text:p><text:span text:style-name="T36">lamprea</text:span><text:span text:style-name="T35"> </text:span><text:span text:style-name="T36">marina</text:span></text:p>
          </table:table-cell>
          <table:table-cell table:style-name="ce60"/>
          <table:table-cell table:style-name="ce2" office:value-type="string" table:number-columns-spanned="2" table:number-rows-spanned="1">
            <text:p><text:span text:style-name="T12">Preocupación </text:span><text:span text:style-name="T36">menor</text:span></text:p>
          </table:table-cell>
          <table:covered-table-cell/>
        </table:table-row>
        <table:table-row table:style-name="ro2">
          <table:table-cell table:style-name="ce14"/>
          <table:table-cell/>
          <table:table-cell table:style-name="ce43" office:value-type="string">
            <text:p><text:span text:style-name="T3">Esox </text:span><text:span text:style-name="T5">lucius</text:span></text:p>
          </table:table-cell>
          <table:table-cell table:style-name="ce37" office:value-type="string">
            <text:p>lucio</text:p>
          </table:table-cell>
          <table:table-cell table:style-name="ce18"/>
          <table:table-cell table:style-name="ce18" table:number-columns-spanned="2" table:number-rows-spanned="1"/>
          <table:covered-table-cell/>
        </table:table-row>
        <table:table-row table:style-name="ro2">
          <table:table-cell table:style-name="ce14"/>
          <table:table-cell/>
          <table:table-cell table:style-name="ce43" office:value-type="string">
            <text:p><text:span text:style-name="T3">Hucho </text:span><text:span text:style-name="T5">hucho</text:span></text:p>
          </table:table-cell>
          <table:table-cell table:style-name="ce37" office:value-type="string">
            <text:p><text:span text:style-name="T12">salmón</text:span><text:span text:style-name="T34"> </text:span><text:span text:style-name="T12">del</text:span><text:span text:style-name="T35"> </text:span><text:span text:style-name="T36">Danubio</text:span></text:p>
          </table:table-cell>
          <table:table-cell table:style-name="ce18"/>
          <table:table-cell table:style-name="ce18" table:number-columns-spanned="2" table:number-rows-spanned="1"/>
          <table:covered-table-cell/>
        </table:table-row>
        <table:table-row table:style-name="ro2">
          <table:table-cell table:style-name="ce11"/>
          <table:table-cell/>
          <table:table-cell table:style-name="ce43" office:value-type="string">
            <text:p><text:span text:style-name="T5">Oncorhynchus</text:span><text:span text:style-name="T15"> </text:span><text:span text:style-name="T5">kisutch</text:span></text:p>
          </table:table-cell>
          <table:table-cell table:style-name="ce37" office:value-type="string">
            <text:p><text:span text:style-name="T12">salmón</text:span><text:span text:style-name="T34"> </text:span><text:span text:style-name="T12">del</text:span><text:span text:style-name="T35"> </text:span><text:span text:style-name="T36">Pacífico</text:span></text:p>
          </table:table-cell>
          <table:table-cell table:style-name="ce18"/>
          <table:table-cell table:style-name="ce18" table:number-columns-spanned="2" table:number-rows-spanned="1"/>
          <table:covered-table-cell/>
        </table:table-row>
        <table:table-row table:style-name="ro2">
          <table:table-cell table:style-name="ce12"/>
          <table:table-cell/>
          <table:table-cell table:style-name="ce47" table:number-columns-repeated="3"/>
          <table:table-cell table:style-name="ce47" table:number-columns-spanned="2" table:number-rows-spanned="1"/>
          <table:covered-table-cell/>
        </table:table-row>
        <table:table-row table:style-name="ro4">
          <table:table-cell table:style-name="ce15"/>
          <table:table-cell/>
          <table:table-cell table:style-name="ce45" office:value-type="string">
            <text:p><text:span text:style-name="T5">Oncorhynchus</text:span><text:span text:style-name="T15"> </text:span><text:span text:style-name="T5">mykiss</text:span></text:p>
          </table:table-cell>
          <table:table-cell table:style-name="ce56" office:value-type="string">
            <text:p><text:span text:style-name="T12">trucha </text:span><text:span text:style-name="T36">arco-</text:span></text:p>
            <text:p>iris</text:p>
          </table:table-cell>
          <table:table-cell table:style-name="ce62"/>
          <table:table-cell table:style-name="ce62" table:number-columns-spanned="2" table:number-rows-spanned="1"/>
          <table:covered-table-cell/>
        </table:table-row>
        <table:table-row table:style-name="ro2">
          <table:table-cell table:style-name="ce11"/>
          <table:table-cell/>
          <table:table-cell table:style-name="ce40" office:value-type="string">
            <text:p><text:span text:style-name="T3">Salmo </text:span><text:span text:style-name="T5">salar</text:span></text:p>
          </table:table-cell>
          <table:table-cell table:style-name="ce2" office:value-type="string">
            <text:p>salmón</text:p>
          </table:table-cell>
          <table:table-cell table:style-name="ce60"/>
          <table:table-cell table:style-name="ce2" office:value-type="string" table:number-columns-spanned="2" table:number-rows-spanned="1">
            <text:p><text:span text:style-name="T12">Riesgo </text:span><text:span text:style-name="T36">menor</text:span></text:p>
          </table:table-cell>
          <table:covered-table-cell/>
        </table:table-row>
        <table:table-row table:style-name="ro2">
          <table:table-cell table:style-name="ce12"/>
          <table:table-cell/>
          <table:table-cell table:style-name="ce40" office:value-type="string">
            <text:p><text:span text:style-name="T3">Salmo </text:span><text:span text:style-name="T5">trutta</text:span></text:p>
          </table:table-cell>
          <table:table-cell table:style-name="ce2" office:value-type="string">
            <text:p><text:span text:style-name="T12">trucha </text:span><text:span text:style-name="T36">común</text:span></text:p>
          </table:table-cell>
          <table:table-cell table:style-name="ce60"/>
          <table:table-cell table:style-name="ce2" office:value-type="string" table:number-columns-spanned="2" table:number-rows-spanned="1">
            <text:p><text:span text:style-name="T12">Preocupación </text:span><text:span text:style-name="T36">menor</text:span></text:p>
          </table:table-cell>
          <table:covered-table-cell/>
        </table:table-row>
        <table:table-row table:style-name="ro2">
          <table:table-cell table:style-name="ce11"/>
          <table:table-cell/>
          <table:table-cell table:style-name="ce43" office:value-type="string">
            <text:p><text:span text:style-name="T3">Salvelinus</text:span><text:span text:style-name="T9"> </text:span><text:span text:style-name="T5">fontinalis</text:span></text:p>
          </table:table-cell>
          <table:table-cell table:style-name="ce37" office:value-type="string">
            <text:p>salvelino</text:p>
          </table:table-cell>
          <table:table-cell table:style-name="ce18" table:number-columns-repeated="2"/>
          <table:table-cell table:style-name="ce70"/>
        </table:table-row>
        <table:table-row table:style-name="ro1">
          <table:table-cell table:style-name="ce12"/>
          <table:table-cell/>
          <table:table-cell table:style-name="ce40" office:value-type="string">
            <text:p><text:span text:style-name="T3">Cottus</text:span><text:span text:style-name="T10"> </text:span><text:span text:style-name="T5">hispaniolensis</text:span></text:p>
          </table:table-cell>
          <table:table-cell table:style-name="ce2" office:value-type="string">
            <text:p>cavilat</text:p>
          </table:table-cell>
          <table:table-cell table:style-name="ce61" office:value-type="string">
            <text:p>E</text:p>
          </table:table-cell>
          <table:table-cell table:style-name="ce2" office:value-type="string" table:number-columns-spanned="2" table:number-rows-spanned="1">
            <text:p><text:span text:style-name="T12">Preocupación </text:span><text:span text:style-name="T36">menor</text:span></text:p>
          </table:table-cell>
          <table:covered-table-cell/>
        </table:table-row>
        <table:table-row table:style-name="ro1">
          <table:table-cell table:style-name="ce15"/>
          <table:table-cell/>
          <table:table-cell table:style-name="ce40" office:value-type="string">
            <text:p><text:span text:style-name="T3">Cottus</text:span><text:span text:style-name="T10"> </text:span><text:span text:style-name="T5">aturi</text:span></text:p>
          </table:table-cell>
          <table:table-cell table:style-name="ce2" office:value-type="string">
            <text:p>burtaina</text:p>
          </table:table-cell>
          <table:table-cell table:style-name="ce61" office:value-type="string">
            <text:p>E</text:p>
          </table:table-cell>
          <table:table-cell table:style-name="ce2" office:value-type="string" table:number-columns-spanned="2" table:number-rows-spanned="1">
            <text:p><text:span text:style-name="T12">Preocupación </text:span><text:span text:style-name="T36">menor</text:span></text:p>
          </table:table-cell>
          <table:covered-table-cell/>
        </table:table-row>
        <table:table-row table:style-name="ro2">
          <table:table-cell table:style-name="ce13"/>
          <table:table-cell/>
          <table:table-cell table:style-name="ce43" office:value-type="string">
            <text:p><text:span text:style-name="T3">Ameiurus</text:span><text:span text:style-name="T8"> </text:span><text:span text:style-name="T5">melas</text:span></text:p>
          </table:table-cell>
          <table:table-cell table:style-name="ce37" office:value-type="string">
            <text:p><text:span text:style-name="T12">pez</text:span><text:span text:style-name="T34"> </text:span><text:span text:style-name="T12">gato</text:span><text:span text:style-name="T35"> </text:span><text:span text:style-name="T36">negro</text:span></text:p>
          </table:table-cell>
          <table:table-cell table:style-name="ce18"/>
          <table:table-cell table:style-name="ce18" table:number-columns-spanned="2" table:number-rows-spanned="1"/>
          <table:covered-table-cell/>
        </table:table-row>
        <table:table-row table:style-name="ro2">
          <table:table-cell table:style-name="ce13"/>
          <table:table-cell/>
          <table:table-cell table:style-name="ce43" office:value-type="string">
            <text:p><text:span text:style-name="T3">Ictalurus</text:span><text:span text:style-name="T4"> </text:span><text:span text:style-name="T5">punctatus</text:span></text:p>
          </table:table-cell>
          <table:table-cell table:style-name="ce37" office:value-type="string">
            <text:p><text:span text:style-name="T12">pez</text:span><text:span text:style-name="T38"> </text:span><text:span text:style-name="T12">gato</text:span><text:span text:style-name="T35"> </text:span><text:span text:style-name="T36">punteado</text:span></text:p>
          </table:table-cell>
          <table:table-cell table:style-name="ce18"/>
          <table:table-cell table:style-name="ce18" table:number-columns-spanned="2" table:number-rows-spanned="1"/>
          <table:covered-table-cell/>
        </table:table-row>
        <table:table-row table:style-name="ro1">
          <table:table-cell table:style-name="ce16"/>
          <table:table-cell table:number-columns-repeated="6"/>
        </table:table-row>
        <table:table-row table:style-name="ro2">
          <table:table-cell table:style-name="ce13"/>
          <table:table-cell/>
          <table:table-cell table:style-name="ce48" office:value-type="string">
            <text:p>Hylidae</text:p>
          </table:table-cell>
          <table:table-cell table:style-name="ce46" office:value-type="string">
            <text:p><text:span text:style-name="T3">Hyla </text:span><text:span text:style-name="T5">arborea</text:span><text:span text:style-name="T3"><text:tab/></text:span><text:span text:style-name="T12">rana de San</text:span><text:span text:style-name="T34"> </text:span><text:span text:style-name="T36">Antonio</text:span></text:p>
          </table:table-cell>
          <table:table-cell table:style-name="ce60"/>
          <table:table-cell table:style-name="ce2" office:value-type="string">
            <text:p><text:span text:style-name="T36">Preocupación</text:span><text:span text:style-name="T35"> </text:span><text:span text:style-name="T36">menor</text:span></text:p>
          </table:table-cell>
          <table:table-cell/>
        </table:table-row>
        <table:table-row table:style-name="ro5">
          <table:table-cell table:style-name="ce14"/>
          <table:table-cell/>
          <table:table-cell table:style-name="ce5"/>
          <table:table-cell table:style-name="ce46" office:value-type="string">
            <text:p><text:span text:style-name="T3">Hyla </text:span><text:span text:style-name="T5">meridionalis</text:span><text:span text:style-name="T3"><text:tab/></text:span><text:span text:style-name="T12">ranita </text:span><text:span text:style-name="T36">meridional</text:span><text:span text:style-name="T12"><text:tab/></text:span><text:span text:style-name="T39">I</text:span>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<text:span text:style-name="T36">Preocupación</text:span><text:span text:style-name="T35"> </text:span><text:span text:style-name="T36">menor</text:span></text:p>
          </table:table-cell>
          <table:table-cell/>
        </table:table-row>
        <table:table-row table:style-name="ro1">
          <table:table-cell table:style-name="ce12"/>
          <table:table-cell table:number-columns-repeated="6"/>
        </table:table-row>
        <table:table-row table:style-name="ro6">
          <table:table-cell table:style-name="ce16"/>
          <table:table-cell/>
          <table:table-cell table:style-name="ce7" office:value-type="string">
            <text:p/>
            <text:p>Hylidae</text:p>
          </table:table-cell>
          <table:table-cell table:style-name="ce46" office:value-type="string">
            <text:p><text:span text:style-name="T3">Hyla </text:span><text:span text:style-name="T5">arborea</text:span><text:span text:style-name="T3"><text:tab/></text:span><text:span text:style-name="T12">rana de San</text:span><text:span text:style-name="T34"> </text:span><text:span text:style-name="T36">Antonio</text:span></text:p>
          </table:table-cell>
          <table:table-cell table:style-name="ce60"/>
          <table:table-cell table:style-name="ce2" office:value-type="string">
            <text:p><text:span text:style-name="T36">Preocupación</text:span><text:span text:style-name="T35"> </text:span><text:span text:style-name="T36">menor</text:span></text:p>
          </table:table-cell>
          <table:table-cell/>
        </table:table-row>
        <table:table-row table:style-name="ro5">
          <table:table-cell table:style-name="ce12"/>
          <table:table-cell/>
          <table:table-cell table:style-name="ce5"/>
          <table:table-cell table:style-name="ce46" office:value-type="string">
            <text:p><text:span text:style-name="T3">Hyla </text:span><text:span text:style-name="T5">meridionalis</text:span><text:span text:style-name="T3"><text:tab/></text:span><text:span text:style-name="T12">ranita </text:span><text:span text:style-name="T36">meridional</text:span><text:span text:style-name="T12"><text:tab/></text:span><text:span text:style-name="T39">I</text:span></text:p>
          </table:table-cell>
          <table:table-cell table:style-name="ce65" office:value-type="float" office:value="2">
            <text:p>2</text:p>
          </table:table-cell>
          <table:table-cell table:style-name="ce2" office:value-type="string">
            <text:p><text:span text:style-name="T36">Preocupación</text:span><text:span text:style-name="T35"> </text:span><text:span text:style-name="T36">menor</text:span></text:p>
          </table:table-cell>
          <table:table-cell/>
        </table:table-row>
        <table:table-row table:style-name="ro2">
          <table:table-cell table:style-name="ce13"/>
          <table:table-cell/>
          <table:table-cell table:style-name="ce49" office:value-type="string">
            <text:p>Pelobatidae</text:p>
          </table:table-cell>
          <table:table-cell table:style-name="ce46" office:value-type="string">
            <text:p><text:span text:style-name="T3">Pelobates</text:span><text:span text:style-name="T4"> </text:span><text:span text:style-name="T5">cultripes</text:span><text:span text:style-name="T3"><text:tab/></text:span><text:span text:style-name="T12">sapos</text:span><text:span text:style-name="T33"> </text:span><text:span text:style-name="T12">de</text:span><text:span text:style-name="T36"> espuelas</text:span></text:p>
          </table:table-cell>
          <table:table-cell table:style-name="ce60"/>
          <table:table-cell table:style-name="ce2" office:value-type="string">
            <text:p><text:span text:style-name="T37">Casi</text:span><text:span text:style-name="T35"> </text:span><text:span text:style-name="T36">amenazado</text:span></text:p>
          </table:table-cell>
          <table:table-cell/>
        </table:table-row>
        <table:table-row table:style-name="ro6">
          <table:table-cell table:style-name="ce13"/>
          <table:table-cell/>
          <table:table-cell table:style-name="ce7" office:value-type="string">
            <text:p/>
            <text:p>Pelodytidae</text:p>
          </table:table-cell>
          <table:table-cell table:style-name="ce46" office:value-type="string">
            <text:p><text:span text:style-name="T3">Pelodytes</text:span><text:span text:style-name="T40"> </text:span><text:span text:style-name="T3">punctatus</text:span><text:span text:style-name="T41"> <text:s/></text:span><text:span text:style-name="T12">sapillo</text:span><text:span text:style-name="T36"> </text:span><text:span text:style-name="T12">moteado</text:span><text:span text:style-name="T36"> común</text:span></text:p>
          </table:table-cell>
          <table:table-cell table:style-name="ce60"/>
          <table:table-cell table:style-name="ce2" office:value-type="string">
            <text:p><text:span text:style-name="T36">Preocupación</text:span><text:span text:style-name="T35"> </text:span><text:span text:style-name="T36">menor</text:span></text:p>
          </table:table-cell>
          <table:table-cell/>
        </table:table-row>
        <table:table-row table:style-name="ro5">
          <table:table-cell table:style-name="ce14"/>
          <table:table-cell/>
          <table:table-cell table:style-name="ce5"/>
          <table:table-cell table:style-name="ce46" office:value-type="string">
            <text:p><text:span text:style-name="T3">Pelodytes</text:span><text:span text:style-name="T4"> </text:span><text:span text:style-name="T5">ibericus</text:span><text:span text:style-name="T3"><text:tab/></text:span><text:span text:style-name="T12">sapillo moteado </text:span><text:span text:style-name="T36">ibérico</text:span><text:span text:style-name="T12"><text:tab/></text:span><text:span text:style-name="T39">E</text:span></text:p>
          </table:table-cell>
          <table:table-cell table:style-name="ce65" office:value-type="float" office:value="2">
            <text:p>2</text:p>
          </table:table-cell>
          <table:table-cell table:style-name="ce2" office:value-type="string">
            <text:p><text:span text:style-name="T36">Preocupación</text:span><text:span text:style-name="T35"> </text:span><text:span text:style-name="T36">menor</text:span></text:p>
          </table:table-cell>
          <table:table-cell/>
        </table:table-row>
        <table:table-row table:style-name="ro2">
          <table:table-cell table:style-name="ce14"/>
          <table:table-cell/>
          <table:table-cell table:style-name="ce7"/>
          <table:table-cell table:style-name="ce46" office:value-type="string">
            <text:p><text:span text:style-name="T3">Rana </text:span><text:span text:style-name="T5">dalmatina</text:span><text:span text:style-name="T3"><text:tab/></text:span><text:span text:style-name="T12">rana </text:span><text:span text:style-name="T37">ágil</text:span></text:p>
          </table:table-cell>
          <table:table-cell table:style-name="ce60"/>
          <table:table-cell table:style-name="ce2" office:value-type="string">
            <text:p><text:span text:style-name="T36">Preocupación</text:span><text:span text:style-name="T35"> </text:span><text:span text:style-name="T36">menor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26" office:value-type="string">
            <text:p><text:span text:style-name="T16">Nombre</text:span><text:span text:style-name="T17"> </text:span><text:span text:style-name="T18">científico</text:span></text:p>
          </table:table-cell>
          <table:table-cell table:style-name="ce26" office:value-type="string">
            <text:p><text:span text:style-name="T16">Nombre</text:span><text:span text:style-name="T17"> </text:span><text:span text:style-name="T18">vulgar</text:span></text:p>
          </table:table-cell>
          <table:table-cell table:style-name="ce54" table:number-columns-repeated="2"/>
          <table:table-cell table:style-name="ce26"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Caretta</text:span><text:span text:style-name="T20"> </text:span><text:span text:style-name="T21">caretta</text:span></text:p>
          </table:table-cell>
          <table:table-cell table:style-name="ce57" office:value-type="string">
            <text:p><text:span text:style-name="T42">tortuga </text:span><text:span text:style-name="T43">boba</text:span></text:p>
          </table:table-cell>
          <table:table-cell table:style-name="ce60" table:number-columns-repeated="3"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19">Chelonia </text:span><text:span text:style-name="T21">mydas</text:span></text:p>
          </table:table-cell>
          <table:table-cell table:style-name="ce57" office:value-type="string">
            <text:p><text:span text:style-name="T42">tortuga </text:span><text:span text:style-name="T44">verde</text:span></text:p>
          </table:table-cell>
          <table:table-cell table:style-name="ce60" table:number-columns-repeated="3"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21">Eretmochelys</text:span><text:span text:style-name="T22"> </text:span><text:span text:style-name="T21">imbricada</text:span></text:p>
          </table:table-cell>
          <table:table-cell table:style-name="ce57" office:value-type="string">
            <text:p><text:span text:style-name="T42">tortuga </text:span><text:span text:style-name="T44">carey</text:span></text:p>
          </table:table-cell>
          <table:table-cell table:style-name="ce60" table:number-columns-repeated="3"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Lepidochelys</text:span><text:span text:style-name="T23"> </text:span><text:span text:style-name="T21">kempii</text:span></text:p>
          </table:table-cell>
          <table:table-cell table:style-name="ce57" office:value-type="string">
            <text:p><text:span text:style-name="T42">tortuga </text:span><text:span text:style-name="T44">bastarda</text:span></text:p>
          </table:table-cell>
          <table:table-cell table:style-name="ce60" table:number-columns-repeated="3"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Dermochelys</text:span><text:span text:style-name="T20"> </text:span><text:span text:style-name="T21">coriacea</text:span></text:p>
          </table:table-cell>
          <table:table-cell table:style-name="ce57" office:value-type="string">
            <text:p><text:span text:style-name="T42">tortuga </text:span><text:span text:style-name="T43">laúd</text:span></text:p>
          </table:table-cell>
          <table:table-cell table:style-name="ce60" table:number-columns-repeated="3"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Testudo</text:span><text:span text:style-name="T24"> </text:span><text:span text:style-name="T21">graeca</text:span></text:p>
          </table:table-cell>
          <table:table-cell table:style-name="ce57" office:value-type="string">
            <text:p><text:span text:style-name="T42">tortuga </text:span><text:span text:style-name="T43">mora</text:span></text:p>
          </table:table-cell>
          <table:table-cell table:style-name="ce60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 table:style-name="Default"/>
          <table:table-cell/>
          <table:table-cell table:style-name="ce50" office:value-type="string">
            <text:p><text:span text:style-name="T21">Testudo</text:span><text:span text:style-name="T24"> </text:span><text:span text:style-name="T21">hermanni</text:span></text:p>
          </table:table-cell>
          <table:table-cell table:style-name="ce57" office:value-type="string">
            <text:p><text:span text:style-name="T42">tortuga </text:span><text:span text:style-name="T44">mediterránea</text:span></text:p>
          </table:table-cell>
          <table:table-cell table:style-name="ce60"/>
          <table:table-cell table:style-name="ce57" office:value-type="string">
            <text:p><text:span text:style-name="T42">Casi</text:span><text:span text:style-name="T49"> </text:span><text:span text:style-name="T44">amenazada</text:span></text:p>
          </table:table-cell>
          <table:table-cell/>
        </table:table-row>
        <table:table-row table:style-name="ro2">
          <table:table-cell table:style-name="Default"/>
          <table:table-cell/>
          <table:table-cell table:style-name="ce50" office:value-type="string">
            <text:p><text:span text:style-name="T21">Mauremys</text:span><text:span text:style-name="T19"> </text:span><text:span text:style-name="T21">leprosa</text:span></text:p>
          </table:table-cell>
          <table:table-cell table:style-name="ce57" office:value-type="string">
            <text:p><text:span text:style-name="T42">galápago </text:span><text:span text:style-name="T44">común</text:span></text:p>
          </table:table-cell>
          <table:table-cell table:style-name="ce60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 table:style-name="Default"/>
          <table:table-cell/>
          <table:table-cell table:style-name="ce51" office:value-type="string">
            <text:p><text:span text:style-name="T21">Trachemys</text:span><text:span text:style-name="T19"> </text:span><text:span text:style-name="T21">scripta</text:span></text:p>
          </table:table-cell>
          <table:table-cell table:style-name="ce58" office:value-type="string">
            <text:p><text:span text:style-name="T42">galápago de </text:span><text:span text:style-name="T44">Florida</text:span></text:p>
          </table:table-cell>
          <table:table-cell table:style-name="ce18" table:number-columns-repeated="2"/>
          <table:table-cell/>
        </table:table-row>
        <table:table-row table:style-name="ro2">
          <table:table-cell table:style-name="Default"/>
          <table:table-cell/>
          <table:table-cell table:style-name="ce50" office:value-type="string">
            <text:p><text:span text:style-name="T19">Emys</text:span><text:span text:style-name="T25"> </text:span><text:span text:style-name="T21">orbicularis</text:span></text:p>
          </table:table-cell>
          <table:table-cell table:style-name="ce57" office:value-type="string">
            <text:p><text:span text:style-name="T42">galápago </text:span><text:span text:style-name="T44">europeo</text:span></text:p>
          </table:table-cell>
          <table:table-cell table:style-name="ce60"/>
          <table:table-cell table:style-name="ce57" office:value-type="string">
            <text:p><text:span text:style-name="T42">Casi</text:span><text:span text:style-name="T49"> </text:span><text:span text:style-name="T44">amenazada</text:span></text:p>
          </table:table-cell>
          <table:table-cell/>
        </table:table-row>
        <table:table-row table:style-name="ro2">
          <table:table-cell table:style-name="ce17" table:number-columns-spanned="4" table:number-rows-spanned="1"/>
          <table:covered-table-cell/>
          <table:covered-table-cell table:style-name="ce50" office:value-type="string">
            <text:p><text:span text:style-name="T19">Chamaeleo </text:span><text:span text:style-name="T21">chamaeleon</text:span></text:p>
          </table:covered-table-cell>
          <table:covered-table-cell table:style-name="ce57" office:value-type="string">
            <text:p><text:span text:style-name="T42">camaleón </text:span><text:span text:style-name="T44">común</text:span></text:p>
          </table:covered-table-cell>
          <table:table-cell table:style-name="ce60"/>
          <table:table-cell table:style-name="ce57" office:value-type="string">
            <text:p><text:span text:style-name="T42">No </text:span><text:span text:style-name="T44">amenazada</text:span></text:p>
          </table:table-cell>
          <table:table-cell/>
        </table:table-row>
        <table:table-row table:style-name="ro2">
          <table:table-cell table:style-name="Default"/>
          <table:table-cell/>
          <table:table-cell table:style-name="ce50" office:value-type="string">
            <text:p><text:span text:style-name="T21">Hemidactylus</text:span><text:span text:style-name="T23"> </text:span><text:span text:style-name="T21">turcicus</text:span></text:p>
          </table:table-cell>
          <table:table-cell table:style-name="ce57" office:value-type="string">
            <text:p><text:span text:style-name="T42">salamanquesa </text:span><text:span text:style-name="T44">rosad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7" table:number-columns-spanned="4" table:number-rows-spanned="1"/>
          <table:covered-table-cell/>
          <table:covered-table-cell table:style-name="ce50" office:value-type="string">
            <text:p><text:span text:style-name="T21">Tarentola</text:span><text:span text:style-name="T26"> </text:span><text:span text:style-name="T21">mauritanica</text:span></text:p>
          </table:covered-table-cell>
          <table:covered-table-cell table:style-name="ce57" office:value-type="string">
            <text:p><text:span text:style-name="T42">salamanquesa </text:span><text:span text:style-name="T44">común</text:span></text:p>
          </table:covered-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17" table:number-columns-spanned="4" table:number-rows-spanned="1"/>
          <table:covered-table-cell/>
          <table:covered-table-cell table:style-name="ce50" office:value-type="string">
            <text:p>Tarentola angustimentalis</text:p>
          </table:covered-table-cell>
          <table:covered-table-cell table:style-name="ce57" office:value-type="string">
            <text:p><text:span text:style-name="T42">perenquén o </text:span><text:span text:style-name="T44">salamanquesa mmajorera</text:span></text:p>
          </table:covered-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7">
          <table:table-cell table:style-name="ce14"/>
          <table:table-cell/>
          <table:table-cell table:style-name="ce50" office:value-type="string">
            <text:p><text:span text:style-name="T21">Tarentola</text:span><text:span text:style-name="T26"> </text:span><text:span text:style-name="T21">boettgeri</text:span></text:p>
          </table:table-cell>
          <table:table-cell table:style-name="ce57" office:value-type="string">
            <text:p><text:span text:style-name="T42">perenquén </text:span><text:span text:style-name="T45">de</text:span></text:p>
            <text:p>Boettger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21">Tarentola</text:span><text:span text:style-name="T26"> </text:span><text:span text:style-name="T21">delalandi</text:span></text:p>
          </table:table-cell>
          <table:table-cell table:style-name="ce57" office:value-type="string">
            <text:p><text:span text:style-name="T42">perenquén </text:span><text:span text:style-name="T44">común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15"/>
          <table:table-cell/>
          <table:table-cell table:style-name="ce50" office:value-type="string">
            <text:p><text:span text:style-name="T21">Tarentola</text:span><text:span text:style-name="T26"> </text:span><text:span text:style-name="T21">gomerensis</text:span></text:p>
          </table:table-cell>
          <table:table-cell table:style-name="ce57" office:value-type="string">
            <text:p><text:span text:style-name="T42">perenquén de </text:span><text:span text:style-name="T44">Gomer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Saurodactylus mauritanicus</text:p>
          </table:table-cell>
          <table:table-cell table:style-name="ce57" office:value-type="string">
            <text:p><text:span text:style-name="T42">geco de</text:span><text:span text:style-name="T46"> </text:span><text:span text:style-name="T44">Alborán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 table:style-name="ce12"/>
          <table:table-cell/>
          <table:table-cell table:style-name="ce50" office:value-type="string">
            <text:p><text:span text:style-name="T19">Chalcides</text:span><text:span text:style-name="T27"> </text:span><text:span text:style-name="T21">striatus</text:span></text:p>
          </table:table-cell>
          <table:table-cell table:style-name="ce57" office:value-type="string">
            <text:p><text:span text:style-name="T42">eslizón </text:span><text:span text:style-name="T44">tridáctilo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19">Chalcides</text:span><text:span text:style-name="T27"> </text:span><text:span text:style-name="T21">bedriagai</text:span></text:p>
          </table:table-cell>
          <table:table-cell table:style-name="ce57" office:value-type="string">
            <text:p><text:span text:style-name="T42">eslizón </text:span><text:span text:style-name="T44">ibérico</text:span></text:p>
          </table:table-cell>
          <table:table-cell table:style-name="ce66"/>
          <table:table-cell table:style-name="ce57" office:value-type="string">
            <text:p><text:span text:style-name="T43">Casi </text:span><text:span text:style-name="T44">amenazado</text:span></text:p>
          </table:table-cell>
          <table:table-cell/>
        </table:table-row>
        <table:table-row table:style-name="ro2">
          <table:table-cell table:style-name="ce18" table:number-columns-repeated="2"/>
          <table:table-cell table:style-name="ce50" office:value-type="string">
            <text:p><text:span text:style-name="T19">Chalcides</text:span><text:span text:style-name="T27"> </text:span><text:span text:style-name="T21">simonyi</text:span></text:p>
          </table:table-cell>
          <table:table-cell table:style-name="ce57" office:value-type="string">
            <text:p>lisneja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 table:style-name="ce19" table:number-columns-repeated="2"/>
          <table:table-cell table:style-name="ce7" table:number-columns-repeated="3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9"/>
          <table:table-cell table:style-name="ce37"/>
          <table:table-cell table:style-name="ce52" office:value-type="string">
            <text:p><text:span text:style-name="T19">Chalcides</text:span><text:span text:style-name="T27"> </text:span><text:span text:style-name="T21">sexlineatus</text:span></text:p>
          </table:table-cell>
          <table:table-cell table:style-name="ce59" office:value-type="string">
            <text:p><text:span text:style-name="T42">lisa </text:span><text:span text:style-name="T44">variable</text:span></text:p>
          </table:table-cell>
          <table:table-cell table:style-name="ce67"/>
          <table:table-cell table:style-name="ce6"/>
          <table:table-cell/>
        </table:table-row>
        <table:table-row table:style-name="ro2">
          <table:table-cell table:style-name="ce19"/>
          <table:table-cell table:style-name="ce37"/>
          <table:table-cell table:style-name="ce50" office:value-type="string">
            <text:p><text:span text:style-name="T19">Chalcides</text:span><text:span text:style-name="T27"> </text:span><text:span text:style-name="T21">viridanus</text:span></text:p>
          </table:table-cell>
          <table:table-cell table:style-name="ce57" office:value-type="string">
            <text:p><text:span text:style-name="T42">lisa </text:span><text:span text:style-name="T44">dorad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9" table:number-columns-repeated="2"/>
          <table:table-cell table:style-name="ce50" office:value-type="string">
            <text:p><text:span text:style-name="T19">Chalcides</text:span><text:span text:style-name="T27"> </text:span><text:span text:style-name="T21">colosii</text:span></text:p>
          </table:table-cell>
          <table:table-cell table:style-name="ce57" office:value-type="string">
            <text:p><text:span text:style-name="T42">eslizón </text:span><text:span text:style-name="T44">rifeño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20"/>
          <table:table-cell table:style-name="ce1"/>
          <table:table-cell table:style-name="ce50" office:value-type="string">
            <text:p><text:span text:style-name="T19">Chalcides</text:span><text:span text:style-name="T27"> </text:span><text:span text:style-name="T21">mauritanicus</text:span></text:p>
          </table:table-cell>
          <table:table-cell table:style-name="ce57" office:value-type="string">
            <text:p><text:span text:style-name="T42">eslizón de </text:span><text:span text:style-name="T43">Orán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7" table:number-columns-repeated="2"/>
          <table:table-cell table:style-name="ce50" office:value-type="string">
            <text:p><text:span text:style-name="T19">Chalcides</text:span><text:span text:style-name="T27"> </text:span><text:span text:style-name="T21">minutus</text:span></text:p>
          </table:table-cell>
          <table:table-cell table:style-name="ce57" office:value-type="string">
            <text:p><text:span text:style-name="T42">eslizón</text:span><text:span text:style-name="T47"> </text:span><text:span text:style-name="T42">tridáctilo </text:span><text:span text:style-name="T44">enano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21"/>
          <table:table-cell table:style-name="ce9"/>
          <table:table-cell table:style-name="ce50" office:value-type="string">
            <text:p><text:span text:style-name="T19">Chalcides</text:span><text:span text:style-name="T27"> </text:span><text:span text:style-name="T21">ocellatus</text:span></text:p>
          </table:table-cell>
          <table:table-cell table:style-name="ce57" office:value-type="string">
            <text:p><text:span text:style-name="T42">eslizón </text:span><text:span text:style-name="T44">ocelado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5" table:number-columns-repeated="2"/>
          <table:table-cell table:style-name="ce50" office:value-type="string">
            <text:p><text:span text:style-name="T19">Chalcides</text:span><text:span text:style-name="T27"> </text:span><text:span text:style-name="T21">parallelus</text:span></text:p>
          </table:table-cell>
          <table:table-cell table:style-name="ce57" office:value-type="string">
            <text:p><text:span text:style-name="T42">eslizón de </text:span><text:span text:style-name="T44">Chafarina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 table:style-name="ce7"/>
          <table:table-cell table:style-name="ce37"/>
          <table:table-cell table:style-name="ce50" office:value-type="string">
            <text:p>Chalcides pseudostriatus</text:p>
          </table:table-cell>
          <table:table-cell table:style-name="ce57" office:value-type="string">
            <text:p><text:span text:style-name="T42">eslizón</text:span><text:span text:style-name="T47"> </text:span><text:span text:style-name="T42">tridáctilo</text:span><text:span text:style-name="T46"> </text:span><text:span text:style-name="T42">del </text:span><text:span text:style-name="T44">Atlas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7"/>
          <table:table-cell table:style-name="ce50" office:value-type="string">
            <text:p><text:span text:style-name="T19">Eumeces</text:span><text:span text:style-name="T26"> </text:span><text:span text:style-name="T21">algeriensis</text:span></text:p>
          </table:table-cell>
          <table:table-cell table:style-name="ce57" office:value-type="string">
            <text:p>bulán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26" office:value-type="string">
            <text:p><text:span text:style-name="T16">Nombre</text:span><text:span text:style-name="T17"> </text:span><text:span text:style-name="T18">científico</text:span></text:p>
          </table:table-cell>
          <table:table-cell table:style-name="ce26" office:value-type="string">
            <text:p><text:span text:style-name="T16">Nombre</text:span><text:span text:style-name="T17"> </text:span><text:span text:style-name="T18">vulgar</text:span></text:p>
          </table:table-cell>
          <table:table-cell table:style-name="ce54"/>
          <table:table-cell table:style-name="ce26" office:value-type="string">
            <text:p><text:span text:style-name="T16">UICN</text:span><text:span text:style-name="T17"> 2006</text:span>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50" office:value-type="string">
            <text:p>Acanthodactylus erythrurus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9"/>
          <table:table-cell table:style-name="ce50" office:value-type="string">
            <text:p><text:span text:style-name="T21">Algyroides</text:span><text:span text:style-name="T28"> </text:span><text:span text:style-name="T21">marchi</text:span></text:p>
          </table:table-cell>
          <table:table-cell table:style-name="ce57" office:value-type="string">
            <text:p><text:span text:style-name="T42">lagartija</text:span><text:span text:style-name="T44"> </text:span><text:span text:style-name="T42">de</text:span><text:span text:style-name="T43"> </text:span><text:span text:style-name="T44">Valverde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otia </text:span><text:span text:style-name="T21">atlantica</text:span></text:p>
          </table:table-cell>
          <table:table-cell table:style-name="ce57" office:value-type="string">
            <text:p><text:span text:style-name="T42">lagarto </text:span><text:span text:style-name="T44">atlántico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7">
          <table:table-cell table:style-name="ce5" table:number-columns-spanned="2" table:number-rows-spanned="1"/>
          <table:covered-table-cell/>
          <table:table-cell table:style-name="ce50" office:value-type="string">
            <text:p><text:span text:style-name="T19">Galliota </text:span><text:span text:style-name="T21">caesaris</text:span></text:p>
          </table:table-cell>
          <table:table-cell table:style-name="ce57" office:value-type="string">
            <text:p><text:span text:style-name="T42">lagarto de </text:span><text:span text:style-name="T44">Lehrs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50" office:value-type="string">
            <text:p><text:span text:style-name="T19">Galliota </text:span><text:span text:style-name="T21">galloti</text:span></text:p>
          </table:table-cell>
          <table:table-cell table:style-name="ce57" office:value-type="string">
            <text:p><text:span text:style-name="T42">lagarto </text:span><text:span text:style-name="T44">tizón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6" table:number-columns-repeated="2"/>
          <table:table-cell table:style-name="ce50" office:value-type="string">
            <text:p><text:span text:style-name="T19">Galliota </text:span><text:span text:style-name="T21">intermedia</text:span></text:p>
          </table:table-cell>
          <table:table-cell table:style-name="ce57" office:value-type="string">
            <text:p><text:span text:style-name="T42">lagarto canario </text:span><text:span text:style-name="T44">motead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2">
          <table:table-cell table:style-name="ce18" table:number-columns-repeated="2"/>
          <table:table-cell table:style-name="ce50" office:value-type="string">
            <text:p><text:span text:style-name="T19">Galliota </text:span><text:span text:style-name="T21">stehlin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Gran </text:span><text:span text:style-name="T44">Canari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9" table:number-columns-repeated="2"/>
          <table:table-cell table:style-name="ce50" office:value-type="string">
            <text:p><text:span text:style-name="T19">Galliota </text:span><text:span text:style-name="T21">simony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El </text:span><text:span text:style-name="T44">Hierr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7">
          <table:table-cell table:style-name="ce22"/>
          <table:table-cell/>
          <table:table-cell table:style-name="ce50" office:value-type="string">
            <text:p><text:span text:style-name="T19">Galliota </text:span><text:span text:style-name="T21">gomerana</text:span></text:p>
          </table:table-cell>
          <table:table-cell table:style-name="ce57" office:value-type="string">
            <text:p><text:span text:style-name="T42">lagarto gigante de </text:span><text:span text:style-name="T45">La</text:span></text:p>
            <text:p>Gomera</text:p>
          </table:table-cell>
          <table:table-cell table:style-name="ce66"/>
          <table:table-cell table:style-name="ce60"/>
          <table:table-cell/>
        </table:table-row>
        <table:table-row table:style-name="ro1">
          <table:table-cell table:style-name="ce11"/>
          <table:table-cell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1">
          <table:table-cell table:style-name="ce12"/>
          <table:table-cell/>
          <table:table-cell table:style-name="ce50" office:value-type="string">
            <text:p><text:span text:style-name="T19">Iberolacerta</text:span><text:span text:style-name="T29"> </text:span><text:span text:style-name="T21">monticola</text:span></text:p>
          </table:table-cell>
          <table:table-cell table:style-name="ce57" office:value-type="string">
            <text:p><text:span text:style-name="T42">lagartija serrana </text:span><text:span text:style-name="T44">ibérica</text:span></text:p>
          </table:table-cell>
          <table:table-cell table:style-name="ce66"/>
          <table:table-cell table:style-name="ce57" office:value-type="string">
            <text:p>Vulnerable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Iberolacerta</text:span><text:span text:style-name="T29"> </text:span><text:span text:style-name="T21">bonnali</text:span></text:p>
          </table:table-cell>
          <table:table-cell table:style-name="ce57" office:value-type="string">
            <text:p><text:span text:style-name="T42">lagartija </text:span><text:span text:style-name="T44">pirenaic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Iberolacerta</text:span><text:span text:style-name="T30"> </text:span><text:span text:style-name="T21">aurelioi</text:span></text:p>
          </table:table-cell>
          <table:table-cell table:style-name="ce57" office:value-type="string">
            <text:p><text:span text:style-name="T42">lagartija </text:span><text:span text:style-name="T44">pallares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19">Iberolacerta</text:span><text:span text:style-name="T29"> </text:span><text:span text:style-name="T21">aranica</text:span></text:p>
          </table:table-cell>
          <table:table-cell table:style-name="ce57" office:value-type="string">
            <text:p><text:span text:style-name="T42">lagartija </text:span><text:span text:style-name="T44">aránic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1">
          <table:table-cell table:style-name="ce11"/>
          <table:table-cell/>
          <table:table-cell table:style-name="ce50" office:value-type="string">
            <text:p><text:span text:style-name="T19">Iberolacerta</text:span><text:span text:style-name="T30"> </text:span><text:span text:style-name="T21">cyreni</text:span></text:p>
          </table:table-cell>
          <table:table-cell table:style-name="ce57" office:value-type="string">
            <text:p><text:span text:style-name="T42">lagartija </text:span><text:span text:style-name="T44">serran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1">
          <table:table-cell table:style-name="ce12"/>
          <table:table-cell/>
          <table:table-cell table:style-name="ce50" office:value-type="string">
            <text:p>Iberolacerta martinezricai</text:p>
          </table:table-cell>
          <table:table-cell table:style-name="ce57" office:value-type="string">
            <text:p><text:span text:style-name="T42">lagartija </text:span><text:span text:style-name="T44">batuec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Iberolacerta</text:span><text:span text:style-name="T29"> </text:span><text:span text:style-name="T21">galani</text:span></text:p>
          </table:table-cell>
          <table:table-cell table:style-name="ce57" office:value-type="string">
            <text:p><text:span text:style-name="T42">lagartija </text:span><text:span text:style-name="T44">leones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 table:style-name="ce13"/>
          <table:table-cell/>
          <table:table-cell table:style-name="ce7" table:number-columns-repeated="2"/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4"/>
          <table:table-cell/>
          <table:table-cell table:style-name="ce52" office:value-type="string">
            <text:p><text:span text:style-name="T19">Lacerta </text:span><text:span text:style-name="T21">agilis</text:span></text:p>
          </table:table-cell>
          <table:table-cell table:style-name="ce59" office:value-type="string">
            <text:p><text:span text:style-name="T42">lagarto ágil del </text:span><text:span text:style-name="T44">Pirineo</text:span></text:p>
          </table:table-cell>
          <table:table-cell table:style-name="ce6" table:number-columns-repeated="2"/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Lacerta </text:span><text:span text:style-name="T21">schreiberi</text:span></text:p>
          </table:table-cell>
          <table:table-cell table:style-name="ce57" office:value-type="string">
            <text:p><text:span text:style-name="T42">lagarto </text:span><text:span text:style-name="T44">verdinegro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Lacerta </text:span><text:span text:style-name="T21">bilineata</text:span></text:p>
          </table:table-cell>
          <table:table-cell table:style-name="ce57" office:value-type="string">
            <text:p><text:span text:style-name="T42">lagarto </text:span><text:span text:style-name="T44">verde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23"/>
          <table:table-cell/>
          <table:table-cell table:style-name="ce50" office:value-type="string">
            <text:p><text:span text:style-name="T21">Podarcis</text:span><text:span text:style-name="T28"> </text:span><text:span text:style-name="T21">vaucheri</text:span></text:p>
          </table:table-cell>
          <table:table-cell table:style-name="ce57" office:value-type="string">
            <text:p><text:span text:style-name="T42">lagartija </text:span><text:span text:style-name="T44">andaluza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 table:style-name="ce12"/>
          <table:table-cell/>
          <table:table-cell table:style-name="ce50" office:value-type="string">
            <text:p><text:span text:style-name="T21">Podarcis</text:span><text:span text:style-name="T28"> </text:span><text:span text:style-name="T21">atrata</text:span></text:p>
          </table:table-cell>
          <table:table-cell table:style-name="ce57" office:value-type="string">
            <text:p><text:span text:style-name="T42">lagartija</text:span><text:span text:style-name="T47"> </text:span><text:span text:style-name="T42">de</text:span><text:span text:style-name="T46"> </text:span><text:span text:style-name="T42">las </text:span><text:span text:style-name="T44">Columbretes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Podarcis</text:span><text:span text:style-name="T28"> </text:span><text:span text:style-name="T21">muralis</text:span></text:p>
          </table:table-cell>
          <table:table-cell table:style-name="ce57" office:value-type="string">
            <text:p><text:span text:style-name="T42">lagartija </text:span><text:span text:style-name="T44">roquer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7">
          <table:table-cell table:style-name="ce13"/>
          <table:table-cell/>
          <table:table-cell table:style-name="ce50" office:value-type="string">
            <text:p><text:span text:style-name="T21">Podarcis</text:span><text:span text:style-name="T28"> </text:span><text:span text:style-name="T21">bocagei</text:span></text:p>
          </table:table-cell>
          <table:table-cell table:style-name="ce57" office:value-type="string">
            <text:p><text:span text:style-name="T42">lagartija de </text:span><text:span text:style-name="T44">Bocage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21">Podarcis</text:span><text:span text:style-name="T28"> </text:span><text:span text:style-name="T21">carbonelli</text:span></text:p>
          </table:table-cell>
          <table:table-cell table:style-name="ce57" office:value-type="string">
            <text:p><text:span text:style-name="T42">lagartija de </text:span><text:span text:style-name="T44">Carbonell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21">Podarcis</text:span><text:span text:style-name="T28"> </text:span><text:span text:style-name="T21">pityusensis</text:span></text:p>
          </table:table-cell>
          <table:table-cell table:style-name="ce57" office:value-type="string">
            <text:p><text:span text:style-name="T42">lagartija</text:span><text:span text:style-name="T48"> </text:span><text:span text:style-name="T42">de</text:span><text:span text:style-name="T49"> </text:span><text:span text:style-name="T42">las</text:span><text:span text:style-name="T49"> </text:span><text:span text:style-name="T44">Pitiusas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21">Podarcis</text:span><text:span text:style-name="T28"> </text:span><text:span text:style-name="T21">lilfordi</text:span></text:p>
          </table:table-cell>
          <table:table-cell table:style-name="ce57" office:value-type="string">
            <text:p><text:span text:style-name="T42">lagartija </text:span><text:span text:style-name="T44">balear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21">Psammodromus</text:span><text:span text:style-name="T22"> </text:span><text:span text:style-name="T21">algirus</text:span>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5"/>
          <table:table-cell/>
          <table:table-cell table:style-name="ce50" office:value-type="string">
            <text:p>Psammodromus hispanicus</text:p>
          </table:table-cell>
          <table:table-cell table:style-name="ce57" office:value-type="string">
            <text:p><text:span text:style-name="T42">lagartija </text:span><text:span text:style-name="T44">cenicient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Psammodromus</text:span><text:span text:style-name="T22"> </text:span><text:span text:style-name="T21">blanci</text:span></text:p>
          </table:table-cell>
          <table:table-cell table:style-name="ce57" office:value-type="string">
            <text:p>lagartija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a</text:span></text:p>
          </table:table-cell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Scelarcis</text:span><text:span text:style-name="T31"> </text:span><text:span text:style-name="T21">perspicillata</text:span></text:p>
          </table:table-cell>
          <table:table-cell table:style-name="ce57" office:value-type="string">
            <text:p><text:span text:style-name="T42">lagartija de </text:span><text:span text:style-name="T44">Marrueco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Timon</text:span><text:span text:style-name="T29"> </text:span><text:span text:style-name="T21">lepidus</text:span></text:p>
          </table:table-cell>
          <table:table-cell table:style-name="ce57" office:value-type="string">
            <text:p><text:span text:style-name="T42">lagarto </text:span><text:span text:style-name="T44">ocelado</text:span></text:p>
          </table:table-cell>
          <table:table-cell table:style-name="ce60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Timon</text:span><text:span text:style-name="T29"> </text:span><text:span text:style-name="T21">tangitanus</text:span></text:p>
          </table:table-cell>
          <table:table-cell table:style-name="ce57" office:value-type="string">
            <text:p><text:span text:style-name="T42">lagarto ocelado del</text:span><text:span text:style-name="T46"> </text:span><text:span text:style-name="T44">Atla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o</text:span></text:p>
          </table:table-cell>
          <table:table-cell/>
        </table:table-row>
        <table:table-row table:style-name="ro2">
          <table:table-cell table:style-name="ce15"/>
          <table:table-cell/>
          <table:table-cell table:style-name="ce50" office:value-type="string">
            <text:p><text:span text:style-name="T19">Zootoca </text:span><text:span text:style-name="T21">vivipara</text:span></text:p>
          </table:table-cell>
          <table:table-cell table:style-name="ce57" office:value-type="string">
            <text:p><text:span text:style-name="T42">lagartija de </text:span><text:span text:style-name="T44">turber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11"/>
          <table:table-cell table:number-columns-repeated="6"/>
        </table:table-row>
        <table:table-row table:style-name="ro1">
          <table:table-cell table:style-name="ce12"/>
          <table:table-cell/>
          <table:table-cell table:style-name="ce26" table:number-columns-repeated="2"/>
          <table:table-cell table:style-name="ce54"/>
          <table:table-cell table:style-name="ce26"/>
          <table:table-cell/>
        </table:table-row>
        <table:table-row table:style-name="ro2">
          <table:table-cell table:style-name="ce11"/>
          <table:table-cell/>
          <table:table-cell table:style-name="ce50" office:value-type="string">
            <text:p><text:span text:style-name="T19">Caretta</text:span><text:span text:style-name="T20"> </text:span><text:span text:style-name="T21">caretta</text:span></text:p>
          </table:table-cell>
          <table:table-cell table:style-name="ce57" office:value-type="string">
            <text:p><text:span text:style-name="T42">tortuga </text:span><text:span text:style-name="T43">boba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2"/>
          <table:table-cell/>
          <table:table-cell table:style-name="ce50" office:value-type="string">
            <text:p><text:span text:style-name="T19">Chelonia </text:span><text:span text:style-name="T21">mydas</text:span></text:p>
          </table:table-cell>
          <table:table-cell table:style-name="ce57" office:value-type="string">
            <text:p><text:span text:style-name="T42">tortuga </text:span><text:span text:style-name="T44">verde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2"/>
          <table:table-cell/>
          <table:table-cell table:style-name="ce50" office:value-type="string">
            <text:p><text:span text:style-name="T21">Eretmochelys</text:span><text:span text:style-name="T22"> </text:span><text:span text:style-name="T21">imbricada</text:span></text:p>
          </table:table-cell>
          <table:table-cell table:style-name="ce57" office:value-type="string">
            <text:p><text:span text:style-name="T42">tortuga </text:span><text:span text:style-name="T44">carey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6"/>
          <table:table-cell/>
          <table:table-cell table:style-name="ce50" office:value-type="string">
            <text:p><text:span text:style-name="T21">Lepidochelys</text:span><text:span text:style-name="T23"> </text:span><text:span text:style-name="T21">kempii</text:span></text:p>
          </table:table-cell>
          <table:table-cell table:style-name="ce57" office:value-type="string">
            <text:p><text:span text:style-name="T42">tortuga </text:span><text:span text:style-name="T44">bastarda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5"/>
          <table:table-cell/>
          <table:table-cell table:style-name="ce50" office:value-type="string">
            <text:p><text:span text:style-name="T19">Dermochelys</text:span><text:span text:style-name="T20"> </text:span><text:span text:style-name="T21">coriacea</text:span></text:p>
          </table:table-cell>
          <table:table-cell table:style-name="ce57" office:value-type="string">
            <text:p><text:span text:style-name="T42">tortuga </text:span><text:span text:style-name="T43">laúd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Testudo</text:span><text:span text:style-name="T24"> </text:span><text:span text:style-name="T21">graeca</text:span></text:p>
          </table:table-cell>
          <table:table-cell table:style-name="ce57" office:value-type="string">
            <text:p><text:span text:style-name="T42">tortuga </text:span><text:span text:style-name="T43">mora</text:span></text:p>
          </table:table-cell>
          <table:table-cell table:style-name="ce60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Testudo</text:span><text:span text:style-name="T24"> </text:span><text:span text:style-name="T21">hermanni</text:span></text:p>
          </table:table-cell>
          <table:table-cell table:style-name="ce57" office:value-type="string">
            <text:p><text:span text:style-name="T42">tortuga </text:span><text:span text:style-name="T44">mediterránea</text:span></text:p>
          </table:table-cell>
          <table:table-cell table:style-name="ce60"/>
          <table:table-cell table:style-name="ce57" office:value-type="string">
            <text:p><text:span text:style-name="T42">Casi</text:span><text:span text:style-name="T49"> </text:span><text:span text:style-name="T44">amenazada</text:span>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21">Mauremys</text:span><text:span text:style-name="T19"> </text:span><text:span text:style-name="T21">leprosa</text:span></text:p>
          </table:table-cell>
          <table:table-cell table:style-name="ce57" office:value-type="string">
            <text:p><text:span text:style-name="T42">galápago </text:span><text:span text:style-name="T44">común</text:span></text:p>
          </table:table-cell>
          <table:table-cell table:style-name="ce60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 table:style-name="ce13"/>
          <table:table-cell/>
          <table:table-cell table:style-name="ce51" office:value-type="string">
            <text:p><text:span text:style-name="T21">Trachemys</text:span><text:span text:style-name="T19"> </text:span><text:span text:style-name="T21">scripta</text:span></text:p>
          </table:table-cell>
          <table:table-cell table:style-name="ce58" office:value-type="string">
            <text:p><text:span text:style-name="T42">galápago de </text:span><text:span text:style-name="T44">Florida</text:span></text:p>
          </table:table-cell>
          <table:table-cell table:style-name="ce18" table:number-columns-repeated="2"/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Emys</text:span><text:span text:style-name="T25"> </text:span><text:span text:style-name="T21">orbicularis</text:span></text:p>
          </table:table-cell>
          <table:table-cell table:style-name="ce57" office:value-type="string">
            <text:p><text:span text:style-name="T42">galápago </text:span><text:span text:style-name="T44">europeo</text:span></text:p>
          </table:table-cell>
          <table:table-cell table:style-name="ce60"/>
          <table:table-cell table:style-name="ce57" office:value-type="string">
            <text:p><text:span text:style-name="T42">Casi</text:span><text:span text:style-name="T49"> </text:span><text:span text:style-name="T44">amenazada</text:span>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Chamaeleo </text:span><text:span text:style-name="T21">chamaeleon</text:span></text:p>
          </table:table-cell>
          <table:table-cell table:style-name="ce57" office:value-type="string">
            <text:p><text:span text:style-name="T42">camaleón </text:span><text:span text:style-name="T44">común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a</text:span></text:p>
          </table:table-cell>
          <table:table-cell/>
        </table:table-row>
        <table:table-row table:style-name="ro2">
          <table:table-cell table:style-name="ce15"/>
          <table:table-cell/>
          <table:table-cell table:style-name="ce50" office:value-type="string">
            <text:p><text:span text:style-name="T21">Hemidactylus</text:span><text:span text:style-name="T23"> </text:span><text:span text:style-name="T21">turcicus</text:span></text:p>
          </table:table-cell>
          <table:table-cell table:style-name="ce57" office:value-type="string">
            <text:p><text:span text:style-name="T42">salamanquesa </text:span><text:span text:style-name="T44">rosad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21">Tarentola</text:span><text:span text:style-name="T26"> </text:span><text:span text:style-name="T21">mauritanica</text:span></text:p>
          </table:table-cell>
          <table:table-cell table:style-name="ce57" office:value-type="string">
            <text:p><text:span text:style-name="T42">salamanquesa </text:span><text:span text:style-name="T44">común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Tarentola angustimentalis</text:p>
          </table:table-cell>
          <table:table-cell table:style-name="ce57" office:value-type="string">
            <text:p><text:span text:style-name="T42">perenquén o </text:span><text:span text:style-name="T44">salamanquesa mmajorer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7">
          <table:table-cell table:number-columns-repeated="2"/>
          <table:table-cell table:style-name="ce50" office:value-type="string">
            <text:p><text:span text:style-name="T21">Tarentola</text:span><text:span text:style-name="T26"> </text:span><text:span text:style-name="T21">boettgeri</text:span></text:p>
          </table:table-cell>
          <table:table-cell table:style-name="ce57" office:value-type="string">
            <text:p><text:span text:style-name="T42">perenquén </text:span><text:span text:style-name="T45">de</text:span></text:p>
            <text:p>Boettger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2">
          <table:table-cell table:style-name="ce5"/>
          <table:table-cell/>
          <table:table-cell table:style-name="ce50" office:value-type="string">
            <text:p><text:span text:style-name="T21">Tarentola</text:span><text:span text:style-name="T26"> </text:span><text:span text:style-name="T21">delalandi</text:span></text:p>
          </table:table-cell>
          <table:table-cell table:style-name="ce57" office:value-type="string">
            <text:p><text:span text:style-name="T42">perenquén </text:span><text:span text:style-name="T44">común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24"/>
          <table:table-cell/>
          <table:table-cell table:style-name="ce50" office:value-type="string">
            <text:p><text:span text:style-name="T21">Tarentola</text:span><text:span text:style-name="T26"> </text:span><text:span text:style-name="T21">gomerensis</text:span></text:p>
          </table:table-cell>
          <table:table-cell table:style-name="ce57" office:value-type="string">
            <text:p><text:span text:style-name="T42">perenquén de </text:span><text:span text:style-name="T44">Gomer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7"/>
          <table:table-cell/>
          <table:table-cell table:style-name="ce50" office:value-type="string">
            <text:p>Saurodactylus mauritanicus</text:p>
          </table:table-cell>
          <table:table-cell table:style-name="ce57" office:value-type="string">
            <text:p><text:span text:style-name="T42">geco de</text:span><text:span text:style-name="T46"> </text:span><text:span text:style-name="T44">Alborán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 table:style-name="ce4"/>
          <table:table-cell/>
          <table:table-cell table:style-name="ce50" office:value-type="string">
            <text:p><text:span text:style-name="T19">Chalcides</text:span><text:span text:style-name="T27"> </text:span><text:span text:style-name="T21">striatus</text:span></text:p>
          </table:table-cell>
          <table:table-cell table:style-name="ce57" office:value-type="string">
            <text:p><text:span text:style-name="T42">eslizón </text:span><text:span text:style-name="T44">tridáctilo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4"/>
          <table:table-cell/>
          <table:table-cell table:style-name="ce50" office:value-type="string">
            <text:p><text:span text:style-name="T19">Chalcides</text:span><text:span text:style-name="T27"> </text:span><text:span text:style-name="T21">bedriagai</text:span></text:p>
          </table:table-cell>
          <table:table-cell table:style-name="ce57" office:value-type="string">
            <text:p><text:span text:style-name="T42">eslizón </text:span><text:span text:style-name="T44">ibérico</text:span></text:p>
          </table:table-cell>
          <table:table-cell table:style-name="ce66"/>
          <table:table-cell table:style-name="ce57" office:value-type="string">
            <text:p><text:span text:style-name="T43">Casi </text:span><text:span text:style-name="T44">amenazado</text:span></text:p>
          </table:table-cell>
          <table:table-cell/>
        </table:table-row>
        <table:table-row table:style-name="ro2">
          <table:table-cell table:style-name="ce4"/>
          <table:table-cell/>
          <table:table-cell table:style-name="ce50" office:value-type="string">
            <text:p><text:span text:style-name="T19">Chalcides</text:span><text:span text:style-name="T27"> </text:span><text:span text:style-name="T21">simonyi</text:span></text:p>
          </table:table-cell>
          <table:table-cell table:style-name="ce57" office:value-type="string">
            <text:p>lisneja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 table:number-columns-repeated="2"/>
          <table:table-cell table:style-name="ce7" table:number-columns-repeated="3"/>
          <table:table-cell table:style-name="ce57"/>
          <table:table-cell/>
        </table:table-row>
        <table:table-row table:style-name="ro2">
          <table:table-cell table:number-columns-repeated="2"/>
          <table:table-cell table:style-name="ce52" office:value-type="string">
            <text:p><text:span text:style-name="T19">Chalcides</text:span><text:span text:style-name="T27"> </text:span><text:span text:style-name="T21">sexlineatus</text:span></text:p>
          </table:table-cell>
          <table:table-cell table:style-name="ce59" office:value-type="string">
            <text:p><text:span text:style-name="T42">lisa </text:span><text:span text:style-name="T44">variable</text:span></text:p>
          </table:table-cell>
          <table:table-cell table:style-name="ce67"/>
          <table:table-cell table:style-name="ce57" office:value-type="string">
            <text:p>Preocupación menor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Chalcides</text:span><text:span text:style-name="T27"> </text:span><text:span text:style-name="T21">viridanus</text:span></text:p>
          </table:table-cell>
          <table:table-cell table:style-name="ce57" office:value-type="string">
            <text:p><text:span text:style-name="T42">lisa </text:span><text:span text:style-name="T44">dorad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19">Chalcides</text:span><text:span text:style-name="T27"> </text:span><text:span text:style-name="T21">colosii</text:span></text:p>
          </table:table-cell>
          <table:table-cell table:style-name="ce57" office:value-type="string">
            <text:p><text:span text:style-name="T42">eslizón </text:span><text:span text:style-name="T44">rifeño</text:span></text:p>
          </table:table-cell>
          <table:table-cell table:style-name="ce60" table:number-columns-repeated="3"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19">Chalcides</text:span><text:span text:style-name="T27"> </text:span><text:span text:style-name="T21">mauritanicus</text:span></text:p>
          </table:table-cell>
          <table:table-cell table:style-name="ce57" office:value-type="string">
            <text:p><text:span text:style-name="T42">eslizón de </text:span><text:span text:style-name="T43">Orán</text:span></text:p>
          </table:table-cell>
          <table:table-cell table:style-name="ce60" table:number-columns-repeated="3"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19">Chalcides</text:span><text:span text:style-name="T27"> </text:span><text:span text:style-name="T21">minutus</text:span></text:p>
          </table:table-cell>
          <table:table-cell table:style-name="ce57" office:value-type="string">
            <text:p><text:span text:style-name="T42">eslizón</text:span><text:span text:style-name="T47"> </text:span><text:span text:style-name="T42">tridáctilo </text:span><text:span text:style-name="T44">enano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25"/>
          <table:table-cell/>
          <table:table-cell table:style-name="ce50" office:value-type="string">
            <text:p><text:span text:style-name="T19">Chalcides</text:span><text:span text:style-name="T27"> </text:span><text:span text:style-name="T21">ocellatus</text:span></text:p>
          </table:table-cell>
          <table:table-cell table:style-name="ce57" office:value-type="string">
            <text:p><text:span text:style-name="T42">eslizón </text:span><text:span text:style-name="T44">ocelado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Chalcides</text:span><text:span text:style-name="T27"> </text:span><text:span text:style-name="T21">parallelus</text:span></text:p>
          </table:table-cell>
          <table:table-cell table:style-name="ce57" office:value-type="string">
            <text:p><text:span text:style-name="T42">eslizón de </text:span><text:span text:style-name="T44">Chafarina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Chalcides pseudostriatus</text:p>
          </table:table-cell>
          <table:table-cell table:style-name="ce57" office:value-type="string">
            <text:p><text:span text:style-name="T42">eslizón</text:span><text:span text:style-name="T47"> </text:span><text:span text:style-name="T42">tridáctilo</text:span><text:span text:style-name="T46"> </text:span><text:span text:style-name="T42">del </text:span><text:span text:style-name="T44">Atlas</text:span></text:p>
          </table:table-cell>
          <table:table-cell table:style-name="ce60" table:number-columns-repeated="3"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Eumeces</text:span><text:span text:style-name="T26"> </text:span><text:span text:style-name="T21">algeriensis</text:span></text:p>
          </table:table-cell>
          <table:table-cell table:style-name="ce57" office:value-type="string">
            <text:p>bulán</text:p>
          </table:table-cell>
          <table:table-cell table:style-name="ce60" table:number-columns-repeated="3"/>
        </table:table-row>
        <table:table-row table:style-name="ro2">
          <table:table-cell table:style-name="ce13"/>
          <table:table-cell/>
          <table:table-cell table:style-name="ce50" office:value-type="string">
            <text:p>Acanthodactylus erythrurus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21">Algyroides</text:span><text:span text:style-name="T28"> </text:span><text:span text:style-name="T21">marchi</text:span></text:p>
          </table:table-cell>
          <table:table-cell table:style-name="ce57" office:value-type="string">
            <text:p><text:span text:style-name="T42">lagartija</text:span><text:span text:style-name="T44"> </text:span><text:span text:style-name="T42">de</text:span><text:span text:style-name="T43"> </text:span><text:span text:style-name="T44">Valverde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 table:style-name="ce26"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Gallotia </text:span><text:span text:style-name="T21">atlantica</text:span></text:p>
          </table:table-cell>
          <table:table-cell table:style-name="ce57" office:value-type="string">
            <text:p><text:span text:style-name="T42">lagarto </text:span><text:span text:style-name="T44">atlántico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8">
          <table:table-cell table:style-name="ce11"/>
          <table:table-cell/>
          <table:table-cell table:style-name="ce50" office:value-type="string">
            <text:p><text:span text:style-name="T19">Galliota </text:span><text:span text:style-name="T21">caesaris</text:span></text:p>
          </table:table-cell>
          <table:table-cell table:style-name="ce57" office:value-type="string">
            <text:p><text:span text:style-name="T42">lagarto de </text:span><text:span text:style-name="T44">Lehrs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1">
          <table:table-cell table:style-name="ce12"/>
          <table:table-cell/>
          <table:table-cell table:style-name="ce50" office:value-type="string">
            <text:p><text:span text:style-name="T19">Galliota </text:span><text:span text:style-name="T21">galloti</text:span></text:p>
          </table:table-cell>
          <table:table-cell table:style-name="ce57" office:value-type="string">
            <text:p><text:span text:style-name="T42">lagarto </text:span><text:span text:style-name="T44">tizón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4"/>
          <table:table-cell/>
          <table:table-cell table:style-name="ce50" office:value-type="string">
            <text:p><text:span text:style-name="T19">Galliota </text:span><text:span text:style-name="T21">intermedia</text:span></text:p>
          </table:table-cell>
          <table:table-cell table:style-name="ce57" office:value-type="string">
            <text:p><text:span text:style-name="T42">lagarto canario </text:span><text:span text:style-name="T44">motead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<text:span text:style-name="T19">Galliota </text:span><text:span text:style-name="T21">stehlin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Gran </text:span><text:span text:style-name="T44">Canari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<text:span text:style-name="T19">Galliota </text:span><text:span text:style-name="T21">simony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El </text:span><text:span text:style-name="T44">Hierr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8">
          <table:table-cell table:style-name="Default"/>
          <table:table-cell/>
          <table:table-cell table:style-name="ce50" office:value-type="string">
            <text:p><text:span text:style-name="T19">Galliota </text:span><text:span text:style-name="T21">gomerana</text:span></text:p>
          </table:table-cell>
          <table:table-cell table:style-name="ce57" office:value-type="string">
            <text:p><text:span text:style-name="T42">lagarto gigante de </text:span><text:span text:style-name="T45">La</text:span></text:p>
            <text:p>Gomera</text:p>
          </table:table-cell>
          <table:table-cell table:style-name="ce66"/>
          <table:table-cell table:style-name="ce60"/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<text:span text:style-name="T19">Iberolacerta</text:span><text:span text:style-name="T29"> </text:span><text:span text:style-name="T21">monticola</text:span></text:p>
          </table:table-cell>
          <table:table-cell table:style-name="ce57" office:value-type="string">
            <text:p><text:span text:style-name="T42">lagartija serrana </text:span><text:span text:style-name="T44">ibérica</text:span></text:p>
          </table:table-cell>
          <table:table-cell table:style-name="ce66"/>
          <table:table-cell table:style-name="ce57" office:value-type="string">
            <text:p>Vulnerable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<text:span text:style-name="T19">Iberolacerta</text:span><text:span text:style-name="T29"> </text:span><text:span text:style-name="T21">bonnali</text:span></text:p>
          </table:table-cell>
          <table:table-cell table:style-name="ce57" office:value-type="string">
            <text:p><text:span text:style-name="T42">lagartija </text:span><text:span text:style-name="T44">pirenaic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<text:span text:style-name="T19">Iberolacerta</text:span><text:span text:style-name="T30"> </text:span><text:span text:style-name="T21">aurelioi</text:span></text:p>
          </table:table-cell>
          <table:table-cell table:style-name="ce57" office:value-type="string">
            <text:p><text:span text:style-name="T42">lagartija </text:span><text:span text:style-name="T44">pallares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<text:span text:style-name="T19">Iberolacerta</text:span><text:span text:style-name="T29"> </text:span><text:span text:style-name="T21">aranica</text:span></text:p>
          </table:table-cell>
          <table:table-cell table:style-name="ce57" office:value-type="string">
            <text:p><text:span text:style-name="T42">lagartija </text:span><text:span text:style-name="T44">aránic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<text:span text:style-name="T19">Iberolacerta</text:span><text:span text:style-name="T30"> </text:span><text:span text:style-name="T21">cyreni</text:span></text:p>
          </table:table-cell>
          <table:table-cell table:style-name="ce57" office:value-type="string">
            <text:p><text:span text:style-name="T42">lagartija </text:span><text:span text:style-name="T44">serran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Iberolacerta martinezricai</text:p>
          </table:table-cell>
          <table:table-cell table:style-name="ce57" office:value-type="string">
            <text:p><text:span text:style-name="T42">lagartija </text:span><text:span text:style-name="T44">batuec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50" office:value-type="string">
            <text:p><text:span text:style-name="T19">Iberolacerta</text:span><text:span text:style-name="T29"> </text:span><text:span text:style-name="T21">galani</text:span></text:p>
          </table:table-cell>
          <table:table-cell table:style-name="ce57" office:value-type="string">
            <text:p><text:span text:style-name="T42">lagartija </text:span><text:span text:style-name="T44">leones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 table:style-name="Default"/>
          <table:table-cell/>
          <table:table-cell table:style-name="ce7" table:number-columns-repeated="2"/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5"/>
          <table:table-cell table:style-name="ce38"/>
          <table:table-cell table:style-name="ce52" office:value-type="string">
            <text:p><text:span text:style-name="T19">Lacerta </text:span><text:span text:style-name="T21">agilis</text:span></text:p>
          </table:table-cell>
          <table:table-cell table:style-name="ce59" office:value-type="string">
            <text:p><text:span text:style-name="T42">lagarto ágil del </text:span><text:span text:style-name="T44">Pirineo</text:span>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6" table:number-columns-repeated="2"/>
          <table:table-cell table:style-name="ce50" office:value-type="string">
            <text:p><text:span text:style-name="T19">Lacerta </text:span><text:span text:style-name="T21">schreiberi</text:span></text:p>
          </table:table-cell>
          <table:table-cell table:style-name="ce57" office:value-type="string">
            <text:p><text:span text:style-name="T42">lagarto </text:span><text:span text:style-name="T44">verdinegro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 table:style-name="ce7"/>
          <table:table-cell table:style-name="ce38"/>
          <table:table-cell table:style-name="ce50" office:value-type="string">
            <text:p><text:span text:style-name="T19">Lacerta </text:span><text:span text:style-name="T21">bilineata</text:span></text:p>
          </table:table-cell>
          <table:table-cell table:style-name="ce57" office:value-type="string">
            <text:p><text:span text:style-name="T42">lagarto </text:span><text:span text:style-name="T44">verde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7"/>
          <table:table-cell table:style-name="ce50" office:value-type="string">
            <text:p><text:span text:style-name="T21">Podarcis</text:span><text:span text:style-name="T28"> </text:span><text:span text:style-name="T21">vaucheri</text:span></text:p>
          </table:table-cell>
          <table:table-cell table:style-name="ce57" office:value-type="string">
            <text:p><text:span text:style-name="T42">lagartija </text:span><text:span text:style-name="T44">andaluza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atrata</text:span></text:p>
          </table:table-cell>
          <table:table-cell table:style-name="ce57" office:value-type="string">
            <text:p><text:span text:style-name="T42">lagartija</text:span><text:span text:style-name="T47"> </text:span><text:span text:style-name="T42">de</text:span><text:span text:style-name="T46"> </text:span><text:span text:style-name="T42">las </text:span><text:span text:style-name="T44">Columbretes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muralis</text:span></text:p>
          </table:table-cell>
          <table:table-cell table:style-name="ce57" office:value-type="string">
            <text:p><text:span text:style-name="T42">lagartija </text:span><text:span text:style-name="T44">roquer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8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bocagei</text:span></text:p>
          </table:table-cell>
          <table:table-cell table:style-name="ce57" office:value-type="string">
            <text:p><text:span text:style-name="T42">lagartija de </text:span><text:span text:style-name="T44">Bocage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carbonelli</text:span></text:p>
          </table:table-cell>
          <table:table-cell table:style-name="ce57" office:value-type="string">
            <text:p><text:span text:style-name="T42">lagartija de </text:span><text:span text:style-name="T44">Carbonell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pityusensis</text:span></text:p>
          </table:table-cell>
          <table:table-cell table:style-name="ce57" office:value-type="string">
            <text:p><text:span text:style-name="T42">lagartija</text:span><text:span text:style-name="T48"> </text:span><text:span text:style-name="T42">de</text:span><text:span text:style-name="T49"> </text:span><text:span text:style-name="T42">las</text:span><text:span text:style-name="T49"> </text:span><text:span text:style-name="T44">Pitiusas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5"/>
          <table:table-cell table:style-name="ce50" office:value-type="string">
            <text:p><text:span text:style-name="T21">Podarcis</text:span><text:span text:style-name="T28"> </text:span><text:span text:style-name="T21">lilfordi</text:span></text:p>
          </table:table-cell>
          <table:table-cell table:style-name="ce57" office:value-type="string">
            <text:p><text:span text:style-name="T42">lagartija </text:span><text:span text:style-name="T44">balear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7"/>
          <table:table-cell table:style-name="ce50" office:value-type="string">
            <text:p><text:span text:style-name="T21">Psammodromus</text:span><text:span text:style-name="T22"> </text:span><text:span text:style-name="T21">algirus</text:span>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Psammodromus hispanicus</text:p>
          </table:table-cell>
          <table:table-cell table:style-name="ce57" office:value-type="string">
            <text:p><text:span text:style-name="T42">lagartija </text:span><text:span text:style-name="T44">cenicient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<text:span text:style-name="T21">Psammodromus</text:span><text:span text:style-name="T22"> </text:span><text:span text:style-name="T21">blanci</text:span></text:p>
          </table:table-cell>
          <table:table-cell table:style-name="ce57" office:value-type="string">
            <text:p>lagartija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a</text:span></text:p>
          </table:table-cell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<text:span text:style-name="T21">Scelarcis</text:span><text:span text:style-name="T31"> </text:span><text:span text:style-name="T21">perspicillata</text:span></text:p>
          </table:table-cell>
          <table:table-cell table:style-name="ce57" office:value-type="string">
            <text:p><text:span text:style-name="T42">lagartija de </text:span><text:span text:style-name="T44">Marrueco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Timon</text:span><text:span text:style-name="T29"> </text:span><text:span text:style-name="T21">lepidus</text:span></text:p>
          </table:table-cell>
          <table:table-cell table:style-name="ce57" office:value-type="string">
            <text:p><text:span text:style-name="T42">lagarto </text:span><text:span text:style-name="T44">ocelado</text:span></text:p>
          </table:table-cell>
          <table:table-cell table:style-name="ce60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Timon</text:span><text:span text:style-name="T29"> </text:span><text:span text:style-name="T21">tangitanus</text:span></text:p>
          </table:table-cell>
          <table:table-cell table:style-name="ce57" office:value-type="string">
            <text:p><text:span text:style-name="T42">lagarto ocelado del</text:span><text:span text:style-name="T46"> </text:span><text:span text:style-name="T44">Atla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o</text:span></text:p>
          </table:table-cell>
          <table:table-cell/>
        </table:table-row>
        <table:table-row table:style-name="ro2">
          <table:table-cell/>
          <table:table-cell table:style-name="ce39"/>
          <table:table-cell table:style-name="ce50" office:value-type="string">
            <text:p><text:span text:style-name="T19">Zootoca </text:span><text:span text:style-name="T21">vivipara</text:span></text:p>
          </table:table-cell>
          <table:table-cell table:style-name="ce57" office:value-type="string">
            <text:p><text:span text:style-name="T42">lagartija de </text:span><text:span text:style-name="T44">turber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3" office:value-type="string">
            <text:p><text:span text:style-name="T19">Agama </text:span><text:span text:style-name="T21">impalearis</text:span></text:p>
          </table:table-cell>
          <table:table-cell table:style-name="ce57" office:value-type="string">
            <text:p><text:span text:style-name="T42">ágama de </text:span><text:span text:style-name="T44">Bibrón</text:span></text:p>
          </table:table-cell>
          <table:table-cell table:number-columns-repeated="3"/>
        </table:table-row>
        <table:table-row table:style-name="ro2">
          <table:table-cell/>
          <table:table-cell table:style-name="ce8"/>
          <table:table-cell table:style-name="ce26" office:value-type="string">
            <text:p><text:span text:style-name="T16">Nombre</text:span><text:span text:style-name="T17"> </text:span><text:span text:style-name="T18">científico</text:span></text:p>
          </table:table-cell>
          <table:table-cell table:style-name="ce26" office:value-type="string">
            <text:p><text:span text:style-name="T16">Nombre</text:span><text:span text:style-name="T17"> </text:span><text:span text:style-name="T18">vulgar</text:span></text:p>
          </table:table-cell>
          <table:table-cell table:style-name="ce54"/>
          <table:table-cell table:style-name="ce69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Acanthodactylus erythrurus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5" table:number-columns-repeated="2"/>
          <table:table-cell table:style-name="ce50" office:value-type="string">
            <text:p><text:span text:style-name="T21">Algyroides</text:span><text:span text:style-name="T28"> </text:span><text:span text:style-name="T21">marchi</text:span></text:p>
          </table:table-cell>
          <table:table-cell table:style-name="ce57" office:value-type="string">
            <text:p><text:span text:style-name="T42">lagartija</text:span><text:span text:style-name="T44"> </text:span><text:span text:style-name="T42">de</text:span><text:span text:style-name="T43"> </text:span><text:span text:style-name="T44">Valverde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 table:style-name="ce26"/>
        </table:table-row>
        <table:table-row table:style-name="ro1">
          <table:table-cell table:style-name="ce26" table:number-columns-repeated="2"/>
          <table:table-cell table:style-name="ce50" office:value-type="string">
            <text:p><text:span text:style-name="T19">Gallotia </text:span><text:span text:style-name="T21">atlantica</text:span></text:p>
          </table:table-cell>
          <table:table-cell table:style-name="ce57" office:value-type="string">
            <text:p><text:span text:style-name="T42">lagarto </text:span><text:span text:style-name="T44">atlántico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7" table:number-columns-repeated="2"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8">
          <table:table-cell/>
          <table:table-cell table:style-name="ce8"/>
          <table:table-cell table:style-name="ce50" office:value-type="string">
            <text:p><text:span text:style-name="T19">Galliota </text:span><text:span text:style-name="T21">caesaris</text:span></text:p>
          </table:table-cell>
          <table:table-cell table:style-name="ce57" office:value-type="string">
            <text:p><text:span text:style-name="T42">lagarto de </text:span><text:span text:style-name="T44">Lehrs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iota </text:span><text:span text:style-name="T21">galloti</text:span></text:p>
          </table:table-cell>
          <table:table-cell table:style-name="ce57" office:value-type="string">
            <text:p><text:span text:style-name="T42">lagarto </text:span><text:span text:style-name="T44">tizón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iota </text:span><text:span text:style-name="T21">intermedia</text:span></text:p>
          </table:table-cell>
          <table:table-cell table:style-name="ce57" office:value-type="string">
            <text:p><text:span text:style-name="T42">lagarto canario </text:span><text:span text:style-name="T44">motead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iota </text:span><text:span text:style-name="T21">stehlin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Gran </text:span><text:span text:style-name="T44">Canari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iota </text:span><text:span text:style-name="T21">simony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El </text:span><text:span text:style-name="T44">Hierr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8">
          <table:table-cell/>
          <table:table-cell table:style-name="ce8"/>
          <table:table-cell table:style-name="ce50" office:value-type="string">
            <text:p><text:span text:style-name="T19">Galliota </text:span><text:span text:style-name="T21">gomerana</text:span></text:p>
          </table:table-cell>
          <table:table-cell table:style-name="ce57" office:value-type="string">
            <text:p><text:span text:style-name="T42">lagarto gigante de </text:span><text:span text:style-name="T45">La</text:span></text:p>
            <text:p>Gomera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29"> </text:span><text:span text:style-name="T21">monticola</text:span></text:p>
          </table:table-cell>
          <table:table-cell table:style-name="ce57" office:value-type="string">
            <text:p><text:span text:style-name="T42">lagartija serrana </text:span><text:span text:style-name="T44">ibérica</text:span></text:p>
          </table:table-cell>
          <table:table-cell table:style-name="ce66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29"> </text:span><text:span text:style-name="T21">bonnali</text:span></text:p>
          </table:table-cell>
          <table:table-cell table:style-name="ce57" office:value-type="string">
            <text:p><text:span text:style-name="T42">lagartija </text:span><text:span text:style-name="T44">pirenaic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30"> </text:span><text:span text:style-name="T21">aurelioi</text:span></text:p>
          </table:table-cell>
          <table:table-cell table:style-name="ce57" office:value-type="string">
            <text:p><text:span text:style-name="T42">lagartija </text:span><text:span text:style-name="T44">pallares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29"> </text:span><text:span text:style-name="T21">aranica</text:span></text:p>
          </table:table-cell>
          <table:table-cell table:style-name="ce57" office:value-type="string">
            <text:p><text:span text:style-name="T42">lagartija </text:span><text:span text:style-name="T44">aránic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30"> </text:span><text:span text:style-name="T21">cyreni</text:span></text:p>
          </table:table-cell>
          <table:table-cell table:style-name="ce57" office:value-type="string">
            <text:p><text:span text:style-name="T42">lagartija </text:span><text:span text:style-name="T44">serran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Iberolacerta martinezricai</text:p>
          </table:table-cell>
          <table:table-cell table:style-name="ce57" office:value-type="string">
            <text:p><text:span text:style-name="T42">lagartija </text:span><text:span text:style-name="T44">batuec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29"> </text:span><text:span text:style-name="T21">galani</text:span></text:p>
          </table:table-cell>
          <table:table-cell table:style-name="ce57" office:value-type="string">
            <text:p><text:span text:style-name="T42">lagartija </text:span><text:span text:style-name="T44">leones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7" table:number-columns-repeated="2"/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27"/>
          <table:table-cell table:style-name="ce8"/>
          <table:table-cell table:style-name="ce52" office:value-type="string">
            <text:p><text:span text:style-name="T19">Lacerta </text:span><text:span text:style-name="T21">agilis</text:span></text:p>
          </table:table-cell>
          <table:table-cell table:style-name="ce59" office:value-type="string">
            <text:p><text:span text:style-name="T42">lagarto ágil del </text:span><text:span text:style-name="T44">Pirineo</text:span>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4"/>
          <table:table-cell table:style-name="ce39"/>
          <table:table-cell table:style-name="ce50" office:value-type="string">
            <text:p><text:span text:style-name="T19">Lacerta </text:span><text:span text:style-name="T21">schreiberi</text:span></text:p>
          </table:table-cell>
          <table:table-cell table:style-name="ce57" office:value-type="string">
            <text:p><text:span text:style-name="T42">lagarto </text:span><text:span text:style-name="T44">verdinegro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50" office:value-type="string">
            <text:p><text:span text:style-name="T19">Lacerta </text:span><text:span text:style-name="T21">bilineata</text:span></text:p>
          </table:table-cell>
          <table:table-cell table:style-name="ce57" office:value-type="string">
            <text:p><text:span text:style-name="T42">lagarto </text:span><text:span text:style-name="T44">verde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vaucheri</text:span></text:p>
          </table:table-cell>
          <table:table-cell table:style-name="ce57" office:value-type="string">
            <text:p><text:span text:style-name="T42">lagartija </text:span><text:span text:style-name="T44">andaluza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atrata</text:span></text:p>
          </table:table-cell>
          <table:table-cell table:style-name="ce57" office:value-type="string">
            <text:p><text:span text:style-name="T42">lagartija</text:span><text:span text:style-name="T47"> </text:span><text:span text:style-name="T42">de</text:span><text:span text:style-name="T46"> </text:span><text:span text:style-name="T42">las </text:span><text:span text:style-name="T44">Columbretes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muralis</text:span></text:p>
          </table:table-cell>
          <table:table-cell table:style-name="ce57" office:value-type="string">
            <text:p><text:span text:style-name="T42">lagartija </text:span><text:span text:style-name="T44">roquer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8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bocagei</text:span></text:p>
          </table:table-cell>
          <table:table-cell table:style-name="ce57" office:value-type="string">
            <text:p><text:span text:style-name="T42">lagartija de </text:span><text:span text:style-name="T44">Bocage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carbonelli</text:span></text:p>
          </table:table-cell>
          <table:table-cell table:style-name="ce57" office:value-type="string">
            <text:p><text:span text:style-name="T42">lagartija de </text:span><text:span text:style-name="T44">Carbonell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pityusensis</text:span></text:p>
          </table:table-cell>
          <table:table-cell table:style-name="ce57" office:value-type="string">
            <text:p><text:span text:style-name="T42">lagartija</text:span><text:span text:style-name="T48"> </text:span><text:span text:style-name="T42">de</text:span><text:span text:style-name="T49"> </text:span><text:span text:style-name="T42">las</text:span><text:span text:style-name="T49"> </text:span><text:span text:style-name="T44">Pitiusas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lilfordi</text:span></text:p>
          </table:table-cell>
          <table:table-cell table:style-name="ce57" office:value-type="string">
            <text:p><text:span text:style-name="T42">lagartija </text:span><text:span text:style-name="T44">balear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sammodromus</text:span><text:span text:style-name="T22"> </text:span><text:span text:style-name="T21">algirus</text:span>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Psammodromus hispanicus</text:p>
          </table:table-cell>
          <table:table-cell table:style-name="ce57" office:value-type="string">
            <text:p><text:span text:style-name="T42">lagartija </text:span><text:span text:style-name="T44">cenicient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sammodromus</text:span><text:span text:style-name="T22"> </text:span><text:span text:style-name="T21">blanci</text:span></text:p>
          </table:table-cell>
          <table:table-cell table:style-name="ce57" office:value-type="string">
            <text:p>lagartija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a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Scelarcis</text:span><text:span text:style-name="T31"> </text:span><text:span text:style-name="T21">perspicillata</text:span></text:p>
          </table:table-cell>
          <table:table-cell table:style-name="ce57" office:value-type="string">
            <text:p><text:span text:style-name="T42">lagartija de </text:span><text:span text:style-name="T44">Marrueco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Timon</text:span><text:span text:style-name="T29"> </text:span><text:span text:style-name="T21">lepidus</text:span></text:p>
          </table:table-cell>
          <table:table-cell table:style-name="ce57" office:value-type="string">
            <text:p><text:span text:style-name="T42">lagarto </text:span><text:span text:style-name="T44">ocelado</text:span></text:p>
          </table:table-cell>
          <table:table-cell table:style-name="ce60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Timon</text:span><text:span text:style-name="T29"> </text:span><text:span text:style-name="T21">tangitanus</text:span></text:p>
          </table:table-cell>
          <table:table-cell table:style-name="ce57" office:value-type="string">
            <text:p><text:span text:style-name="T42">lagarto ocelado del</text:span><text:span text:style-name="T46"> </text:span><text:span text:style-name="T44">Atla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Zootoca </text:span><text:span text:style-name="T21">vivipara</text:span></text:p>
          </table:table-cell>
          <table:table-cell table:style-name="ce57" office:value-type="string">
            <text:p><text:span text:style-name="T42">lagartija de </text:span><text:span text:style-name="T44">turber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Caretta</text:span><text:span text:style-name="T20"> </text:span><text:span text:style-name="T21">caretta</text:span></text:p>
          </table:table-cell>
          <table:table-cell table:style-name="ce57" office:value-type="string">
            <text:p><text:span text:style-name="T42">tortuga </text:span><text:span text:style-name="T43">boba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Chelonia </text:span><text:span text:style-name="T21">mydas</text:span></text:p>
          </table:table-cell>
          <table:table-cell table:style-name="ce57" office:value-type="string">
            <text:p><text:span text:style-name="T42">tortuga </text:span><text:span text:style-name="T44">verde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5" table:number-columns-repeated="2"/>
          <table:table-cell table:style-name="ce50" office:value-type="string">
            <text:p><text:span text:style-name="T21">Eretmochelys</text:span><text:span text:style-name="T22"> </text:span><text:span text:style-name="T21">imbricada</text:span></text:p>
          </table:table-cell>
          <table:table-cell table:style-name="ce57" office:value-type="string">
            <text:p><text:span text:style-name="T42">tortuga </text:span><text:span text:style-name="T44">carey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Lepidochelys</text:span><text:span text:style-name="T23"> </text:span><text:span text:style-name="T21">kempii</text:span></text:p>
          </table:table-cell>
          <table:table-cell table:style-name="ce57" office:value-type="string">
            <text:p><text:span text:style-name="T42">tortuga </text:span><text:span text:style-name="T44">bastarda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26" table:number-columns-repeated="2"/>
          <table:table-cell table:style-name="ce50" office:value-type="string">
            <text:p><text:span text:style-name="T19">Dermochelys</text:span><text:span text:style-name="T20"> </text:span><text:span text:style-name="T21">coriacea</text:span></text:p>
          </table:table-cell>
          <table:table-cell table:style-name="ce57" office:value-type="string">
            <text:p><text:span text:style-name="T42">tortuga </text:span><text:span text:style-name="T43">laúd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7" table:number-columns-repeated="2"/>
          <table:table-cell table:style-name="ce50" office:value-type="string">
            <text:p><text:span text:style-name="T21">Testudo</text:span><text:span text:style-name="T24"> </text:span><text:span text:style-name="T21">graeca</text:span></text:p>
          </table:table-cell>
          <table:table-cell table:style-name="ce57" office:value-type="string">
            <text:p><text:span text:style-name="T42">tortuga </text:span><text:span text:style-name="T43">mora</text:span></text:p>
          </table:table-cell>
          <table:table-cell table:style-name="ce60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39"/>
          <table:table-cell table:style-name="ce50" office:value-type="string">
            <text:p><text:span text:style-name="T21">Testudo</text:span><text:span text:style-name="T24"> </text:span><text:span text:style-name="T21">hermanni</text:span></text:p>
          </table:table-cell>
          <table:table-cell table:style-name="ce57" office:value-type="string">
            <text:p><text:span text:style-name="T42">tortuga </text:span><text:span text:style-name="T44">mediterránea</text:span></text:p>
          </table:table-cell>
          <table:table-cell table:style-name="ce60"/>
          <table:table-cell table:style-name="ce57" office:value-type="string">
            <text:p><text:span text:style-name="T42">Casi</text:span><text:span text:style-name="T49"> </text:span><text:span text:style-name="T44">amenazada</text:span>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50" office:value-type="string">
            <text:p><text:span text:style-name="T21">Mauremys</text:span><text:span text:style-name="T19"> </text:span><text:span text:style-name="T21">leprosa</text:span></text:p>
          </table:table-cell>
          <table:table-cell table:style-name="ce57" office:value-type="string">
            <text:p><text:span text:style-name="T42">galápago </text:span><text:span text:style-name="T44">común</text:span></text:p>
          </table:table-cell>
          <table:table-cell table:style-name="ce60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5"/>
          <table:table-cell table:style-name="ce51" office:value-type="string">
            <text:p><text:span text:style-name="T21">Trachemys</text:span><text:span text:style-name="T19"> </text:span><text:span text:style-name="T21">scripta</text:span></text:p>
          </table:table-cell>
          <table:table-cell table:style-name="ce58" office:value-type="string">
            <text:p><text:span text:style-name="T42">galápago de </text:span><text:span text:style-name="T44">Florida</text:span></text:p>
          </table:table-cell>
          <table:table-cell table:style-name="ce18" table:number-columns-repeated="2"/>
          <table:table-cell/>
        </table:table-row>
        <table:table-row table:style-name="ro2">
          <table:table-cell table:style-name="ce4"/>
          <table:table-cell table:style-name="ce38"/>
          <table:table-cell table:style-name="ce50" office:value-type="string">
            <text:p><text:span text:style-name="T19">Emys</text:span><text:span text:style-name="T25"> </text:span><text:span text:style-name="T21">orbicularis</text:span></text:p>
          </table:table-cell>
          <table:table-cell table:style-name="ce57" office:value-type="string">
            <text:p><text:span text:style-name="T42">galápago </text:span><text:span text:style-name="T44">europeo</text:span></text:p>
          </table:table-cell>
          <table:table-cell table:style-name="ce60"/>
          <table:table-cell table:style-name="ce57" office:value-type="string">
            <text:p><text:span text:style-name="T42">Casi</text:span><text:span text:style-name="T49"> </text:span><text:span text:style-name="T44">amenazada</text:span></text:p>
          </table:table-cell>
          <table:table-cell/>
        </table:table-row>
        <table:table-row table:style-name="ro2">
          <table:table-cell table:style-name="ce4"/>
          <table:table-cell table:style-name="ce38"/>
          <table:table-cell table:style-name="ce50" office:value-type="string">
            <text:p><text:span text:style-name="T19">Chamaeleo </text:span><text:span text:style-name="T21">chamaeleon</text:span></text:p>
          </table:table-cell>
          <table:table-cell table:style-name="ce57" office:value-type="string">
            <text:p><text:span text:style-name="T42">camaleón </text:span><text:span text:style-name="T44">común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a</text:span></text:p>
          </table:table-cell>
          <table:table-cell/>
        </table:table-row>
        <table:table-row table:style-name="ro2">
          <table:table-cell table:style-name="ce4"/>
          <table:table-cell table:style-name="ce6"/>
          <table:table-cell table:style-name="ce50" office:value-type="string">
            <text:p><text:span text:style-name="T21">Hemidactylus</text:span><text:span text:style-name="T23"> </text:span><text:span text:style-name="T21">turcicus</text:span></text:p>
          </table:table-cell>
          <table:table-cell table:style-name="ce57" office:value-type="string">
            <text:p><text:span text:style-name="T42">salamanquesa </text:span><text:span text:style-name="T44">rosad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38"/>
          <table:table-cell table:style-name="ce50" office:value-type="string">
            <text:p><text:span text:style-name="T21">Tarentola</text:span><text:span text:style-name="T26"> </text:span><text:span text:style-name="T21">mauritanica</text:span></text:p>
          </table:table-cell>
          <table:table-cell table:style-name="ce57" office:value-type="string">
            <text:p><text:span text:style-name="T42">salamanquesa </text:span><text:span text:style-name="T44">común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5"/>
          <table:table-cell table:style-name="ce38"/>
          <table:table-cell table:style-name="ce50" office:value-type="string">
            <text:p>Tarentola angustimentalis</text:p>
          </table:table-cell>
          <table:table-cell table:style-name="ce57" office:value-type="string">
            <text:p><text:span text:style-name="T42">perenquén o </text:span><text:span text:style-name="T44">salamanquesa mmajorer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8">
          <table:table-cell table:style-name="ce6" table:number-columns-repeated="2"/>
          <table:table-cell table:style-name="ce50" office:value-type="string">
            <text:p><text:span text:style-name="T21">Tarentola</text:span><text:span text:style-name="T26"> </text:span><text:span text:style-name="T21">boettgeri</text:span></text:p>
          </table:table-cell>
          <table:table-cell table:style-name="ce57" office:value-type="string">
            <text:p><text:span text:style-name="T42">perenquén </text:span><text:span text:style-name="T45">de</text:span></text:p>
            <text:p>Boettger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2">
          <table:table-cell table:style-name="ce7"/>
          <table:table-cell table:style-name="ce38"/>
          <table:table-cell table:style-name="ce50" office:value-type="string">
            <text:p><text:span text:style-name="T21">Tarentola</text:span><text:span text:style-name="T26"> </text:span><text:span text:style-name="T21">delalandi</text:span></text:p>
          </table:table-cell>
          <table:table-cell table:style-name="ce57" office:value-type="string">
            <text:p><text:span text:style-name="T42">perenquén </text:span><text:span text:style-name="T44">común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7"/>
          <table:table-cell table:style-name="ce50" office:value-type="string">
            <text:p><text:span text:style-name="T21">Tarentola</text:span><text:span text:style-name="T26"> </text:span><text:span text:style-name="T21">gomerensis</text:span></text:p>
          </table:table-cell>
          <table:table-cell table:style-name="ce57" office:value-type="string">
            <text:p><text:span text:style-name="T42">perenquén de </text:span><text:span text:style-name="T44">Gomer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Saurodactylus mauritanicus</text:p>
          </table:table-cell>
          <table:table-cell table:style-name="ce57" office:value-type="string">
            <text:p><text:span text:style-name="T42">geco de</text:span><text:span text:style-name="T46"> </text:span><text:span text:style-name="T44">Alborán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Chalcides</text:span><text:span text:style-name="T27"> </text:span><text:span text:style-name="T21">striatus</text:span></text:p>
          </table:table-cell>
          <table:table-cell table:style-name="ce57" office:value-type="string">
            <text:p><text:span text:style-name="T42">eslizón </text:span><text:span text:style-name="T44">tridáctilo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Chalcides</text:span><text:span text:style-name="T27"> </text:span><text:span text:style-name="T21">bedriagai</text:span></text:p>
          </table:table-cell>
          <table:table-cell table:style-name="ce57" office:value-type="string">
            <text:p><text:span text:style-name="T42">eslizón </text:span><text:span text:style-name="T44">ibérico</text:span></text:p>
          </table:table-cell>
          <table:table-cell table:style-name="ce66"/>
          <table:table-cell table:style-name="ce57" office:value-type="string">
            <text:p><text:span text:style-name="T43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Chalcides</text:span><text:span text:style-name="T27"> </text:span><text:span text:style-name="T21">simonyi</text:span></text:p>
          </table:table-cell>
          <table:table-cell table:style-name="ce57" office:value-type="string">
            <text:p>lisneja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7" table:number-columns-repeated="3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5"/>
          <table:table-cell table:style-name="ce52" office:value-type="string">
            <text:p><text:span text:style-name="T19">Chalcides</text:span><text:span text:style-name="T27"> </text:span><text:span text:style-name="T21">sexlineatus</text:span></text:p>
          </table:table-cell>
          <table:table-cell table:style-name="ce59" office:value-type="string">
            <text:p><text:span text:style-name="T42">lisa </text:span><text:span text:style-name="T44">variable</text:span></text:p>
          </table:table-cell>
          <table:table-cell table:style-name="ce67"/>
          <table:table-cell table:style-name="ce6"/>
          <table:table-cell/>
        </table:table-row>
        <table:table-row table:style-name="ro2">
          <table:table-cell/>
          <table:table-cell table:style-name="ce7"/>
          <table:table-cell table:style-name="ce50" office:value-type="string">
            <text:p><text:span text:style-name="T19">Chalcides</text:span><text:span text:style-name="T27"> </text:span><text:span text:style-name="T21">viridanus</text:span></text:p>
          </table:table-cell>
          <table:table-cell table:style-name="ce57" office:value-type="string">
            <text:p><text:span text:style-name="T42">lisa </text:span><text:span text:style-name="T44">dorad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<text:span text:style-name="T19">Chalcides</text:span><text:span text:style-name="T27"> </text:span><text:span text:style-name="T21">colosii</text:span></text:p>
          </table:table-cell>
          <table:table-cell table:style-name="ce57" office:value-type="string">
            <text:p><text:span text:style-name="T42">eslizón </text:span><text:span text:style-name="T44">rifeño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<text:span text:style-name="T19">Chalcides</text:span><text:span text:style-name="T27"> </text:span><text:span text:style-name="T21">mauritanicus</text:span></text:p>
          </table:table-cell>
          <table:table-cell table:style-name="ce57" office:value-type="string">
            <text:p><text:span text:style-name="T42">eslizón de </text:span><text:span text:style-name="T43">Orán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<text:span text:style-name="T19">Chalcides</text:span><text:span text:style-name="T27"> </text:span><text:span text:style-name="T21">minutus</text:span></text:p>
          </table:table-cell>
          <table:table-cell table:style-name="ce57" office:value-type="string">
            <text:p><text:span text:style-name="T42">eslizón</text:span><text:span text:style-name="T47"> </text:span><text:span text:style-name="T42">tridáctilo </text:span><text:span text:style-name="T44">enano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Chalcides</text:span><text:span text:style-name="T27"> </text:span><text:span text:style-name="T21">ocellatus</text:span></text:p>
          </table:table-cell>
          <table:table-cell table:style-name="ce57" office:value-type="string">
            <text:p><text:span text:style-name="T42">eslizón </text:span><text:span text:style-name="T44">ocelado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Chalcides</text:span><text:span text:style-name="T27"> </text:span><text:span text:style-name="T21">parallelus</text:span></text:p>
          </table:table-cell>
          <table:table-cell table:style-name="ce57" office:value-type="string">
            <text:p><text:span text:style-name="T42">eslizón de </text:span><text:span text:style-name="T44">Chafarina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39"/>
          <table:table-cell table:style-name="ce50" office:value-type="string">
            <text:p>Chalcides pseudostriatus</text:p>
          </table:table-cell>
          <table:table-cell table:style-name="ce57" office:value-type="string">
            <text:p><text:span text:style-name="T42">eslizón</text:span><text:span text:style-name="T47"> </text:span><text:span text:style-name="T42">tridáctilo</text:span><text:span text:style-name="T46"> </text:span><text:span text:style-name="T42">del </text:span><text:span text:style-name="T44">Atlas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Eumeces</text:span><text:span text:style-name="T26"> </text:span><text:span text:style-name="T21">algeriensis</text:span></text:p>
          </table:table-cell>
          <table:table-cell table:style-name="ce57" office:value-type="string">
            <text:p>bulán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Acanthodactylus erythrurus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Algyroides</text:span><text:span text:style-name="T28"> </text:span><text:span text:style-name="T21">marchi</text:span></text:p>
          </table:table-cell>
          <table:table-cell table:style-name="ce57" office:value-type="string">
            <text:p><text:span text:style-name="T42">lagartija</text:span><text:span text:style-name="T44"> </text:span><text:span text:style-name="T42">de</text:span><text:span text:style-name="T43"> </text:span><text:span text:style-name="T44">Valverde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otia </text:span><text:span text:style-name="T21">atlantica</text:span></text:p>
          </table:table-cell>
          <table:table-cell table:style-name="ce57" office:value-type="string">
            <text:p><text:span text:style-name="T42">lagarto </text:span><text:span text:style-name="T44">atlántico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8">
          <table:table-cell table:style-name="ce5" table:number-columns-repeated="2"/>
          <table:table-cell table:style-name="ce50" office:value-type="string">
            <text:p><text:span text:style-name="T19">Galliota </text:span><text:span text:style-name="T21">caesaris</text:span></text:p>
          </table:table-cell>
          <table:table-cell table:style-name="ce57" office:value-type="string">
            <text:p><text:span text:style-name="T42">lagarto de </text:span><text:span text:style-name="T44">Lehrs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Galliota </text:span><text:span text:style-name="T21">galloti</text:span></text:p>
          </table:table-cell>
          <table:table-cell table:style-name="ce57" office:value-type="string">
            <text:p><text:span text:style-name="T42">lagarto </text:span><text:span text:style-name="T44">tizón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26" table:number-columns-repeated="2"/>
          <table:table-cell table:style-name="ce50" office:value-type="string">
            <text:p><text:span text:style-name="T19">Galliota </text:span><text:span text:style-name="T21">intermedia</text:span></text:p>
          </table:table-cell>
          <table:table-cell table:style-name="ce57" office:value-type="string">
            <text:p><text:span text:style-name="T42">lagarto canario </text:span><text:span text:style-name="T44">motead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2">
          <table:table-cell table:style-name="ce7" table:number-columns-repeated="2"/>
          <table:table-cell table:style-name="ce50" office:value-type="string">
            <text:p><text:span text:style-name="T19">Galliota </text:span><text:span text:style-name="T21">stehlin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Gran </text:span><text:span text:style-name="T44">Canari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iota </text:span><text:span text:style-name="T21">simony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El </text:span><text:span text:style-name="T44">Hierr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8">
          <table:table-cell/>
          <table:table-cell table:style-name="ce8"/>
          <table:table-cell table:style-name="ce50" office:value-type="string">
            <text:p><text:span text:style-name="T19">Galliota </text:span><text:span text:style-name="T21">gomerana</text:span></text:p>
          </table:table-cell>
          <table:table-cell table:style-name="ce57" office:value-type="string">
            <text:p><text:span text:style-name="T42">lagarto gigante de </text:span><text:span text:style-name="T45">La</text:span></text:p>
            <text:p>Gomera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29"> </text:span><text:span text:style-name="T21">monticola</text:span></text:p>
          </table:table-cell>
          <table:table-cell table:style-name="ce57" office:value-type="string">
            <text:p><text:span text:style-name="T42">lagartija serrana </text:span><text:span text:style-name="T44">ibérica</text:span></text:p>
          </table:table-cell>
          <table:table-cell table:style-name="ce66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29"> </text:span><text:span text:style-name="T21">bonnali</text:span></text:p>
          </table:table-cell>
          <table:table-cell table:style-name="ce57" office:value-type="string">
            <text:p><text:span text:style-name="T42">lagartija </text:span><text:span text:style-name="T44">pirenaic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30"> </text:span><text:span text:style-name="T21">aurelioi</text:span></text:p>
          </table:table-cell>
          <table:table-cell table:style-name="ce57" office:value-type="string">
            <text:p><text:span text:style-name="T42">lagartija </text:span><text:span text:style-name="T44">pallares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29"> </text:span><text:span text:style-name="T21">aranica</text:span></text:p>
          </table:table-cell>
          <table:table-cell table:style-name="ce57" office:value-type="string">
            <text:p><text:span text:style-name="T42">lagartija </text:span><text:span text:style-name="T44">aránic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30"> </text:span><text:span text:style-name="T21">cyreni</text:span></text:p>
          </table:table-cell>
          <table:table-cell table:style-name="ce57" office:value-type="string">
            <text:p><text:span text:style-name="T42">lagartija </text:span><text:span text:style-name="T44">serran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Iberolacerta martinezricai</text:p>
          </table:table-cell>
          <table:table-cell table:style-name="ce57" office:value-type="string">
            <text:p><text:span text:style-name="T42">lagartija </text:span><text:span text:style-name="T44">batuec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Iberolacerta</text:span><text:span text:style-name="T29"> </text:span><text:span text:style-name="T21">galani</text:span></text:p>
          </table:table-cell>
          <table:table-cell table:style-name="ce57" office:value-type="string">
            <text:p><text:span text:style-name="T42">lagartija </text:span><text:span text:style-name="T44">leones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7" table:number-columns-repeated="2"/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2" office:value-type="string">
            <text:p><text:span text:style-name="T19">Lacerta </text:span><text:span text:style-name="T21">agilis</text:span></text:p>
          </table:table-cell>
          <table:table-cell table:style-name="ce59" office:value-type="string">
            <text:p><text:span text:style-name="T42">lagarto ágil del </text:span><text:span text:style-name="T44">Pirineo</text:span></text:p>
          </table:table-cell>
          <table:table-cell table:style-name="ce6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Lacerta </text:span><text:span text:style-name="T21">schreiberi</text:span></text:p>
          </table:table-cell>
          <table:table-cell table:style-name="ce57" office:value-type="string">
            <text:p><text:span text:style-name="T42">lagarto </text:span><text:span text:style-name="T44">verdinegro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Lacerta </text:span><text:span text:style-name="T21">bilineata</text:span></text:p>
          </table:table-cell>
          <table:table-cell table:style-name="ce57" office:value-type="string">
            <text:p><text:span text:style-name="T42">lagarto </text:span><text:span text:style-name="T44">verde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vaucheri</text:span></text:p>
          </table:table-cell>
          <table:table-cell table:style-name="ce57" office:value-type="string">
            <text:p><text:span text:style-name="T42">lagartija </text:span><text:span text:style-name="T44">andaluza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 table:style-name="ce27"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atrata</text:span></text:p>
          </table:table-cell>
          <table:table-cell table:style-name="ce57" office:value-type="string">
            <text:p><text:span text:style-name="T42">lagartija</text:span><text:span text:style-name="T47"> </text:span><text:span text:style-name="T42">de</text:span><text:span text:style-name="T46"> </text:span><text:span text:style-name="T42">las </text:span><text:span text:style-name="T44">Columbretes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 table:style-name="ce4"/>
          <table:table-cell table:style-name="ce39"/>
          <table:table-cell table:style-name="ce50" office:value-type="string">
            <text:p><text:span text:style-name="T21">Podarcis</text:span><text:span text:style-name="T28"> </text:span><text:span text:style-name="T21">muralis</text:span></text:p>
          </table:table-cell>
          <table:table-cell table:style-name="ce57" office:value-type="string">
            <text:p><text:span text:style-name="T42">lagartija </text:span><text:span text:style-name="T44">roquer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8">
          <table:table-cell table:style-name="ce4" table:number-columns-repeated="2"/>
          <table:table-cell table:style-name="ce50" office:value-type="string">
            <text:p><text:span text:style-name="T21">Podarcis</text:span><text:span text:style-name="T28"> </text:span><text:span text:style-name="T21">bocagei</text:span></text:p>
          </table:table-cell>
          <table:table-cell table:style-name="ce57" office:value-type="string">
            <text:p><text:span text:style-name="T42">lagartija de </text:span><text:span text:style-name="T44">Bocage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carbonelli</text:span></text:p>
          </table:table-cell>
          <table:table-cell table:style-name="ce57" office:value-type="string">
            <text:p><text:span text:style-name="T42">lagartija de </text:span><text:span text:style-name="T44">Carbonell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 table:style-name="ce4"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pityusensis</text:span></text:p>
          </table:table-cell>
          <table:table-cell table:style-name="ce57" office:value-type="string">
            <text:p><text:span text:style-name="T42">lagartija</text:span><text:span text:style-name="T48"> </text:span><text:span text:style-name="T42">de</text:span><text:span text:style-name="T49"> </text:span><text:span text:style-name="T42">las</text:span><text:span text:style-name="T49"> </text:span><text:span text:style-name="T44">Pitiusas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odarcis</text:span><text:span text:style-name="T28"> </text:span><text:span text:style-name="T21">lilfordi</text:span></text:p>
          </table:table-cell>
          <table:table-cell table:style-name="ce57" office:value-type="string">
            <text:p><text:span text:style-name="T42">lagartija </text:span><text:span text:style-name="T44">balear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sammodromus</text:span><text:span text:style-name="T22"> </text:span><text:span text:style-name="T21">algirus</text:span>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Psammodromus hispanicus</text:p>
          </table:table-cell>
          <table:table-cell table:style-name="ce57" office:value-type="string">
            <text:p><text:span text:style-name="T42">lagartija </text:span><text:span text:style-name="T44">cenicient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Psammodromus</text:span><text:span text:style-name="T22"> </text:span><text:span text:style-name="T21">blanci</text:span></text:p>
          </table:table-cell>
          <table:table-cell table:style-name="ce57" office:value-type="string">
            <text:p>lagartija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a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Scelarcis</text:span><text:span text:style-name="T31"> </text:span><text:span text:style-name="T21">perspicillata</text:span></text:p>
          </table:table-cell>
          <table:table-cell table:style-name="ce57" office:value-type="string">
            <text:p><text:span text:style-name="T42">lagartija de </text:span><text:span text:style-name="T44">Marrueco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Timon</text:span><text:span text:style-name="T29"> </text:span><text:span text:style-name="T21">lepidus</text:span></text:p>
          </table:table-cell>
          <table:table-cell table:style-name="ce57" office:value-type="string">
            <text:p><text:span text:style-name="T42">lagarto </text:span><text:span text:style-name="T44">ocelado</text:span></text:p>
          </table:table-cell>
          <table:table-cell table:style-name="ce60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Timon</text:span><text:span text:style-name="T29"> </text:span><text:span text:style-name="T21">tangitanus</text:span></text:p>
          </table:table-cell>
          <table:table-cell table:style-name="ce57" office:value-type="string">
            <text:p><text:span text:style-name="T42">lagarto ocelado del</text:span><text:span text:style-name="T46"> </text:span><text:span text:style-name="T44">Atla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26" table:number-columns-repeated="2"/>
          <table:table-cell table:style-name="ce54" table:number-columns-repeated="2"/>
          <table:table-cell table:style-name="ce26"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Caretta</text:span><text:span text:style-name="T20"> </text:span><text:span text:style-name="T21">caretta</text:span></text:p>
          </table:table-cell>
          <table:table-cell table:style-name="ce57" office:value-type="string">
            <text:p><text:span text:style-name="T42">tortuga </text:span><text:span text:style-name="T43">boba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Chelonia </text:span><text:span text:style-name="T21">mydas</text:span></text:p>
          </table:table-cell>
          <table:table-cell table:style-name="ce57" office:value-type="string">
            <text:p><text:span text:style-name="T42">tortuga </text:span><text:span text:style-name="T44">verde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Eretmochelys</text:span><text:span text:style-name="T22"> </text:span><text:span text:style-name="T21">imbricada</text:span></text:p>
          </table:table-cell>
          <table:table-cell table:style-name="ce57" office:value-type="string">
            <text:p><text:span text:style-name="T42">tortuga </text:span><text:span text:style-name="T44">carey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Lepidochelys</text:span><text:span text:style-name="T23"> </text:span><text:span text:style-name="T21">kempii</text:span></text:p>
          </table:table-cell>
          <table:table-cell table:style-name="ce57" office:value-type="string">
            <text:p><text:span text:style-name="T42">tortuga </text:span><text:span text:style-name="T44">bastarda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Dermochelys</text:span><text:span text:style-name="T20"> </text:span><text:span text:style-name="T21">coriacea</text:span></text:p>
          </table:table-cell>
          <table:table-cell table:style-name="ce57" office:value-type="string">
            <text:p><text:span text:style-name="T42">tortuga </text:span><text:span text:style-name="T43">laúd</text:span></text:p>
          </table:table-cell>
          <table:table-cell table:style-name="ce60" table:number-columns-repeated="2"/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Testudo</text:span><text:span text:style-name="T24"> </text:span><text:span text:style-name="T21">graeca</text:span></text:p>
          </table:table-cell>
          <table:table-cell table:style-name="ce57" office:value-type="string">
            <text:p><text:span text:style-name="T42">tortuga </text:span><text:span text:style-name="T43">mora</text:span></text:p>
          </table:table-cell>
          <table:table-cell table:style-name="ce60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 table:style-name="ce5" table:number-columns-repeated="2"/>
          <table:table-cell table:style-name="ce50" office:value-type="string">
            <text:p><text:span text:style-name="T21">Testudo</text:span><text:span text:style-name="T24"> </text:span><text:span text:style-name="T21">hermanni</text:span></text:p>
          </table:table-cell>
          <table:table-cell table:style-name="ce57" office:value-type="string">
            <text:p><text:span text:style-name="T42">tortuga </text:span><text:span text:style-name="T44">mediterránea</text:span></text:p>
          </table:table-cell>
          <table:table-cell table:style-name="ce60"/>
          <table:table-cell table:style-name="ce57" office:value-type="string">
            <text:p><text:span text:style-name="T42">Casi</text:span><text:span text:style-name="T49"> </text:span><text:span text:style-name="T44">amenazada</text:span></text:p>
          </table:table-cell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Mauremys</text:span><text:span text:style-name="T19"> </text:span><text:span text:style-name="T21">leprosa</text:span></text:p>
          </table:table-cell>
          <table:table-cell table:style-name="ce57" office:value-type="string">
            <text:p><text:span text:style-name="T42">galápago </text:span><text:span text:style-name="T44">común</text:span></text:p>
          </table:table-cell>
          <table:table-cell table:style-name="ce60"/>
          <table:table-cell table:style-name="ce57" office:value-type="string">
            <text:p>Vulnerable</text:p>
          </table:table-cell>
          <table:table-cell/>
        </table:table-row>
        <table:table-row table:style-name="ro2">
          <table:table-cell table:style-name="ce26" table:number-columns-repeated="2"/>
          <table:table-cell table:style-name="ce51" office:value-type="string">
            <text:p><text:span text:style-name="T21">Trachemys</text:span><text:span text:style-name="T19"> </text:span><text:span text:style-name="T21">scripta</text:span></text:p>
          </table:table-cell>
          <table:table-cell table:style-name="ce58" office:value-type="string">
            <text:p><text:span text:style-name="T42">galápago de </text:span><text:span text:style-name="T44">Florida</text:span></text:p>
          </table:table-cell>
          <table:table-cell table:style-name="ce18" table:number-columns-repeated="2"/>
          <table:table-cell/>
        </table:table-row>
        <table:table-row table:style-name="ro2">
          <table:table-cell table:style-name="ce7"/>
          <table:table-cell table:style-name="ce38"/>
          <table:table-cell table:style-name="ce50" office:value-type="string">
            <text:p><text:span text:style-name="T19">Emys</text:span><text:span text:style-name="T25"> </text:span><text:span text:style-name="T21">orbicularis</text:span></text:p>
          </table:table-cell>
          <table:table-cell table:style-name="ce57" office:value-type="string">
            <text:p><text:span text:style-name="T42">galápago </text:span><text:span text:style-name="T44">europeo</text:span></text:p>
          </table:table-cell>
          <table:table-cell table:style-name="ce60"/>
          <table:table-cell table:style-name="ce57" office:value-type="string">
            <text:p><text:span text:style-name="T42">Casi</text:span><text:span text:style-name="T49"> </text:span><text:span text:style-name="T44">amenazada</text:span></text:p>
          </table:table-cell>
          <table:table-cell/>
        </table:table-row>
        <table:table-row table:style-name="ro2">
          <table:table-cell table:style-name="ce28"/>
          <table:table-cell/>
          <table:table-cell table:style-name="ce50" office:value-type="string">
            <text:p><text:span text:style-name="T19">Chamaeleo </text:span><text:span text:style-name="T21">chamaeleon</text:span></text:p>
          </table:table-cell>
          <table:table-cell table:style-name="ce57" office:value-type="string">
            <text:p><text:span text:style-name="T42">camaleón </text:span><text:span text:style-name="T44">común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a</text:span></text:p>
          </table:table-cell>
          <table:table-cell/>
        </table:table-row>
        <table:table-row table:style-name="ro2">
          <table:table-cell table:style-name="ce29"/>
          <table:table-cell/>
          <table:table-cell table:style-name="ce50" office:value-type="string">
            <text:p><text:span text:style-name="T21">Hemidactylus</text:span><text:span text:style-name="T23"> </text:span><text:span text:style-name="T21">turcicus</text:span></text:p>
          </table:table-cell>
          <table:table-cell table:style-name="ce57" office:value-type="string">
            <text:p><text:span text:style-name="T42">salamanquesa </text:span><text:span text:style-name="T44">rosad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30"/>
          <table:table-cell/>
          <table:table-cell table:style-name="ce50" office:value-type="string">
            <text:p><text:span text:style-name="T21">Tarentola</text:span><text:span text:style-name="T26"> </text:span><text:span text:style-name="T21">mauritanica</text:span></text:p>
          </table:table-cell>
          <table:table-cell table:style-name="ce57" office:value-type="string">
            <text:p><text:span text:style-name="T42">salamanquesa </text:span><text:span text:style-name="T44">común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4"/>
          <table:table-cell/>
          <table:table-cell table:style-name="ce50" office:value-type="string">
            <text:p>Tarentola angustimentalis</text:p>
          </table:table-cell>
          <table:table-cell table:style-name="ce57" office:value-type="string">
            <text:p><text:span text:style-name="T42">perenquén o </text:span><text:span text:style-name="T44">salamanquesa mmajorer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7">
          <table:table-cell table:style-name="ce13"/>
          <table:table-cell/>
          <table:table-cell table:style-name="ce50" office:value-type="string">
            <text:p><text:span text:style-name="T21">Tarentola</text:span><text:span text:style-name="T26"> </text:span><text:span text:style-name="T21">boettgeri</text:span></text:p>
          </table:table-cell>
          <table:table-cell table:style-name="ce57" office:value-type="string">
            <text:p><text:span text:style-name="T42">perenquén </text:span><text:span text:style-name="T45">de</text:span></text:p>
            <text:p>Boettger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21">Tarentola</text:span><text:span text:style-name="T26"> </text:span><text:span text:style-name="T21">delalandi</text:span></text:p>
          </table:table-cell>
          <table:table-cell table:style-name="ce57" office:value-type="string">
            <text:p><text:span text:style-name="T42">perenquén </text:span><text:span text:style-name="T44">común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21">Tarentola</text:span><text:span text:style-name="T26"> </text:span><text:span text:style-name="T21">gomerensis</text:span></text:p>
          </table:table-cell>
          <table:table-cell table:style-name="ce57" office:value-type="string">
            <text:p><text:span text:style-name="T42">perenquén de </text:span><text:span text:style-name="T44">Gomer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Saurodactylus mauritanicus</text:p>
          </table:table-cell>
          <table:table-cell table:style-name="ce57" office:value-type="string">
            <text:p><text:span text:style-name="T42">geco de</text:span><text:span text:style-name="T46"> </text:span><text:span text:style-name="T44">Alborán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Chalcides</text:span><text:span text:style-name="T27"> </text:span><text:span text:style-name="T21">striatus</text:span></text:p>
          </table:table-cell>
          <table:table-cell table:style-name="ce57" office:value-type="string">
            <text:p><text:span text:style-name="T42">eslizón </text:span><text:span text:style-name="T44">tridáctilo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31"/>
          <table:table-cell/>
          <table:table-cell table:style-name="ce50" office:value-type="string">
            <text:p><text:span text:style-name="T19">Chalcides</text:span><text:span text:style-name="T27"> </text:span><text:span text:style-name="T21">bedriagai</text:span></text:p>
          </table:table-cell>
          <table:table-cell table:style-name="ce57" office:value-type="string">
            <text:p><text:span text:style-name="T42">eslizón </text:span><text:span text:style-name="T44">ibérico</text:span></text:p>
          </table:table-cell>
          <table:table-cell table:style-name="ce66"/>
          <table:table-cell table:style-name="ce57" office:value-type="string">
            <text:p><text:span text:style-name="T43">Casi </text:span><text:span text:style-name="T44">amenazado</text:span></text:p>
          </table:table-cell>
          <table:table-cell/>
        </table:table-row>
        <table:table-row table:style-name="ro1">
          <table:table-cell table:style-name="ce12"/>
          <table:table-cell/>
          <table:table-cell table:style-name="ce50" office:value-type="string">
            <text:p><text:span text:style-name="T19">Chalcides</text:span><text:span text:style-name="T27"> </text:span><text:span text:style-name="T21">simonyi</text:span></text:p>
          </table:table-cell>
          <table:table-cell table:style-name="ce57" office:value-type="string">
            <text:p>lisneja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 table:style-name="ce13"/>
          <table:table-cell/>
          <table:table-cell table:style-name="ce7" table:number-columns-repeated="3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3"/>
          <table:table-cell/>
          <table:table-cell table:style-name="ce52" office:value-type="string">
            <text:p><text:span text:style-name="T19">Chalcides</text:span><text:span text:style-name="T27"> </text:span><text:span text:style-name="T21">sexlineatus</text:span></text:p>
          </table:table-cell>
          <table:table-cell table:style-name="ce59" office:value-type="string">
            <text:p><text:span text:style-name="T42">lisa </text:span><text:span text:style-name="T44">variable</text:span></text:p>
          </table:table-cell>
          <table:table-cell table:style-name="ce67"/>
          <table:table-cell table:style-name="ce6"/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19">Chalcides</text:span><text:span text:style-name="T27"> </text:span><text:span text:style-name="T21">viridanus</text:span></text:p>
          </table:table-cell>
          <table:table-cell table:style-name="ce57" office:value-type="string">
            <text:p><text:span text:style-name="T42">lisa </text:span><text:span text:style-name="T44">dorad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Chalcides</text:span><text:span text:style-name="T27"> </text:span><text:span text:style-name="T21">colosii</text:span></text:p>
          </table:table-cell>
          <table:table-cell table:style-name="ce57" office:value-type="string">
            <text:p><text:span text:style-name="T42">eslizón </text:span><text:span text:style-name="T44">rifeño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32"/>
          <table:table-cell/>
          <table:table-cell table:style-name="ce50" office:value-type="string">
            <text:p><text:span text:style-name="T19">Chalcides</text:span><text:span text:style-name="T27"> </text:span><text:span text:style-name="T21">mauritanicus</text:span></text:p>
          </table:table-cell>
          <table:table-cell table:style-name="ce57" office:value-type="string">
            <text:p><text:span text:style-name="T42">eslizón de </text:span><text:span text:style-name="T43">Orán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2"/>
          <table:table-cell/>
          <table:table-cell table:style-name="ce50" office:value-type="string">
            <text:p><text:span text:style-name="T19">Chalcides</text:span><text:span text:style-name="T27"> </text:span><text:span text:style-name="T21">minutus</text:span></text:p>
          </table:table-cell>
          <table:table-cell table:style-name="ce57" office:value-type="string">
            <text:p><text:span text:style-name="T42">eslizón</text:span><text:span text:style-name="T47"> </text:span><text:span text:style-name="T42">tridáctilo </text:span><text:span text:style-name="T44">enano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19">Chalcides</text:span><text:span text:style-name="T27"> </text:span><text:span text:style-name="T21">ocellatus</text:span></text:p>
          </table:table-cell>
          <table:table-cell table:style-name="ce57" office:value-type="string">
            <text:p><text:span text:style-name="T42">eslizón </text:span><text:span text:style-name="T44">ocelado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33"/>
          <table:table-cell/>
          <table:table-cell table:style-name="ce50" office:value-type="string">
            <text:p><text:span text:style-name="T19">Chalcides</text:span><text:span text:style-name="T27"> </text:span><text:span text:style-name="T21">parallelus</text:span></text:p>
          </table:table-cell>
          <table:table-cell table:style-name="ce57" office:value-type="string">
            <text:p><text:span text:style-name="T42">eslizón de </text:span><text:span text:style-name="T44">Chafarina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 table:style-name="ce34"/>
          <table:table-cell/>
          <table:table-cell table:style-name="ce50" office:value-type="string">
            <text:p>Chalcides pseudostriatus</text:p>
          </table:table-cell>
          <table:table-cell table:style-name="ce57" office:value-type="string">
            <text:p><text:span text:style-name="T42">eslizón</text:span><text:span text:style-name="T47"> </text:span><text:span text:style-name="T42">tridáctilo</text:span><text:span text:style-name="T46"> </text:span><text:span text:style-name="T42">del </text:span><text:span text:style-name="T44">Atlas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19">Eumeces</text:span><text:span text:style-name="T26"> </text:span><text:span text:style-name="T21">algeriensis</text:span></text:p>
          </table:table-cell>
          <table:table-cell table:style-name="ce57" office:value-type="string">
            <text:p>bulán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30"/>
          <table:table-cell/>
          <table:table-cell table:style-name="ce26" office:value-type="string">
            <text:p><text:span text:style-name="T16">Nombre</text:span><text:span text:style-name="T17"> </text:span><text:span text:style-name="T18">científico</text:span></text:p>
          </table:table-cell>
          <table:table-cell table:style-name="ce26" office:value-type="string">
            <text:p><text:span text:style-name="T16">Nombre</text:span><text:span text:style-name="T17"> </text:span><text:span text:style-name="T18">vulgar</text:span></text:p>
          </table:table-cell>
          <table:table-cell table:style-name="ce54"/>
          <table:table-cell table:style-name="ce26" office:value-type="string">
            <text:p><text:span text:style-name="T16">UICN</text:span><text:span text:style-name="T17"> 2006</text:span></text:p>
          </table:table-cell>
          <table:table-cell/>
        </table:table-row>
        <table:table-row table:style-name="ro2">
          <table:table-cell table:style-name="ce35"/>
          <table:table-cell/>
          <table:table-cell table:style-name="ce50" office:value-type="string">
            <text:p>Acanthodactylus erythrurus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35"/>
          <table:table-cell/>
          <table:table-cell table:style-name="ce50" office:value-type="string">
            <text:p><text:span text:style-name="T21">Algyroides</text:span><text:span text:style-name="T28"> </text:span><text:span text:style-name="T21">marchi</text:span></text:p>
          </table:table-cell>
          <table:table-cell table:style-name="ce57" office:value-type="string">
            <text:p><text:span text:style-name="T42">lagartija</text:span><text:span text:style-name="T44"> </text:span><text:span text:style-name="T42">de</text:span><text:span text:style-name="T43"> </text:span><text:span text:style-name="T44">Valverde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1">
          <table:table-cell table:style-name="ce12"/>
          <table:table-cell/>
          <table:table-cell table:style-name="ce50" office:value-type="string">
            <text:p><text:span text:style-name="T19">Gallotia </text:span><text:span text:style-name="T21">atlantica</text:span></text:p>
          </table:table-cell>
          <table:table-cell table:style-name="ce57" office:value-type="string">
            <text:p><text:span text:style-name="T42">lagarto </text:span><text:span text:style-name="T44">atlántico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12"/>
          <table:table-cell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7">
          <table:table-cell table:style-name="ce13"/>
          <table:table-cell/>
          <table:table-cell table:style-name="ce50" office:value-type="string">
            <text:p><text:span text:style-name="T19">Galliota </text:span><text:span text:style-name="T21">caesaris</text:span></text:p>
          </table:table-cell>
          <table:table-cell table:style-name="ce57" office:value-type="string">
            <text:p><text:span text:style-name="T42">lagarto de </text:span><text:span text:style-name="T44">Lehrs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19">Galliota </text:span><text:span text:style-name="T21">galloti</text:span></text:p>
          </table:table-cell>
          <table:table-cell table:style-name="ce57" office:value-type="string">
            <text:p><text:span text:style-name="T42">lagarto </text:span><text:span text:style-name="T44">tizón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19">Galliota </text:span><text:span text:style-name="T21">intermedia</text:span></text:p>
          </table:table-cell>
          <table:table-cell table:style-name="ce57" office:value-type="string">
            <text:p><text:span text:style-name="T42">lagarto canario </text:span><text:span text:style-name="T44">motead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Galliota </text:span><text:span text:style-name="T21">stehlin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Gran </text:span><text:span text:style-name="T44">Canaria</text:span></text:p>
          </table:table-cell>
          <table:table-cell table:style-name="ce66"/>
          <table:table-cell table:style-name="ce57" office:value-type="string">
            <text:p>Preocupación menor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Galliota </text:span><text:span text:style-name="T21">simonyi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El </text:span><text:span text:style-name="T44">Hierro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7">
          <table:table-cell table:style-name="ce13"/>
          <table:table-cell/>
          <table:table-cell table:style-name="ce50" office:value-type="string">
            <text:p><text:span text:style-name="T19">Galliota </text:span><text:span text:style-name="T21">gomerana</text:span></text:p>
          </table:table-cell>
          <table:table-cell table:style-name="ce57" office:value-type="string">
            <text:p><text:span text:style-name="T42">lagarto gigante de </text:span><text:span text:style-name="T45">La</text:span></text:p>
            <text:p>Gomera</text:p>
          </table:table-cell>
          <table:table-cell table:style-name="ce66"/>
          <table:table-cell table:style-name="ce60"/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Galliota </text:span><text:span text:style-name="T21">auaritae</text:span></text:p>
          </table:table-cell>
          <table:table-cell table:style-name="ce57" office:value-type="string">
            <text:p><text:span text:style-name="T42">lagarto</text:span><text:span text:style-name="T47"> </text:span><text:span text:style-name="T42">gigante</text:span><text:span text:style-name="T46"> </text:span><text:span text:style-name="T42">de</text:span><text:span text:style-name="T46"> </text:span><text:span text:style-name="T42">La </text:span><text:span text:style-name="T44">Palm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Iberolacerta</text:span><text:span text:style-name="T29"> </text:span><text:span text:style-name="T21">monticola</text:span></text:p>
          </table:table-cell>
          <table:table-cell table:style-name="ce57" office:value-type="string">
            <text:p><text:span text:style-name="T42">lagartija serrana </text:span><text:span text:style-name="T44">ibérica</text:span></text:p>
          </table:table-cell>
          <table:table-cell table:style-name="ce66"/>
          <table:table-cell table:style-name="ce57" office:value-type="string">
            <text:p>Vulnerable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Iberolacerta</text:span><text:span text:style-name="T29"> </text:span><text:span text:style-name="T21">bonnali</text:span></text:p>
          </table:table-cell>
          <table:table-cell table:style-name="ce57" office:value-type="string">
            <text:p><text:span text:style-name="T42">lagartija </text:span><text:span text:style-name="T44">pirenaic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19">Iberolacerta</text:span><text:span text:style-name="T30"> </text:span><text:span text:style-name="T21">aurelioi</text:span></text:p>
          </table:table-cell>
          <table:table-cell table:style-name="ce57" office:value-type="string">
            <text:p><text:span text:style-name="T42">lagartija </text:span><text:span text:style-name="T44">pallares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1">
          <table:table-cell table:style-name="ce30"/>
          <table:table-cell/>
          <table:table-cell table:style-name="ce50" office:value-type="string">
            <text:p><text:span text:style-name="T19">Iberolacerta</text:span><text:span text:style-name="T29"> </text:span><text:span text:style-name="T21">aranica</text:span></text:p>
          </table:table-cell>
          <table:table-cell table:style-name="ce57" office:value-type="string">
            <text:p><text:span text:style-name="T42">lagartija </text:span><text:span text:style-name="T44">aránic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 table:style-name="ce4"/>
          <table:table-cell/>
          <table:table-cell table:style-name="ce50" office:value-type="string">
            <text:p><text:span text:style-name="T19">Iberolacerta</text:span><text:span text:style-name="T30"> </text:span><text:span text:style-name="T21">cyreni</text:span></text:p>
          </table:table-cell>
          <table:table-cell table:style-name="ce57" office:value-type="string">
            <text:p><text:span text:style-name="T42">lagartija </text:span><text:span text:style-name="T44">serrana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Iberolacerta martinezricai</text:p>
          </table:table-cell>
          <table:table-cell table:style-name="ce57" office:value-type="string">
            <text:p><text:span text:style-name="T42">lagartija </text:span><text:span text:style-name="T44">batueca</text:span></text:p>
          </table:table-cell>
          <table:table-cell table:style-name="ce66"/>
          <table:table-cell table:style-name="ce57" office:value-type="string">
            <text:p><text:span text:style-name="T42">En peligro </text:span><text:span text:style-name="T44">crítico</text:span>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19">Iberolacerta</text:span><text:span text:style-name="T29"> </text:span><text:span text:style-name="T21">galani</text:span></text:p>
          </table:table-cell>
          <table:table-cell table:style-name="ce57" office:value-type="string">
            <text:p><text:span text:style-name="T42">lagartija </text:span><text:span text:style-name="T44">leonesa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 table:style-name="ce13"/>
          <table:table-cell/>
          <table:table-cell table:style-name="ce7" table:number-columns-repeated="2"/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3"/>
          <table:table-cell/>
          <table:table-cell table:style-name="ce52" office:value-type="string">
            <text:p><text:span text:style-name="T19">Lacerta </text:span><text:span text:style-name="T21">agilis</text:span></text:p>
          </table:table-cell>
          <table:table-cell table:style-name="ce59" office:value-type="string">
            <text:p><text:span text:style-name="T42">lagarto ágil del </text:span><text:span text:style-name="T44">Pirineo</text:span>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19">Lacerta </text:span><text:span text:style-name="T21">schreiberi</text:span></text:p>
          </table:table-cell>
          <table:table-cell table:style-name="ce57" office:value-type="string">
            <text:p><text:span text:style-name="T42">lagarto </text:span><text:span text:style-name="T44">verdinegro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19">Lacerta </text:span><text:span text:style-name="T21">bilineata</text:span></text:p>
          </table:table-cell>
          <table:table-cell table:style-name="ce57" office:value-type="string">
            <text:p><text:span text:style-name="T42">lagarto </text:span><text:span text:style-name="T44">verde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13"/>
          <table:table-cell/>
          <table:table-cell table:style-name="ce50" office:value-type="string">
            <text:p><text:span text:style-name="T21">Podarcis</text:span><text:span text:style-name="T28"> </text:span><text:span text:style-name="T21">vaucheri</text:span></text:p>
          </table:table-cell>
          <table:table-cell table:style-name="ce57" office:value-type="string">
            <text:p><text:span text:style-name="T42">lagartija </text:span><text:span text:style-name="T44">andaluza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21">Podarcis</text:span><text:span text:style-name="T28"> </text:span><text:span text:style-name="T21">atrata</text:span></text:p>
          </table:table-cell>
          <table:table-cell table:style-name="ce57" office:value-type="string">
            <text:p><text:span text:style-name="T42">lagartija</text:span><text:span text:style-name="T47"> </text:span><text:span text:style-name="T42">de</text:span><text:span text:style-name="T46"> </text:span><text:span text:style-name="T42">las </text:span><text:span text:style-name="T44">Columbretes</text:span></text:p>
          </table:table-cell>
          <table:table-cell table:style-name="ce66"/>
          <table:table-cell table:style-name="ce60"/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21">Podarcis</text:span><text:span text:style-name="T28"> </text:span><text:span text:style-name="T21">muralis</text:span></text:p>
          </table:table-cell>
          <table:table-cell table:style-name="ce57" office:value-type="string">
            <text:p><text:span text:style-name="T42">lagartija </text:span><text:span text:style-name="T44">roquer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7">
          <table:table-cell table:style-name="ce13"/>
          <table:table-cell/>
          <table:table-cell table:style-name="ce50" office:value-type="string">
            <text:p><text:span text:style-name="T21">Podarcis</text:span><text:span text:style-name="T28"> </text:span><text:span text:style-name="T21">bocagei</text:span></text:p>
          </table:table-cell>
          <table:table-cell table:style-name="ce57" office:value-type="string">
            <text:p><text:span text:style-name="T42">lagartija de </text:span><text:span text:style-name="T44">Bocage</text:span></text:p>
          </table:table-cell>
          <table:table-cell table:style-name="ce66"/>
          <table:table-cell table:style-name="ce57" office:value-type="string">
            <text:p>Preocupación</text:p>
            <text:p>menor</text:p>
          </table:table-cell>
          <table:table-cell/>
        </table:table-row>
        <table:table-row table:style-name="ro1">
          <table:table-cell table:style-name="ce14"/>
          <table:table-cell/>
          <table:table-cell table:style-name="ce50" office:value-type="string">
            <text:p><text:span text:style-name="T21">Podarcis</text:span><text:span text:style-name="T28"> </text:span><text:span text:style-name="T21">carbonelli</text:span></text:p>
          </table:table-cell>
          <table:table-cell table:style-name="ce57" office:value-type="string">
            <text:p><text:span text:style-name="T42">lagartija de </text:span><text:span text:style-name="T44">Carbonell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21">Podarcis</text:span><text:span text:style-name="T28"> </text:span><text:span text:style-name="T21">pityusensis</text:span></text:p>
          </table:table-cell>
          <table:table-cell table:style-name="ce57" office:value-type="string">
            <text:p><text:span text:style-name="T42">lagartija</text:span><text:span text:style-name="T48"> </text:span><text:span text:style-name="T42">de</text:span><text:span text:style-name="T49"> </text:span><text:span text:style-name="T42">las</text:span><text:span text:style-name="T49"> </text:span><text:span text:style-name="T44">Pitiusas</text:span></text:p>
          </table:table-cell>
          <table:table-cell table:style-name="ce66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3">
          <table:table-cell table:style-name="ce13"/>
          <table:table-cell/>
          <table:table-cell table:style-name="ce50" office:value-type="string">
            <text:p><text:span text:style-name="T21">Podarcis</text:span><text:span text:style-name="T28"> </text:span><text:span text:style-name="T21">lilfordi</text:span></text:p>
          </table:table-cell>
          <table:table-cell table:style-name="ce57" office:value-type="string">
            <text:p><text:span text:style-name="T42">lagartija </text:span><text:span text:style-name="T44">balear</text:span></text:p>
          </table:table-cell>
          <table:table-cell table:style-name="ce66"/>
          <table:table-cell table:style-name="ce57" office:value-type="string">
            <text:p><text:span text:style-name="T42">En </text:span><text:span text:style-name="T44">peligro</text:span></text:p>
          </table:table-cell>
          <table:table-cell/>
        </table:table-row>
        <table:table-row table:style-name="ro2">
          <table:table-cell table:style-name="ce14"/>
          <table:table-cell/>
          <table:table-cell table:style-name="ce50" office:value-type="string">
            <text:p><text:span text:style-name="T21">Psammodromus</text:span><text:span text:style-name="T22"> </text:span><text:span text:style-name="T21">algirus</text:span></text:p>
          </table:table-cell>
          <table:table-cell table:style-name="ce57" office:value-type="string">
            <text:p><text:span text:style-name="T42">lagartija </text:span><text:span text:style-name="T44">colirroja</text:span></text:p>
          </table:table-cell>
          <table:table-cell table:style-name="ce60" table:number-columns-repeated="2"/>
          <table:table-cell/>
        </table:table-row>
        <table:table-row table:style-name="ro2">
          <table:table-cell table:style-name="ce26" table:number-columns-repeated="2"/>
          <table:table-cell table:style-name="ce50" office:value-type="string">
            <text:p>Psammodromus hispanicus</text:p>
          </table:table-cell>
          <table:table-cell table:style-name="ce57" office:value-type="string">
            <text:p><text:span text:style-name="T42">lagartija </text:span><text:span text:style-name="T44">cenicient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 table:style-name="ce7" table:number-columns-repeated="2"/>
          <table:table-cell table:style-name="ce50" office:value-type="string">
            <text:p><text:span text:style-name="T21">Psammodromus</text:span><text:span text:style-name="T22"> </text:span><text:span text:style-name="T21">blanci</text:span></text:p>
          </table:table-cell>
          <table:table-cell table:style-name="ce57" office:value-type="string">
            <text:p>lagartija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a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21">Scelarcis</text:span><text:span text:style-name="T31"> </text:span><text:span text:style-name="T21">perspicillata</text:span></text:p>
          </table:table-cell>
          <table:table-cell table:style-name="ce57" office:value-type="string">
            <text:p><text:span text:style-name="T42">lagartija de </text:span><text:span text:style-name="T44">Marrueco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Timon</text:span><text:span text:style-name="T29"> </text:span><text:span text:style-name="T21">lepidus</text:span></text:p>
          </table:table-cell>
          <table:table-cell table:style-name="ce57" office:value-type="string">
            <text:p><text:span text:style-name="T42">lagarto </text:span><text:span text:style-name="T44">ocelado</text:span></text:p>
          </table:table-cell>
          <table:table-cell table:style-name="ce60"/>
          <table:table-cell table:style-name="ce57" office:value-type="string">
            <text:p><text:span text:style-name="T42">Casi </text:span><text:span text:style-name="T44">amenaz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Timon</text:span><text:span text:style-name="T29"> </text:span><text:span text:style-name="T21">tangitanus</text:span></text:p>
          </table:table-cell>
          <table:table-cell table:style-name="ce57" office:value-type="string">
            <text:p><text:span text:style-name="T42">lagarto ocelado del</text:span><text:span text:style-name="T46"> </text:span><text:span text:style-name="T44">Atlas</text:span></text:p>
          </table:table-cell>
          <table:table-cell table:style-name="ce60"/>
          <table:table-cell table:style-name="ce57" office:value-type="string">
            <text:p><text:span text:style-name="T42">No </text:span><text:span text:style-name="T44">evaluado</text:span></text:p>
          </table:table-cell>
          <table:table-cell/>
        </table:table-row>
        <table:table-row table:style-name="ro2">
          <table:table-cell/>
          <table:table-cell table:style-name="ce8"/>
          <table:table-cell table:style-name="ce50" office:value-type="string">
            <text:p><text:span text:style-name="T19">Zootoca </text:span><text:span text:style-name="T21">vivipara</text:span></text:p>
          </table:table-cell>
          <table:table-cell table:style-name="ce57" office:value-type="string">
            <text:p><text:span text:style-name="T42">lagartija de </text:span><text:span text:style-name="T44">turbera</text:span></text:p>
          </table:table-cell>
          <table:table-cell table:style-name="ce60"/>
          <table:table-cell table:style-name="ce57" office:value-type="string">
            <text:p>Preocupación menor</text:p>
          </table:table-cell>
          <table:table-cell/>
        </table:table-row>
        <table:table-row table:style-name="ro2">
          <table:table-cell/>
          <table:table-cell table:style-name="ce8"/>
          <table:table-cell table:number-columns-repeated="5"/>
        </table:table-row>
        <table:table-row table:style-name="ro2">
          <table:table-cell/>
          <table:table-cell table:style-name="ce8"/>
          <table:table-cell table:style-name="ce54"/>
          <table:table-cell/>
          <table:table-cell table:style-name="ce26" table:number-columns-repeated="2"/>
          <table:table-cell/>
        </table:table-row>
        <table:table-row table:style-name="ro2">
          <table:table-cell/>
          <table:table-cell table:style-name="ce8"/>
          <table:table-cell table:style-name="ce53"/>
          <table:table-cell/>
          <table:table-cell table:style-name="ce60" table:number-columns-repeated="2"/>
          <table:table-cell/>
        </table:table-row>
        <table:table-row table:style-name="ro2" table:number-rows-repeated="7">
          <table:table-cell/>
          <table:table-cell table:style-name="ce8"/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6"/>
        </table:table-row>
        <table:table-row table:style-name="ro2">
          <table:table-cell/>
          <table:table-cell table:style-name="ce8"/>
          <table:table-cell table:number-columns-repeated="5"/>
        </table:table-row>
        <table:table-row table:style-name="ro2">
          <table:table-cell table:style-name="ce27"/>
          <table:table-cell table:style-name="ce8"/>
          <table:table-cell table:number-columns-repeated="5"/>
        </table:table-row>
        <table:table-row table:style-name="ro2">
          <table:table-cell table:style-name="ce4"/>
          <table:table-cell table:style-name="ce39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5"/>
        </table:table-row>
        <table:table-row table:style-name="ro2" table:number-rows-repeated="2">
          <table:table-cell table:style-name="ce4"/>
          <table:table-cell table:style-name="ce8"/>
          <table:table-cell table:number-columns-repeated="5"/>
        </table:table-row>
        <table:table-row table:style-name="ro2" table:number-rows-repeated="14">
          <table:table-cell/>
          <table:table-cell table:style-name="ce8"/>
          <table:table-cell table:number-columns-repeated="5"/>
        </table:table-row>
        <table:table-row table:style-name="ro2">
          <table:table-cell table:style-name="ce5" table:number-columns-repeated="2"/>
          <table:table-cell table:number-columns-repeated="5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26" table:number-columns-repeated="2"/>
          <table:table-cell table:number-columns-repeated="5"/>
        </table:table-row>
        <table:table-row table:style-name="ro2">
          <table:table-cell table:style-name="ce7" table:number-columns-repeated="2"/>
          <table:table-cell table:number-columns-repeated="5"/>
        </table:table-row>
        <table:table-row table:style-name="ro2">
          <table:table-cell/>
          <table:table-cell table:style-name="ce39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 table:style-name="ce7"/>
          <table:table-cell table:style-name="ce38"/>
          <table:table-cell table:number-columns-repeated="5"/>
        </table:table-row>
        <table:table-row table:style-name="ro2">
          <table:table-cell/>
          <table:table-cell table:style-name="ce7"/>
          <table:table-cell table:number-columns-repeated="5"/>
        </table:table-row>
        <table:table-row table:style-name="ro2" table:number-rows-repeated="5">
          <table:table-cell/>
          <table:table-cell table:style-name="ce8"/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7"/>
          <table:table-cell table:number-columns-repeated="5"/>
        </table:table-row>
        <table:table-row table:style-name="ro2" table:number-rows-repeated="3">
          <table:table-cell table:style-name="ce4"/>
          <table:table-cell table:style-name="ce8"/>
          <table:table-cell table:number-columns-repeated="5"/>
        </table:table-row>
        <table:table-row table:style-name="ro2" table:number-rows-repeated="2">
          <table:table-cell/>
          <table:table-cell table:style-name="ce8"/>
          <table:table-cell table:number-columns-repeated="5"/>
        </table:table-row>
        <table:table-row table:style-name="ro2">
          <table:table-cell/>
          <table:table-cell table:style-name="ce39"/>
          <table:table-cell table:number-columns-repeated="5"/>
        </table:table-row>
        <table:table-row table:style-name="ro2" table:number-rows-repeated="5">
          <table:table-cell/>
          <table:table-cell table:style-name="ce8"/>
          <table:table-cell table:number-columns-repeated="5"/>
        </table:table-row>
        <table:table-row table:style-name="ro2">
          <table:table-cell table:style-name="ce5" table:number-columns-repeated="2"/>
          <table:table-cell table:number-columns-repeated="5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26" table:number-columns-repeated="2"/>
          <table:table-cell table:number-columns-repeated="5"/>
        </table:table-row>
        <table:table-row table:style-name="ro2">
          <table:table-cell table:style-name="ce7" table:number-columns-repeated="2"/>
          <table:table-cell table:number-columns-repeated="5"/>
        </table:table-row>
        <table:table-row table:style-name="ro2" table:number-rows-repeated="15">
          <table:table-cell/>
          <table:table-cell table:style-name="ce8"/>
          <table:table-cell table:number-columns-repeated="5"/>
        </table:table-row>
        <table:table-row table:style-name="ro2">
          <table:table-cell table:style-name="ce27"/>
          <table:table-cell table:style-name="ce8"/>
          <table:table-cell table:number-columns-repeated="5"/>
        </table:table-row>
        <table:table-row table:style-name="ro2">
          <table:table-cell table:style-name="ce4"/>
          <table:table-cell table:style-name="ce39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5"/>
        </table:table-row>
        <table:table-row table:style-name="ro2" table:number-rows-repeated="2">
          <table:table-cell table:style-name="ce4"/>
          <table:table-cell table:style-name="ce8"/>
          <table:table-cell table:number-columns-repeated="5"/>
        </table:table-row>
        <table:table-row table:style-name="ro2" table:number-rows-repeated="14">
          <table:table-cell/>
          <table:table-cell table:style-name="ce8"/>
          <table:table-cell table:number-columns-repeated="5"/>
        </table:table-row>
        <table:table-row table:style-name="ro2">
          <table:table-cell table:style-name="ce5" table:number-columns-repeated="2"/>
          <table:table-cell table:number-columns-repeated="5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26" table:number-columns-repeated="2"/>
          <table:table-cell table:style-name="ce54"/>
          <table:table-cell table:style-name="ce26" table:number-columns-repeated="3"/>
          <table:table-cell/>
        </table:table-row>
        <table:table-row table:style-name="ro2">
          <table:table-cell table:style-name="ce7"/>
          <table:table-cell table:style-name="ce38"/>
          <table:table-cell table:style-name="ce53"/>
          <table:table-cell table:style-name="ce57"/>
          <table:table-cell table:style-name="ce60" table:number-columns-repeated="2"/>
          <table:table-cell/>
        </table:table-row>
        <table:table-row table:style-name="ro1">
          <table:table-cell table:style-name="ce28"/>
          <table:table-cell table:number-columns-repeated="6"/>
        </table:table-row>
        <table:table-row table:style-name="ro1">
          <table:table-cell table:style-name="ce29"/>
          <table:table-cell table:number-columns-repeated="6"/>
        </table:table-row>
        <table:table-row table:style-name="ro1">
          <table:table-cell table:style-name="ce30"/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1">
          <table:table-cell table:style-name="ce31"/>
          <table:table-cell table:number-columns-repeated="6"/>
        </table:table-row>
        <table:table-row table:style-name="ro1">
          <table:table-cell table:style-name="ce12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1" table:number-rows-repeated="2">
          <table:table-cell table:style-name="ce14"/>
          <table:table-cell table:number-columns-repeated="6"/>
        </table:table-row>
        <table:table-row table:style-name="ro1">
          <table:table-cell table:style-name="ce32"/>
          <table:table-cell table:number-columns-repeated="6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table:style-name="ce34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30"/>
          <table:table-cell table:number-columns-repeated="6"/>
        </table:table-row>
        <table:table-row table:style-name="ro1" table:number-rows-repeated="2">
          <table:table-cell table:style-name="ce35"/>
          <table:table-cell table:number-columns-repeated="6"/>
        </table:table-row>
        <table:table-row table:style-name="ro1" table:number-rows-repeated="2">
          <table:table-cell table:style-name="ce12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 table:number-rows-repeated="2">
          <table:table-cell table:style-name="ce14"/>
          <table:table-cell table:number-columns-repeated="6"/>
        </table:table-row>
        <table:table-row table:style-name="ro3" table:number-rows-repeated="7">
          <table:table-cell table:style-name="ce13"/>
          <table:table-cell table:number-columns-repeated="6"/>
        </table:table-row>
        <table:table-row table:style-name="ro1">
          <table:table-cell table:style-name="ce30"/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1" table:number-rows-repeated="2">
          <table:table-cell table:style-name="ce14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1">
          <table:table-cell table:style-name="ce26" table:number-columns-repeated="2"/>
          <table:table-cell table:number-columns-repeated="5"/>
        </table:table-row>
        <table:table-row table:style-name="ro2">
          <table:table-cell table:style-name="ce7" table:number-columns-repeated="2"/>
          <table:table-cell table:number-columns-repeated="5"/>
        </table:table-row>
        <table:table-row table:style-name="ro2">
          <table:table-cell/>
          <table:table-cell table:style-name="ce39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 table:number-rows-repeated="2">
          <table:table-cell table:style-name="ce4"/>
          <table:table-cell table:style-name="ce38"/>
          <table:table-cell table:number-columns-repeated="5"/>
        </table:table-row>
        <table:table-row table:style-name="ro2">
          <table:table-cell table:style-name="ce4"/>
          <table:table-cell table:style-name="ce6"/>
          <table:table-cell table:number-columns-repeated="5"/>
        </table:table-row>
        <table:table-row table:style-name="ro2">
          <table:table-cell/>
          <table:table-cell table:style-name="ce38"/>
          <table:table-cell table:number-columns-repeated="5"/>
        </table:table-row>
        <table:table-row table:style-name="ro2">
          <table:table-cell table:style-name="ce5"/>
          <table:table-cell table:style-name="ce38"/>
          <table:table-cell table:number-columns-repeated="5"/>
        </table:table-row>
        <table:table-row table:style-name="ro2">
          <table:table-cell table:style-name="ce6" table:number-columns-repeated="2"/>
          <table:table-cell table:number-columns-repeated="5"/>
        </table:table-row>
        <table:table-row table:style-name="ro2">
          <table:table-cell table:style-name="ce7"/>
          <table:table-cell table:style-name="ce38"/>
          <table:table-cell table:number-columns-repeated="5"/>
        </table:table-row>
        <table:table-row table:style-name="ro2">
          <table:table-cell/>
          <table:table-cell table:style-name="ce7"/>
          <table:table-cell table:number-columns-repeated="5"/>
        </table:table-row>
        <table:table-row table:style-name="ro2" table:number-rows-repeated="5">
          <table:table-cell/>
          <table:table-cell table:style-name="ce8"/>
          <table:table-cell table:number-columns-repeated="5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table:style-name="ce7"/>
          <table:table-cell table:number-columns-repeated="5"/>
        </table:table-row>
        <table:table-row table:style-name="ro2" table:number-rows-repeated="3">
          <table:table-cell table:style-name="ce4"/>
          <table:table-cell table:style-name="ce8"/>
          <table:table-cell table:number-columns-repeated="5"/>
        </table:table-row>
        <table:table-row table:style-name="ro2" table:number-rows-repeated="2">
          <table:table-cell/>
          <table:table-cell table:style-name="ce8"/>
          <table:table-cell table:number-columns-repeated="5"/>
        </table:table-row>
        <table:table-row table:style-name="ro2">
          <table:table-cell/>
          <table:table-cell table:style-name="ce39"/>
          <table:table-cell table:number-columns-repeated="5"/>
        </table:table-row>
        <table:table-row table:style-name="ro2" table:number-rows-repeated="5">
          <table:table-cell/>
          <table:table-cell table:style-name="ce8"/>
          <table:table-cell table:number-columns-repeated="5"/>
        </table:table-row>
        <table:table-row table:style-name="ro2">
          <table:table-cell table:style-name="ce5" table:number-columns-repeated="2"/>
          <table:table-cell table:number-columns-repeated="5"/>
        </table:table-row>
        <table:table-row table:style-name="ro1">
          <table:table-cell table:style-name="ce26" table:number-columns-repeated="2"/>
          <table:table-cell table:number-columns-repeated="5"/>
        </table:table-row>
        <table:table-row table:style-name="ro2">
          <table:table-cell table:style-name="ce7" table:number-columns-repeated="2"/>
          <table:table-cell table:number-columns-repeated="5"/>
        </table:table-row>
        <table:table-row table:style-name="ro2" table:number-rows-repeated="15">
          <table:table-cell/>
          <table:table-cell table:style-name="ce8"/>
          <table:table-cell table:number-columns-repeated="5"/>
        </table:table-row>
        <table:table-row table:style-name="ro2">
          <table:table-cell table:style-name="ce27"/>
          <table:table-cell table:style-name="ce8"/>
          <table:table-cell table:number-columns-repeated="5"/>
        </table:table-row>
        <table:table-row table:style-name="ro2">
          <table:table-cell table:style-name="ce4"/>
          <table:table-cell table:style-name="ce39"/>
          <table:table-cell table:number-columns-repeated="5"/>
        </table:table-row>
        <table:table-row table:style-name="ro2">
          <table:table-cell table:style-name="ce4" table:number-columns-repeated="2"/>
          <table:table-cell table:number-columns-repeated="5"/>
        </table:table-row>
        <table:table-row table:style-name="ro2" table:number-rows-repeated="2">
          <table:table-cell table:style-name="ce4"/>
          <table:table-cell table:style-name="ce8"/>
          <table:table-cell table:number-columns-repeated="5"/>
        </table:table-row>
        <table:table-row table:style-name="ro2" table:number-rows-repeated="14">
          <table:table-cell/>
          <table:table-cell table:style-name="ce8"/>
          <table:table-cell table:number-columns-repeated="5"/>
        </table:table-row>
        <table:table-row table:style-name="ro2">
          <table:table-cell table:style-name="ce5" table:number-columns-repeated="2"/>
          <table:table-cell table:number-columns-repeated="5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26" table:number-columns-repeated="2"/>
          <table:table-cell table:number-columns-repeated="5"/>
        </table:table-row>
        <table:table-row table:style-name="ro2">
          <table:table-cell table:style-name="ce7"/>
          <table:table-cell table:style-name="ce38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8"/>
          <table:table-cell table:number-columns-repeated="6"/>
        </table:table-row>
        <table:table-row table:style-name="ro1">
          <table:table-cell table:style-name="ce29"/>
          <table:table-cell table:number-columns-repeated="6"/>
        </table:table-row>
        <table:table-row table:style-name="ro1">
          <table:table-cell table:style-name="ce30"/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1">
          <table:table-cell table:style-name="ce31"/>
          <table:table-cell table:number-columns-repeated="6"/>
        </table:table-row>
        <table:table-row table:style-name="ro1">
          <table:table-cell table:style-name="ce12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1" table:number-rows-repeated="2">
          <table:table-cell table:style-name="ce14"/>
          <table:table-cell table:number-columns-repeated="6"/>
        </table:table-row>
        <table:table-row table:style-name="ro1">
          <table:table-cell table:style-name="ce32"/>
          <table:table-cell table:number-columns-repeated="6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1">
          <table:table-cell table:style-name="ce33"/>
          <table:table-cell table:number-columns-repeated="6"/>
        </table:table-row>
        <table:table-row table:style-name="ro1">
          <table:table-cell table:style-name="ce34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30"/>
          <table:table-cell table:number-columns-repeated="6"/>
        </table:table-row>
        <table:table-row table:style-name="ro1" table:number-rows-repeated="2">
          <table:table-cell table:style-name="ce35"/>
          <table:table-cell table:number-columns-repeated="6"/>
        </table:table-row>
        <table:table-row table:style-name="ro1" table:number-rows-repeated="2">
          <table:table-cell table:style-name="ce12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 table:number-rows-repeated="2">
          <table:table-cell table:style-name="ce14"/>
          <table:table-cell table:number-columns-repeated="6"/>
        </table:table-row>
        <table:table-row table:style-name="ro3" table:number-rows-repeated="7">
          <table:table-cell table:style-name="ce13"/>
          <table:table-cell table:number-columns-repeated="6"/>
        </table:table-row>
        <table:table-row table:style-name="ro1">
          <table:table-cell table:style-name="ce30"/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1" table:number-rows-repeated="2">
          <table:table-cell table:style-name="ce14"/>
          <table:table-cell table:number-columns-repeated="6"/>
        </table:table-row>
        <table:table-row table:style-name="ro3">
          <table:table-cell table:style-name="ce13"/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3" table:number-rows-repeated="2">
          <table:table-cell table:style-name="ce13"/>
          <table:table-cell table:number-columns-repeated="6"/>
        </table:table-row>
        <table:table-row table:style-name="ro3">
          <table:table-cell table:style-name="ce14"/>
          <table:table-cell table:number-columns-repeated="6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2">22/10/2025</text:date>, <text:time>12:03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2T11:46:31.26</meta:creation-date>
    <dc:date>2025-10-22T12:03:15.51</dc:date>
    <meta:editing-duration>PT52S</meta:editing-duration>
    <meta:editing-cycles>1</meta:editing-cycles>
    <meta:document-statistic meta:table-count="3" meta:cell-count="1042" meta:object-count="0"/>
    <meta:generator>OpenOffice/4.1.5$Win32 OpenOffice.org_project/415m1$Build-9789</meta:generator>
  </office:meta>
</office:document-meta>
</file>